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12.697cm" svg:y="1.853cm">
            <draw:object draw:notify-on-update-of-ranges="Foglio1.C1:Foglio1.C200 Foglio1.D1:Foglio1.D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ce7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QRT([.A1]+1)-SQRT([.A1])" office:value-type="float" office:value="0.414213562373095" calcext:value-type="float">
            <text:p>0,41</text:p>
          </table:table-cell>
          <table:table-cell table:formula="of:=[.B1]*[.$F$1]" office:value-type="float" office:value="20710.6781186547" calcext:value-type="float">
            <text:p>20711</text:p>
          </table:table-cell>
          <table:table-cell table:formula="of:=[.B1]*[.$F$2]" office:value-type="float" office:value="14497.4746830583" calcext:value-type="float">
            <text:p>14497</text:p>
          </table:table-cell>
          <table:table-cell table:formula="of:=[.B1]*[.$F$3]" office:value-type="float" office:value="8284.2712474619" calcext:value-type="float">
            <text:p>8284</text:p>
          </table:table-cell>
          <table:table-cell table:style-name="ce8" office:value-type="float" office:value="50000" calcext:value-type="float">
            <text:p>50000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SQRT([.A2]+1)-SQRT([.A2])" office:value-type="float" office:value="0.317837245195782" calcext:value-type="float">
            <text:p>0,32</text:p>
          </table:table-cell>
          <table:table-cell table:formula="of:=[.B2]*[.$F$1]" office:value-type="float" office:value="15891.8622597891" calcext:value-type="float">
            <text:p>15892</text:p>
          </table:table-cell>
          <table:table-cell table:formula="of:=[.B2]*[.$F$2]" office:value-type="float" office:value="11124.3035818524" calcext:value-type="float">
            <text:p>11124</text:p>
          </table:table-cell>
          <table:table-cell table:formula="of:=[.B2]*[.$F$3]" office:value-type="float" office:value="6356.74490391564" calcext:value-type="float">
            <text:p>6357</text:p>
          </table:table-cell>
          <table:table-cell table:style-name="ce8" office:value-type="float" office:value="35000" calcext:value-type="float">
            <text:p>35000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SQRT([.A3]+1)-SQRT([.A3])" office:value-type="float" office:value="0.267949192431123" calcext:value-type="float">
            <text:p>0,27</text:p>
          </table:table-cell>
          <table:table-cell table:formula="of:=[.B3]*[.$F$1]" office:value-type="float" office:value="13397.4596215562" calcext:value-type="float">
            <text:p>13397</text:p>
          </table:table-cell>
          <table:table-cell table:formula="of:=[.B3]*[.$F$2]" office:value-type="float" office:value="9378.22173508931" calcext:value-type="float">
            <text:p>9378</text:p>
          </table:table-cell>
          <table:table-cell table:formula="of:=[.B3]*[.$F$3]" office:value-type="float" office:value="5358.98384862246" calcext:value-type="float">
            <text:p>5359</text:p>
          </table:table-cell>
          <table:table-cell table:style-name="ce8" office:value-type="float" office:value="20000" calcext:value-type="float">
            <text:p>20000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SQRT([.A4]+1)-SQRT([.A4])" office:value-type="float" office:value="0.23606797749979" calcext:value-type="float">
            <text:p>0,24</text:p>
          </table:table-cell>
          <table:table-cell table:formula="of:=[.B4]*[.$F$1]" office:value-type="float" office:value="11803.3988749895" calcext:value-type="float">
            <text:p>11803</text:p>
          </table:table-cell>
          <table:table-cell table:formula="of:=[.B4]*[.$F$2]" office:value-type="float" office:value="8262.37921249265" calcext:value-type="float">
            <text:p>8262</text:p>
          </table:table-cell>
          <table:table-cell table:formula="of:=[.B4]*[.$F$3]" office:value-type="float" office:value="4721.3595499958" calcext:value-type="float">
            <text:p>4721</text:p>
          </table:table-cell>
          <table:table-cell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SQRT([.A5]+1)-SQRT([.A5])" office:value-type="float" office:value="0.213421765283388" calcext:value-type="float">
            <text:p>0,21</text:p>
          </table:table-cell>
          <table:table-cell table:formula="of:=[.B5]*[.$F$1]" office:value-type="float" office:value="10671.0882641694" calcext:value-type="float">
            <text:p>10671</text:p>
          </table:table-cell>
          <table:table-cell table:formula="of:=[.B5]*[.$F$2]" office:value-type="float" office:value="7469.76178491858" calcext:value-type="float">
            <text:p>7470</text:p>
          </table:table-cell>
          <table:table-cell table:formula="of:=[.B5]*[.$F$3]" office:value-type="float" office:value="4268.43530566776" calcext:value-type="float">
            <text:p>4268</text:p>
          </table:table-cell>
          <table:table-cell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SQRT([.A6]+1)-SQRT([.A6])" office:value-type="float" office:value="0.196261568281413" calcext:value-type="float">
            <text:p>0,20</text:p>
          </table:table-cell>
          <table:table-cell table:formula="of:=[.B6]*[.$F$1]" office:value-type="float" office:value="9813.07841407065" calcext:value-type="float">
            <text:p>9813</text:p>
          </table:table-cell>
          <table:table-cell table:formula="of:=[.B6]*[.$F$2]" office:value-type="float" office:value="6869.15488984946" calcext:value-type="float">
            <text:p>6869</text:p>
          </table:table-cell>
          <table:table-cell table:formula="of:=[.B6]*[.$F$3]" office:value-type="float" office:value="3925.23136562826" calcext:value-type="float">
            <text:p>3925</text:p>
          </table:table-cell>
          <table:table-cell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SQRT([.A7]+1)-SQRT([.A7])" office:value-type="float" office:value="0.1826758136816" calcext:value-type="float">
            <text:p>0,18</text:p>
          </table:table-cell>
          <table:table-cell table:formula="of:=[.B7]*[.$F$1]" office:value-type="float" office:value="9133.79068408" calcext:value-type="float">
            <text:p>9134</text:p>
          </table:table-cell>
          <table:table-cell table:formula="of:=[.B7]*[.$F$2]" office:value-type="float" office:value="6393.653478856" calcext:value-type="float">
            <text:p>6394</text:p>
          </table:table-cell>
          <table:table-cell table:formula="of:=[.B7]*[.$F$3]" office:value-type="float" office:value="3653.516273632" calcext:value-type="float">
            <text:p>3654</text:p>
          </table:table-cell>
          <table:table-cell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SQRT([.A8]+1)-SQRT([.A8])" office:value-type="float" office:value="0.17157287525381" calcext:value-type="float">
            <text:p>0,17</text:p>
          </table:table-cell>
          <table:table-cell table:formula="of:=[.B8]*[.$F$1]" office:value-type="float" office:value="8578.6437626905" calcext:value-type="float">
            <text:p>8579</text:p>
          </table:table-cell>
          <table:table-cell table:formula="of:=[.B8]*[.$F$2]" office:value-type="float" office:value="6005.05063388335" calcext:value-type="float">
            <text:p>6005</text:p>
          </table:table-cell>
          <table:table-cell table:formula="of:=[.B8]*[.$F$3]" office:value-type="float" office:value="3431.4575050762" calcext:value-type="float">
            <text:p>3431</text:p>
          </table:table-cell>
          <table:table-cell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SQRT([.A9]+1)-SQRT([.A9])" office:value-type="float" office:value="0.16227766016838" calcext:value-type="float">
            <text:p>0,16</text:p>
          </table:table-cell>
          <table:table-cell table:formula="of:=[.B9]*[.$F$1]" office:value-type="float" office:value="8113.883008419" calcext:value-type="float">
            <text:p>8114</text:p>
          </table:table-cell>
          <table:table-cell table:formula="of:=[.B9]*[.$F$2]" office:value-type="float" office:value="5679.7181058933" calcext:value-type="float">
            <text:p>5680</text:p>
          </table:table-cell>
          <table:table-cell table:formula="of:=[.B9]*[.$F$3]" office:value-type="float" office:value="3245.5532033676" calcext:value-type="float">
            <text:p>3246</text:p>
          </table:table-cell>
          <table:table-cell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SQRT([.A10]+1)-SQRT([.A10])" office:value-type="float" office:value="0.15434713018702" calcext:value-type="float">
            <text:p>0,15</text:p>
          </table:table-cell>
          <table:table-cell table:formula="of:=[.B10]*[.$F$1]" office:value-type="float" office:value="7717.356509351" calcext:value-type="float">
            <text:p>7717</text:p>
          </table:table-cell>
          <table:table-cell table:formula="of:=[.B10]*[.$F$2]" office:value-type="float" office:value="5402.1495565457" calcext:value-type="float">
            <text:p>5402</text:p>
          </table:table-cell>
          <table:table-cell table:formula="of:=[.B10]*[.$F$3]" office:value-type="float" office:value="3086.9426037404" calcext:value-type="float">
            <text:p>3087</text:p>
          </table:table-cell>
          <table:table-cell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SQRT([.A11]+1)-SQRT([.A11])" office:value-type="float" office:value="0.147476824782355" calcext:value-type="float">
            <text:p>0,15</text:p>
          </table:table-cell>
          <table:table-cell table:formula="of:=[.B11]*[.$F$1]" office:value-type="float" office:value="7373.84123911775" calcext:value-type="float">
            <text:p>7374</text:p>
          </table:table-cell>
          <table:table-cell table:formula="of:=[.B11]*[.$F$2]" office:value-type="float" office:value="5161.68886738243" calcext:value-type="float">
            <text:p>5162</text:p>
          </table:table-cell>
          <table:table-cell table:formula="of:=[.B11]*[.$F$3]" office:value-type="float" office:value="2949.5364956471" calcext:value-type="float">
            <text:p>2950</text:p>
          </table:table-cell>
          <table:table-cell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SQRT([.A12]+1)-SQRT([.A12])" office:value-type="float" office:value="0.141449660326235" calcext:value-type="float">
            <text:p>0,14</text:p>
          </table:table-cell>
          <table:table-cell table:formula="of:=[.B12]*[.$F$1]" office:value-type="float" office:value="7072.48301631175" calcext:value-type="float">
            <text:p>7072</text:p>
          </table:table-cell>
          <table:table-cell table:formula="of:=[.B12]*[.$F$2]" office:value-type="float" office:value="4950.73811141823" calcext:value-type="float">
            <text:p>4951</text:p>
          </table:table-cell>
          <table:table-cell table:formula="of:=[.B12]*[.$F$3]" office:value-type="float" office:value="2828.9932065247" calcext:value-type="float">
            <text:p>2829</text:p>
          </table:table-cell>
          <table:table-cell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SQRT([.A13]+1)-SQRT([.A13])" office:value-type="float" office:value="0.136106111309952" calcext:value-type="float">
            <text:p>0,14</text:p>
          </table:table-cell>
          <table:table-cell table:formula="of:=[.B13]*[.$F$1]" office:value-type="float" office:value="6805.3055654976" calcext:value-type="float">
            <text:p>6805</text:p>
          </table:table-cell>
          <table:table-cell table:formula="of:=[.B13]*[.$F$2]" office:value-type="float" office:value="4763.71389584832" calcext:value-type="float">
            <text:p>4764</text:p>
          </table:table-cell>
          <table:table-cell table:formula="of:=[.B13]*[.$F$3]" office:value-type="float" office:value="2722.12222619904" calcext:value-type="float">
            <text:p>2722</text:p>
          </table:table-cell>
          <table:table-cell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SQRT([.A14]+1)-SQRT([.A14])" office:value-type="float" office:value="0.131325959433476" calcext:value-type="float">
            <text:p>0,13</text:p>
          </table:table-cell>
          <table:table-cell table:formula="of:=[.B14]*[.$F$1]" office:value-type="float" office:value="6566.2979716738" calcext:value-type="float">
            <text:p>6566</text:p>
          </table:table-cell>
          <table:table-cell table:formula="of:=[.B14]*[.$F$2]" office:value-type="float" office:value="4596.40858017166" calcext:value-type="float">
            <text:p>4596</text:p>
          </table:table-cell>
          <table:table-cell table:formula="of:=[.B14]*[.$F$3]" office:value-type="float" office:value="2626.51918866952" calcext:value-type="float">
            <text:p>2627</text:p>
          </table:table-cell>
          <table:table-cell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SQRT([.A15]+1)-SQRT([.A15])" office:value-type="float" office:value="0.127016653792583" calcext:value-type="float">
            <text:p>0,13</text:p>
          </table:table-cell>
          <table:table-cell table:formula="of:=[.B15]*[.$F$1]" office:value-type="float" office:value="6350.83268962915" calcext:value-type="float">
            <text:p>6351</text:p>
          </table:table-cell>
          <table:table-cell table:formula="of:=[.B15]*[.$F$2]" office:value-type="float" office:value="4445.58288274041" calcext:value-type="float">
            <text:p>4446</text:p>
          </table:table-cell>
          <table:table-cell table:formula="of:=[.B15]*[.$F$3]" office:value-type="float" office:value="2540.33307585166" calcext:value-type="float">
            <text:p>2540</text:p>
          </table:table-cell>
          <table:table-cell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SQRT([.A16]+1)-SQRT([.A16])" office:value-type="float" office:value="0.123105625617661" calcext:value-type="float">
            <text:p>0,12</text:p>
          </table:table-cell>
          <table:table-cell table:formula="of:=[.B16]*[.$F$1]" office:value-type="float" office:value="6155.28128088305" calcext:value-type="float">
            <text:p>6155</text:p>
          </table:table-cell>
          <table:table-cell table:formula="of:=[.B16]*[.$F$2]" office:value-type="float" office:value="4308.69689661814" calcext:value-type="float">
            <text:p>4309</text:p>
          </table:table-cell>
          <table:table-cell table:formula="of:=[.B16]*[.$F$3]" office:value-type="float" office:value="2462.11251235322" calcext:value-type="float">
            <text:p>2462</text:p>
          </table:table-cell>
          <table:table-cell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SQRT([.A17]+1)-SQRT([.A17])" office:value-type="float" office:value="0.119535061501624" calcext:value-type="float">
            <text:p>0,12</text:p>
          </table:table-cell>
          <table:table-cell table:formula="of:=[.B17]*[.$F$1]" office:value-type="float" office:value="5976.7530750812" calcext:value-type="float">
            <text:p>5977</text:p>
          </table:table-cell>
          <table:table-cell table:formula="of:=[.B17]*[.$F$2]" office:value-type="float" office:value="4183.72715255684" calcext:value-type="float">
            <text:p>4184</text:p>
          </table:table-cell>
          <table:table-cell table:formula="of:=[.B17]*[.$F$3]" office:value-type="float" office:value="2390.70123003248" calcext:value-type="float">
            <text:p>2391</text:p>
          </table:table-cell>
          <table:table-cell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SQRT([.A18]+1)-SQRT([.A18])" office:value-type="float" office:value="0.116258256421389" calcext:value-type="float">
            <text:p>0,12</text:p>
          </table:table-cell>
          <table:table-cell table:formula="of:=[.B18]*[.$F$1]" office:value-type="float" office:value="5812.91282106945" calcext:value-type="float">
            <text:p>5813</text:p>
          </table:table-cell>
          <table:table-cell table:formula="of:=[.B18]*[.$F$2]" office:value-type="float" office:value="4069.03897474862" calcext:value-type="float">
            <text:p>4069</text:p>
          </table:table-cell>
          <table:table-cell table:formula="of:=[.B18]*[.$F$3]" office:value-type="float" office:value="2325.16512842778" calcext:value-type="float">
            <text:p>2325</text:p>
          </table:table-cell>
          <table:table-cell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SQRT([.A19]+1)-SQRT([.A19])" office:value-type="float" office:value="0.113237011458906" calcext:value-type="float">
            <text:p>0,11</text:p>
          </table:table-cell>
          <table:table-cell table:formula="of:=[.B19]*[.$F$1]" office:value-type="float" office:value="5661.8505729453" calcext:value-type="float">
            <text:p>5662</text:p>
          </table:table-cell>
          <table:table-cell table:formula="of:=[.B19]*[.$F$2]" office:value-type="float" office:value="3963.29540106171" calcext:value-type="float">
            <text:p>3963</text:p>
          </table:table-cell>
          <table:table-cell table:formula="of:=[.B19]*[.$F$3]" office:value-type="float" office:value="2264.74022917812" calcext:value-type="float">
            <text:p>2265</text:p>
          </table:table-cell>
          <table:table-cell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SQRT([.A20]+1)-SQRT([.A20])" office:value-type="float" office:value="0.11043973995626" calcext:value-type="float">
            <text:p>0,11</text:p>
          </table:table-cell>
          <table:table-cell table:formula="of:=[.B20]*[.$F$1]" office:value-type="float" office:value="5521.986997813" calcext:value-type="float">
            <text:p>5522</text:p>
          </table:table-cell>
          <table:table-cell table:formula="of:=[.B20]*[.$F$2]" office:value-type="float" office:value="3865.3908984691" calcext:value-type="float">
            <text:p>3865</text:p>
          </table:table-cell>
          <table:table-cell table:formula="of:=[.B20]*[.$F$3]" office:value-type="float" office:value="2208.7947991252" calcext:value-type="float">
            <text:p>2209</text:p>
          </table:table-cell>
          <table:table-cell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SQRT([.A21]+1)-SQRT([.A21])" office:value-type="float" office:value="0.10784006486759" calcext:value-type="float">
            <text:p>0,11</text:p>
          </table:table-cell>
          <table:table-cell table:formula="of:=[.B21]*[.$F$1]" office:value-type="float" office:value="5392.0032433795" calcext:value-type="float">
            <text:p>5392</text:p>
          </table:table-cell>
          <table:table-cell table:formula="of:=[.B21]*[.$F$2]" office:value-type="float" office:value="3774.40227036565" calcext:value-type="float">
            <text:p>3774</text:p>
          </table:table-cell>
          <table:table-cell table:formula="of:=[.B21]*[.$F$3]" office:value-type="float" office:value="2156.8012973518" calcext:value-type="float">
            <text:p>2157</text:p>
          </table:table-cell>
          <table:table-cell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SQRT([.A22]+1)-SQRT([.A22])" office:value-type="float" office:value="0.105415763489289" calcext:value-type="float">
            <text:p>0,11</text:p>
          </table:table-cell>
          <table:table-cell table:formula="of:=[.B22]*[.$F$1]" office:value-type="float" office:value="5270.78817446445" calcext:value-type="float">
            <text:p>5271</text:p>
          </table:table-cell>
          <table:table-cell table:formula="of:=[.B22]*[.$F$2]" office:value-type="float" office:value="3689.55172212511" calcext:value-type="float">
            <text:p>3690</text:p>
          </table:table-cell>
          <table:table-cell table:formula="of:=[.B22]*[.$F$3]" office:value-type="float" office:value="2108.31526978578" calcext:value-type="float">
            <text:p>2108</text:p>
          </table:table-cell>
          <table:table-cell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SQRT([.A23]+1)-SQRT([.A23])" office:value-type="float" office:value="0.103147962253637" calcext:value-type="float">
            <text:p>0,10</text:p>
          </table:table-cell>
          <table:table-cell table:formula="of:=[.B23]*[.$F$1]" office:value-type="float" office:value="5157.39811268185" calcext:value-type="float">
            <text:p>5157</text:p>
          </table:table-cell>
          <table:table-cell table:formula="of:=[.B23]*[.$F$2]" office:value-type="float" office:value="3610.1786788773" calcext:value-type="float">
            <text:p>3610</text:p>
          </table:table-cell>
          <table:table-cell table:formula="of:=[.B23]*[.$F$3]" office:value-type="float" office:value="2062.95924507274" calcext:value-type="float">
            <text:p>2063</text:p>
          </table:table-cell>
          <table:table-cell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SQRT([.A24]+1)-SQRT([.A24])" office:value-type="float" office:value="0.101020514433644" calcext:value-type="float">
            <text:p>0,10</text:p>
          </table:table-cell>
          <table:table-cell table:formula="of:=[.B24]*[.$F$1]" office:value-type="float" office:value="5051.0257216822" calcext:value-type="float">
            <text:p>5051</text:p>
          </table:table-cell>
          <table:table-cell table:formula="of:=[.B24]*[.$F$2]" office:value-type="float" office:value="3535.71800517754" calcext:value-type="float">
            <text:p>3536</text:p>
          </table:table-cell>
          <table:table-cell table:formula="of:=[.B24]*[.$F$3]" office:value-type="float" office:value="2020.41028867288" calcext:value-type="float">
            <text:p>2020</text:p>
          </table:table-cell>
          <table:table-cell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SQRT([.A25]+1)-SQRT([.A25])" office:value-type="float" office:value="0.0990195135927845" calcext:value-type="float">
            <text:p>0,10</text:p>
          </table:table-cell>
          <table:table-cell table:formula="of:=[.B25]*[.$F$1]" office:value-type="float" office:value="4950.97567963922" calcext:value-type="float">
            <text:p>4951</text:p>
          </table:table-cell>
          <table:table-cell table:formula="of:=[.B25]*[.$F$2]" office:value-type="float" office:value="3465.68297574746" calcext:value-type="float">
            <text:p>3466</text:p>
          </table:table-cell>
          <table:table-cell table:formula="of:=[.B25]*[.$F$3]" office:value-type="float" office:value="1980.39027185569" calcext:value-type="float">
            <text:p>1980</text:p>
          </table:table-cell>
          <table:table-cell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SQRT([.A26]+1)-SQRT([.A26])" office:value-type="float" office:value="0.0971329091138475" calcext:value-type="float">
            <text:p>0,10</text:p>
          </table:table-cell>
          <table:table-cell table:formula="of:=[.B26]*[.$F$1]" office:value-type="float" office:value="4856.64545569238" calcext:value-type="float">
            <text:p>4857</text:p>
          </table:table-cell>
          <table:table-cell table:formula="of:=[.B26]*[.$F$2]" office:value-type="float" office:value="3399.65181898466" calcext:value-type="float">
            <text:p>3400</text:p>
          </table:table-cell>
          <table:table-cell table:formula="of:=[.B26]*[.$F$3]" office:value-type="float" office:value="1942.65818227695" calcext:value-type="float">
            <text:p>1943</text:p>
          </table:table-cell>
          <table:table-cell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SQRT([.A27]+1)-SQRT([.A27])" office:value-type="float" office:value="0.0953501994225494" calcext:value-type="float">
            <text:p>0,10</text:p>
          </table:table-cell>
          <table:table-cell table:formula="of:=[.B27]*[.$F$1]" office:value-type="float" office:value="4767.50997112747" calcext:value-type="float">
            <text:p>4768</text:p>
          </table:table-cell>
          <table:table-cell table:formula="of:=[.B27]*[.$F$2]" office:value-type="float" office:value="3337.25697978923" calcext:value-type="float">
            <text:p>3337</text:p>
          </table:table-cell>
          <table:table-cell table:formula="of:=[.B27]*[.$F$3]" office:value-type="float" office:value="1907.00398845099" calcext:value-type="float">
            <text:p>1907</text:p>
          </table:table-cell>
          <table:table-cell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SQRT([.A28]+1)-SQRT([.A28])" office:value-type="float" office:value="0.0936621850053223" calcext:value-type="float">
            <text:p>0,09</text:p>
          </table:table-cell>
          <table:table-cell table:formula="of:=[.B28]*[.$F$1]" office:value-type="float" office:value="4683.10925026612" calcext:value-type="float">
            <text:p>4683</text:p>
          </table:table-cell>
          <table:table-cell table:formula="of:=[.B28]*[.$F$2]" office:value-type="float" office:value="3278.17647518628" calcext:value-type="float">
            <text:p>3278</text:p>
          </table:table-cell>
          <table:table-cell table:formula="of:=[.B28]*[.$F$3]" office:value-type="float" office:value="1873.24370010645" calcext:value-type="float">
            <text:p>1873</text:p>
          </table:table-cell>
          <table:table-cell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SQRT([.A29]+1)-SQRT([.A29])" office:value-type="float" office:value="0.0920607679171575" calcext:value-type="float">
            <text:p>0,09</text:p>
          </table:table-cell>
          <table:table-cell table:formula="of:=[.B29]*[.$F$1]" office:value-type="float" office:value="4603.03839585788" calcext:value-type="float">
            <text:p>4603</text:p>
          </table:table-cell>
          <table:table-cell table:formula="of:=[.B29]*[.$F$2]" office:value-type="float" office:value="3222.12687710051" calcext:value-type="float">
            <text:p>3222</text:p>
          </table:table-cell>
          <table:table-cell table:formula="of:=[.B29]*[.$F$3]" office:value-type="float" office:value="1841.21535834315" calcext:value-type="float">
            <text:p>1841</text:p>
          </table:table-cell>
          <table:table-cell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SQRT([.A30]+1)-SQRT([.A30])" office:value-type="float" office:value="0.0905387877783603" calcext:value-type="float">
            <text:p>0,09</text:p>
          </table:table-cell>
          <table:table-cell table:formula="of:=[.B30]*[.$F$1]" office:value-type="float" office:value="4526.93938891802" calcext:value-type="float">
            <text:p>4527</text:p>
          </table:table-cell>
          <table:table-cell table:formula="of:=[.B30]*[.$F$2]" office:value-type="float" office:value="3168.85757224261" calcext:value-type="float">
            <text:p>3169</text:p>
          </table:table-cell>
          <table:table-cell table:formula="of:=[.B30]*[.$F$3]" office:value-type="float" office:value="1810.77575556721" calcext:value-type="float">
            <text:p>1811</text:p>
          </table:table-cell>
          <table:table-cell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SQRT([.A31]+1)-SQRT([.A31])" office:value-type="float" office:value="0.0890898866623591" calcext:value-type="float">
            <text:p>0,09</text:p>
          </table:table-cell>
          <table:table-cell table:formula="of:=[.B31]*[.$F$1]" office:value-type="float" office:value="4454.49433311796" calcext:value-type="float">
            <text:p>4454</text:p>
          </table:table-cell>
          <table:table-cell table:formula="of:=[.B31]*[.$F$2]" office:value-type="float" office:value="3118.14603318257" calcext:value-type="float">
            <text:p>3118</text:p>
          </table:table-cell>
          <table:table-cell table:formula="of:=[.B31]*[.$F$3]" office:value-type="float" office:value="1781.79773324718" calcext:value-type="float">
            <text:p>1782</text:p>
          </table:table-cell>
          <table:table-cell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SQRT([.A32]+1)-SQRT([.A32])" office:value-type="float" office:value="0.087708397045648" calcext:value-type="float">
            <text:p>0,09</text:p>
          </table:table-cell>
          <table:table-cell table:formula="of:=[.B32]*[.$F$1]" office:value-type="float" office:value="4385.4198522824" calcext:value-type="float">
            <text:p>4385</text:p>
          </table:table-cell>
          <table:table-cell table:formula="of:=[.B32]*[.$F$2]" office:value-type="float" office:value="3069.79389659768" calcext:value-type="float">
            <text:p>3070</text:p>
          </table:table-cell>
          <table:table-cell table:formula="of:=[.B32]*[.$F$3]" office:value-type="float" office:value="1754.16794091296" calcext:value-type="float">
            <text:p>1754</text:p>
          </table:table-cell>
          <table:table-cell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SQRT([.A33]+1)-SQRT([.A33])" office:value-type="float" office:value="0.0863892483072721" calcext:value-type="float">
            <text:p>0,09</text:p>
          </table:table-cell>
          <table:table-cell table:formula="of:=[.B33]*[.$F$1]" office:value-type="float" office:value="4319.46241536361" calcext:value-type="float">
            <text:p>4319</text:p>
          </table:table-cell>
          <table:table-cell table:formula="of:=[.B33]*[.$F$2]" office:value-type="float" office:value="3023.62369075452" calcext:value-type="float">
            <text:p>3024</text:p>
          </table:table-cell>
          <table:table-cell table:formula="of:=[.B33]*[.$F$3]" office:value-type="float" office:value="1727.78496614544" calcext:value-type="float">
            <text:p>1728</text:p>
          </table:table-cell>
          <table:table-cell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SQRT([.A34]+1)-SQRT([.A34])" office:value-type="float" office:value="0.0851278882543154" calcext:value-type="float">
            <text:p>0,09</text:p>
          </table:table-cell>
          <table:table-cell table:formula="of:=[.B34]*[.$F$1]" office:value-type="float" office:value="4256.39441271577" calcext:value-type="float">
            <text:p>4256</text:p>
          </table:table-cell>
          <table:table-cell table:formula="of:=[.B34]*[.$F$2]" office:value-type="float" office:value="2979.47608890104" calcext:value-type="float">
            <text:p>2979</text:p>
          </table:table-cell>
          <table:table-cell table:formula="of:=[.B34]*[.$F$3]" office:value-type="float" office:value="1702.55776508631" calcext:value-type="float">
            <text:p>1703</text:p>
          </table:table-cell>
          <table:table-cell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SQRT([.A35]+1)-SQRT([.A35])" office:value-type="float" office:value="0.0839202169003839" calcext:value-type="float">
            <text:p>0,08</text:p>
          </table:table-cell>
          <table:table-cell table:formula="of:=[.B35]*[.$F$1]" office:value-type="float" office:value="4196.01084501919" calcext:value-type="float">
            <text:p>4196</text:p>
          </table:table-cell>
          <table:table-cell table:formula="of:=[.B35]*[.$F$2]" office:value-type="float" office:value="2937.20759151344" calcext:value-type="float">
            <text:p>2937</text:p>
          </table:table-cell>
          <table:table-cell table:formula="of:=[.B35]*[.$F$3]" office:value-type="float" office:value="1678.40433800768" calcext:value-type="float">
            <text:p>1678</text:p>
          </table:table-cell>
          <table:table-cell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SQRT([.A36]+1)-SQRT([.A36])" office:value-type="float" office:value="0.0827625302982193" calcext:value-type="float">
            <text:p>0,08</text:p>
          </table:table-cell>
          <table:table-cell table:formula="of:=[.B36]*[.$F$1]" office:value-type="float" office:value="4138.12651491097" calcext:value-type="float">
            <text:p>4138</text:p>
          </table:table-cell>
          <table:table-cell table:formula="of:=[.B36]*[.$F$2]" office:value-type="float" office:value="2896.68856043767" calcext:value-type="float">
            <text:p>2897</text:p>
          </table:table-cell>
          <table:table-cell table:formula="of:=[.B36]*[.$F$3]" office:value-type="float" office:value="1655.25060596439" calcext:value-type="float">
            <text:p>1655</text:p>
          </table:table-cell>
          <table:table-cell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SQRT([.A37]+1)-SQRT([.A37])" office:value-type="float" office:value="0.0816514726707567" calcext:value-type="float">
            <text:p>0,08</text:p>
          </table:table-cell>
          <table:table-cell table:formula="of:=[.B37]*[.$F$1]" office:value-type="float" office:value="4082.57363353784" calcext:value-type="float">
            <text:p>4083</text:p>
          </table:table-cell>
          <table:table-cell table:formula="of:=[.B37]*[.$F$2]" office:value-type="float" office:value="2857.80154347648" calcext:value-type="float">
            <text:p>2858</text:p>
          </table:table-cell>
          <table:table-cell table:formula="of:=[.B37]*[.$F$3]" office:value-type="float" office:value="1633.02945341513" calcext:value-type="float">
            <text:p>1633</text:p>
          </table:table-cell>
          <table:table-cell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SQRT([.A38]+1)-SQRT([.A38])" office:value-type="float" office:value="0.0805839954294223" calcext:value-type="float">
            <text:p>0,08</text:p>
          </table:table-cell>
          <table:table-cell table:formula="of:=[.B38]*[.$F$1]" office:value-type="float" office:value="4029.19977147112" calcext:value-type="float">
            <text:p>4029</text:p>
          </table:table-cell>
          <table:table-cell table:formula="of:=[.B38]*[.$F$2]" office:value-type="float" office:value="2820.43984002978" calcext:value-type="float">
            <text:p>2820</text:p>
          </table:table-cell>
          <table:table-cell table:formula="of:=[.B38]*[.$F$3]" office:value-type="float" office:value="1611.67990858845" calcext:value-type="float">
            <text:p>1612</text:p>
          </table:table-cell>
          <table:table-cell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SQRT([.A39]+1)-SQRT([.A39])" office:value-type="float" office:value="0.0795573219383607" calcext:value-type="float">
            <text:p>0,08</text:p>
          </table:table-cell>
          <table:table-cell table:formula="of:=[.B39]*[.$F$1]" office:value-type="float" office:value="3977.86609691803" calcext:value-type="float">
            <text:p>3978</text:p>
          </table:table-cell>
          <table:table-cell table:formula="of:=[.B39]*[.$F$2]" office:value-type="float" office:value="2784.50626784262" calcext:value-type="float">
            <text:p>2785</text:p>
          </table:table-cell>
          <table:table-cell table:formula="of:=[.B39]*[.$F$3]" office:value-type="float" office:value="1591.14643876721" calcext:value-type="float">
            <text:p>1591</text:p>
          </table:table-cell>
          <table:table-cell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SQRT([.A40]+1)-SQRT([.A40])" office:value-type="float" office:value="0.0785689170960895" calcext:value-type="float">
            <text:p>0,08</text:p>
          </table:table-cell>
          <table:table-cell table:formula="of:=[.B40]*[.$F$1]" office:value-type="float" office:value="3928.44585480447" calcext:value-type="float">
            <text:p>3928</text:p>
          </table:table-cell>
          <table:table-cell table:formula="of:=[.B40]*[.$F$2]" office:value-type="float" office:value="2749.91209836313" calcext:value-type="float">
            <text:p>2750</text:p>
          </table:table-cell>
          <table:table-cell table:formula="of:=[.B40]*[.$F$3]" office:value-type="float" office:value="1571.37834192179" calcext:value-type="float">
            <text:p>1571</text:p>
          </table:table-cell>
          <table:table-cell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SQRT([.A41]+1)-SQRT([.A41])" office:value-type="float" office:value="0.0776164609750119" calcext:value-type="float">
            <text:p>0,08</text:p>
          </table:table-cell>
          <table:table-cell table:formula="of:=[.B41]*[.$F$1]" office:value-type="float" office:value="3880.8230487506" calcext:value-type="float">
            <text:p>3881</text:p>
          </table:table-cell>
          <table:table-cell table:formula="of:=[.B41]*[.$F$2]" office:value-type="float" office:value="2716.57613412542" calcext:value-type="float">
            <text:p>2717</text:p>
          </table:table-cell>
          <table:table-cell table:formula="of:=[.B41]*[.$F$3]" office:value-type="float" office:value="1552.32921950024" calcext:value-type="float">
            <text:p>1552</text:p>
          </table:table-cell>
          <table:table-cell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SQRT([.A42]+1)-SQRT([.A42])" office:value-type="float" office:value="0.07669782589414" calcext:value-type="float">
            <text:p>0,08</text:p>
          </table:table-cell>
          <table:table-cell table:formula="of:=[.B42]*[.$F$1]" office:value-type="float" office:value="3834.891294707" calcext:value-type="float">
            <text:p>3835</text:p>
          </table:table-cell>
          <table:table-cell table:formula="of:=[.B42]*[.$F$2]" office:value-type="float" office:value="2684.4239062949" calcext:value-type="float">
            <text:p>2684</text:p>
          </table:table-cell>
          <table:table-cell table:formula="of:=[.B42]*[.$F$3]" office:value-type="float" office:value="1533.9565178828" calcext:value-type="float">
            <text:p>1534</text:p>
          </table:table-cell>
          <table:table-cell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SQRT([.A43]+1)-SQRT([.A43])" office:value-type="float" office:value="0.0758110564087993" calcext:value-type="float">
            <text:p>0,08</text:p>
          </table:table-cell>
          <table:table-cell table:formula="of:=[.B43]*[.$F$1]" office:value-type="float" office:value="3790.55282043997" calcext:value-type="float">
            <text:p>3791</text:p>
          </table:table-cell>
          <table:table-cell table:formula="of:=[.B43]*[.$F$2]" office:value-type="float" office:value="2653.38697430798" calcext:value-type="float">
            <text:p>2653</text:p>
          </table:table-cell>
          <table:table-cell table:formula="of:=[.B43]*[.$F$3]" office:value-type="float" office:value="1516.22112817599" calcext:value-type="float">
            <text:p>1516</text:p>
          </table:table-cell>
          <table:table-cell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SQRT([.A44]+1)-SQRT([.A44])" office:value-type="float" office:value="0.0749543517885698" calcext:value-type="float">
            <text:p>0,07</text:p>
          </table:table-cell>
          <table:table-cell table:formula="of:=[.B44]*[.$F$1]" office:value-type="float" office:value="3747.71758942849" calcext:value-type="float">
            <text:p>3748</text:p>
          </table:table-cell>
          <table:table-cell table:formula="of:=[.B44]*[.$F$2]" office:value-type="float" office:value="2623.40231259994" calcext:value-type="float">
            <text:p>2623</text:p>
          </table:table-cell>
          <table:table-cell table:formula="of:=[.B44]*[.$F$3]" office:value-type="float" office:value="1499.0870357714" calcext:value-type="float">
            <text:p>1499</text:p>
          </table:table-cell>
          <table:table-cell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SQRT([.A45]+1)-SQRT([.A45])" office:value-type="float" office:value="0.0741260506258987" calcext:value-type="float">
            <text:p>0,07</text:p>
          </table:table-cell>
          <table:table-cell table:formula="of:=[.B45]*[.$F$1]" office:value-type="float" office:value="3706.30253129493" calcext:value-type="float">
            <text:p>3706</text:p>
          </table:table-cell>
          <table:table-cell table:formula="of:=[.B45]*[.$F$2]" office:value-type="float" office:value="2594.41177190645" calcext:value-type="float">
            <text:p>2594</text:p>
          </table:table-cell>
          <table:table-cell table:formula="of:=[.B45]*[.$F$3]" office:value-type="float" office:value="1482.52101251797" calcext:value-type="float">
            <text:p>1483</text:p>
          </table:table-cell>
          <table:table-cell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SQRT([.A46]+1)-SQRT([.A46])" office:value-type="float" office:value="0.0733246172757758" calcext:value-type="float">
            <text:p>0,07</text:p>
          </table:table-cell>
          <table:table-cell table:formula="of:=[.B46]*[.$F$1]" office:value-type="float" office:value="3666.23086378879" calcext:value-type="float">
            <text:p>3666</text:p>
          </table:table-cell>
          <table:table-cell table:formula="of:=[.B46]*[.$F$2]" office:value-type="float" office:value="2566.36160465215" calcext:value-type="float">
            <text:p>2566</text:p>
          </table:table-cell>
          <table:table-cell table:formula="of:=[.B46]*[.$F$3]" office:value-type="float" office:value="1466.49234551552" calcext:value-type="float">
            <text:p>1466</text:p>
          </table:table-cell>
          <table:table-cell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SQRT([.A47]+1)-SQRT([.A47])" office:value-type="float" office:value="0.0725486298744649" calcext:value-type="float">
            <text:p>0,07</text:p>
          </table:table-cell>
          <table:table-cell table:formula="of:=[.B47]*[.$F$1]" office:value-type="float" office:value="3627.43149372324" calcext:value-type="float">
            <text:p>3627</text:p>
          </table:table-cell>
          <table:table-cell table:formula="of:=[.B47]*[.$F$2]" office:value-type="float" office:value="2539.20204560627" calcext:value-type="float">
            <text:p>2539</text:p>
          </table:table-cell>
          <table:table-cell table:formula="of:=[.B47]*[.$F$3]" office:value-type="float" office:value="1450.9725974893" calcext:value-type="float">
            <text:p>1451</text:p>
          </table:table-cell>
          <table:table-cell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SQRT([.A48]+1)-SQRT([.A48])" office:value-type="float" office:value="0.0717967697244912" calcext:value-type="float">
            <text:p>0,07</text:p>
          </table:table-cell>
          <table:table-cell table:formula="of:=[.B48]*[.$F$1]" office:value-type="float" office:value="3589.83848622456" calcext:value-type="float">
            <text:p>3590</text:p>
          </table:table-cell>
          <table:table-cell table:formula="of:=[.B48]*[.$F$2]" office:value-type="float" office:value="2512.88694035719" calcext:value-type="float">
            <text:p>2513</text:p>
          </table:table-cell>
          <table:table-cell table:formula="of:=[.B48]*[.$F$3]" office:value-type="float" office:value="1435.93539448982" calcext:value-type="float">
            <text:p>1436</text:p>
          </table:table-cell>
          <table:table-cell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SQRT([.A49]+1)-SQRT([.A49])" office:value-type="float" office:value="0.0710678118654755" calcext:value-type="float">
            <text:p>0,07</text:p>
          </table:table-cell>
          <table:table-cell table:formula="of:=[.B49]*[.$F$1]" office:value-type="float" office:value="3553.39059327378" calcext:value-type="float">
            <text:p>3553</text:p>
          </table:table-cell>
          <table:table-cell table:formula="of:=[.B49]*[.$F$2]" office:value-type="float" office:value="2487.37341529164" calcext:value-type="float">
            <text:p>2487</text:p>
          </table:table-cell>
          <table:table-cell table:formula="of:=[.B49]*[.$F$3]" office:value-type="float" office:value="1421.35623730951" calcext:value-type="float">
            <text:p>1421</text:p>
          </table:table-cell>
          <table:table-cell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SQRT([.A50]+1)-SQRT([.A50])" office:value-type="float" office:value="0.0703606166773749" calcext:value-type="float">
            <text:p>0,07</text:p>
          </table:table-cell>
          <table:table-cell table:formula="of:=[.B50]*[.$F$1]" office:value-type="float" office:value="3518.03083386874" calcext:value-type="float">
            <text:p>3518</text:p>
          </table:table-cell>
          <table:table-cell table:formula="of:=[.B50]*[.$F$2]" office:value-type="float" office:value="2462.62158370812" calcext:value-type="float">
            <text:p>2463</text:p>
          </table:table-cell>
          <table:table-cell table:formula="of:=[.B50]*[.$F$3]" office:value-type="float" office:value="1407.2123335475" calcext:value-type="float">
            <text:p>1407</text:p>
          </table:table-cell>
          <table:table-cell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SQRT([.A51]+1)-SQRT([.A51])" office:value-type="float" office:value="0.0696741223851278" calcext:value-type="float">
            <text:p>0,07</text:p>
          </table:table-cell>
          <table:table-cell table:formula="of:=[.B51]*[.$F$1]" office:value-type="float" office:value="3483.70611925639" calcext:value-type="float">
            <text:p>3484</text:p>
          </table:table-cell>
          <table:table-cell table:formula="of:=[.B51]*[.$F$2]" office:value-type="float" office:value="2438.59428347947" calcext:value-type="float">
            <text:p>2439</text:p>
          </table:table-cell>
          <table:table-cell table:formula="of:=[.B51]*[.$F$3]" office:value-type="float" office:value="1393.48244770256" calcext:value-type="float">
            <text:p>1393</text:p>
          </table:table-cell>
          <table:table-cell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SQRT([.A52]+1)-SQRT([.A52])" office:value-type="float" office:value="0.0690073383525398" calcext:value-type="float">
            <text:p>0,07</text:p>
          </table:table-cell>
          <table:table-cell table:formula="of:=[.B52]*[.$F$1]" office:value-type="float" office:value="3450.36691762699" calcext:value-type="float">
            <text:p>3450</text:p>
          </table:table-cell>
          <table:table-cell table:formula="of:=[.B52]*[.$F$2]" office:value-type="float" office:value="2415.25684233889" calcext:value-type="float">
            <text:p>2415</text:p>
          </table:table-cell>
          <table:table-cell table:formula="of:=[.B52]*[.$F$3]" office:value-type="float" office:value="1380.1467670508" calcext:value-type="float">
            <text:p>1380</text:p>
          </table:table-cell>
          <table:table-cell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SQRT([.A53]+1)-SQRT([.A53])" office:value-type="float" office:value="0.0683593390690165" calcext:value-type="float">
            <text:p>0,07</text:p>
          </table:table-cell>
          <table:table-cell table:formula="of:=[.B53]*[.$F$1]" office:value-type="float" office:value="3417.96695345082" calcext:value-type="float">
            <text:p>3418</text:p>
          </table:table-cell>
          <table:table-cell table:formula="of:=[.B53]*[.$F$2]" office:value-type="float" office:value="2392.57686741558" calcext:value-type="float">
            <text:p>2393</text:p>
          </table:table-cell>
          <table:table-cell table:formula="of:=[.B53]*[.$F$3]" office:value-type="float" office:value="1367.18678138033" calcext:value-type="float">
            <text:p>1367</text:p>
          </table:table-cell>
          <table:table-cell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formula="of:=SQRT([.A54]+1)-SQRT([.A54])" office:value-type="float" office:value="0.0677292587461285" calcext:value-type="float">
            <text:p>0,07</text:p>
          </table:table-cell>
          <table:table-cell table:formula="of:=[.B54]*[.$F$1]" office:value-type="float" office:value="3386.46293730642" calcext:value-type="float">
            <text:p>3386</text:p>
          </table:table-cell>
          <table:table-cell table:formula="of:=[.B54]*[.$F$2]" office:value-type="float" office:value="2370.5240561145" calcext:value-type="float">
            <text:p>2371</text:p>
          </table:table-cell>
          <table:table-cell table:formula="of:=[.B54]*[.$F$3]" office:value-type="float" office:value="1354.58517492257" calcext:value-type="float">
            <text:p>1355</text:p>
          </table:table-cell>
          <table:table-cell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formula="of:=SQRT([.A55]+1)-SQRT([.A55])" office:value-type="float" office:value="0.0671162864522197" calcext:value-type="float">
            <text:p>0,07</text:p>
          </table:table-cell>
          <table:table-cell table:formula="of:=[.B55]*[.$F$1]" office:value-type="float" office:value="3355.81432261098" calcext:value-type="float">
            <text:p>3356</text:p>
          </table:table-cell>
          <table:table-cell table:formula="of:=[.B55]*[.$F$2]" office:value-type="float" office:value="2349.07002582769" calcext:value-type="float">
            <text:p>2349</text:p>
          </table:table-cell>
          <table:table-cell table:formula="of:=[.B55]*[.$F$3]" office:value-type="float" office:value="1342.32572904439" calcext:value-type="float">
            <text:p>1342</text:p>
          </table:table-cell>
          <table:table-cell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formula="of:=SQRT([.A56]+1)-SQRT([.A56])" office:value-type="float" office:value="0.0665196617228672" calcext:value-type="float">
            <text:p>0,07</text:p>
          </table:table-cell>
          <table:table-cell table:formula="of:=[.B56]*[.$F$1]" office:value-type="float" office:value="3325.98308614336" calcext:value-type="float">
            <text:p>3326</text:p>
          </table:table-cell>
          <table:table-cell table:formula="of:=[.B56]*[.$F$2]" office:value-type="float" office:value="2328.18816030035" calcext:value-type="float">
            <text:p>2328</text:p>
          </table:table-cell>
          <table:table-cell table:formula="of:=[.B56]*[.$F$3]" office:value-type="float" office:value="1330.39323445734" calcext:value-type="float">
            <text:p>1330</text:p>
          </table:table-cell>
          <table:table-cell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formula="of:=SQRT([.A57]+1)-SQRT([.A57])" office:value-type="float" office:value="0.0659386705931588" calcext:value-type="float">
            <text:p>0,07</text:p>
          </table:table-cell>
          <table:table-cell table:formula="of:=[.B57]*[.$F$1]" office:value-type="float" office:value="3296.93352965794" calcext:value-type="float">
            <text:p>3297</text:p>
          </table:table-cell>
          <table:table-cell table:formula="of:=[.B57]*[.$F$2]" office:value-type="float" office:value="2307.85347076056" calcext:value-type="float">
            <text:p>2308</text:p>
          </table:table-cell>
          <table:table-cell table:formula="of:=[.B57]*[.$F$3]" office:value-type="float" office:value="1318.77341186318" calcext:value-type="float">
            <text:p>1319</text:p>
          </table:table-cell>
          <table:table-cell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formula="of:=SQRT([.A58]+1)-SQRT([.A58])" office:value-type="float" office:value="0.0653726420046992" calcext:value-type="float">
            <text:p>0,07</text:p>
          </table:table-cell>
          <table:table-cell table:formula="of:=[.B58]*[.$F$1]" office:value-type="float" office:value="3268.63210023496" calcext:value-type="float">
            <text:p>3269</text:p>
          </table:table-cell>
          <table:table-cell table:formula="of:=[.B58]*[.$F$2]" office:value-type="float" office:value="2288.04247016447" calcext:value-type="float">
            <text:p>2288</text:p>
          </table:table-cell>
          <table:table-cell table:formula="of:=[.B58]*[.$F$3]" office:value-type="float" office:value="1307.45284009398" calcext:value-type="float">
            <text:p>1307</text:p>
          </table:table-cell>
          <table:table-cell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formula="of:=SQRT([.A59]+1)-SQRT([.A59])" office:value-type="float" office:value="0.0648209445462262" calcext:value-type="float">
            <text:p>0,06</text:p>
          </table:table-cell>
          <table:table-cell table:formula="of:=[.B59]*[.$F$1]" office:value-type="float" office:value="3241.04722731131" calcext:value-type="float">
            <text:p>3241</text:p>
          </table:table-cell>
          <table:table-cell table:formula="of:=[.B59]*[.$F$2]" office:value-type="float" office:value="2268.73305911792" calcext:value-type="float">
            <text:p>2269</text:p>
          </table:table-cell>
          <table:table-cell table:formula="of:=[.B59]*[.$F$3]" office:value-type="float" office:value="1296.41889092452" calcext:value-type="float">
            <text:p>1296</text:p>
          </table:table-cell>
          <table:table-cell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formula="of:=SQRT([.A60]+1)-SQRT([.A60])" office:value-type="float" office:value="0.0642829834918199" calcext:value-type="float">
            <text:p>0,06</text:p>
          </table:table-cell>
          <table:table-cell table:formula="of:=[.B60]*[.$F$1]" office:value-type="float" office:value="3214.14917459099" calcext:value-type="float">
            <text:p>3214</text:p>
          </table:table-cell>
          <table:table-cell table:formula="of:=[.B60]*[.$F$2]" office:value-type="float" office:value="2249.9044222137" calcext:value-type="float">
            <text:p>2250</text:p>
          </table:table-cell>
          <table:table-cell table:formula="of:=[.B60]*[.$F$3]" office:value-type="float" office:value="1285.6596698364" calcext:value-type="float">
            <text:p>1286</text:p>
          </table:table-cell>
          <table:table-cell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formula="of:=SQRT([.A61]+1)-SQRT([.A61])" office:value-type="float" office:value="0.0637581981051572" calcext:value-type="float">
            <text:p>0,06</text:p>
          </table:table-cell>
          <table:table-cell table:formula="of:=[.B61]*[.$F$1]" office:value-type="float" office:value="3187.90990525786" calcext:value-type="float">
            <text:p>3188</text:p>
          </table:table-cell>
          <table:table-cell table:formula="of:=[.B61]*[.$F$2]" office:value-type="float" office:value="2231.5369336805" calcext:value-type="float">
            <text:p>2232</text:p>
          </table:table-cell>
          <table:table-cell table:formula="of:=[.B61]*[.$F$3]" office:value-type="float" office:value="1275.16396210314" calcext:value-type="float">
            <text:p>1275</text:p>
          </table:table-cell>
          <table:table-cell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formula="of:=SQRT([.A62]+1)-SQRT([.A62])" office:value-type="float" office:value="0.063246059181961" calcext:value-type="float">
            <text:p>0,06</text:p>
          </table:table-cell>
          <table:table-cell table:formula="of:=[.B62]*[.$F$1]" office:value-type="float" office:value="3162.30295909805" calcext:value-type="float">
            <text:p>3162</text:p>
          </table:table-cell>
          <table:table-cell table:formula="of:=[.B62]*[.$F$2]" office:value-type="float" office:value="2213.61207136864" calcext:value-type="float">
            <text:p>2214</text:p>
          </table:table-cell>
          <table:table-cell table:formula="of:=[.B62]*[.$F$3]" office:value-type="float" office:value="1264.92118363922" calcext:value-type="float">
            <text:p>1265</text:p>
          </table:table-cell>
          <table:table-cell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formula="of:=SQRT([.A63]+1)-SQRT([.A63])" office:value-type="float" office:value="0.0627460668062279" calcext:value-type="float">
            <text:p>0,06</text:p>
          </table:table-cell>
          <table:table-cell table:formula="of:=[.B63]*[.$F$1]" office:value-type="float" office:value="3137.30334031139" calcext:value-type="float">
            <text:p>3137</text:p>
          </table:table-cell>
          <table:table-cell table:formula="of:=[.B63]*[.$F$2]" office:value-type="float" office:value="2196.11233821798" calcext:value-type="float">
            <text:p>2196</text:p>
          </table:table-cell>
          <table:table-cell table:formula="of:=[.B63]*[.$F$3]" office:value-type="float" office:value="1254.92133612456" calcext:value-type="float">
            <text:p>1255</text:p>
          </table:table-cell>
          <table:table-cell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formula="of:=SQRT([.A64]+1)-SQRT([.A64])" office:value-type="float" office:value="0.0622577482985491" calcext:value-type="float">
            <text:p>0,06</text:p>
          </table:table-cell>
          <table:table-cell table:formula="of:=[.B64]*[.$F$1]" office:value-type="float" office:value="3112.88741492745" calcext:value-type="float">
            <text:p>3113</text:p>
          </table:table-cell>
          <table:table-cell table:formula="of:=[.B64]*[.$F$2]" office:value-type="float" office:value="2179.02119044922" calcext:value-type="float">
            <text:p>2179</text:p>
          </table:table-cell>
          <table:table-cell table:formula="of:=[.B64]*[.$F$3]" office:value-type="float" office:value="1245.15496597098" calcext:value-type="float">
            <text:p>1245</text:p>
          </table:table-cell>
          <table:table-cell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formula="of:=SQRT([.A65]+1)-SQRT([.A65])" office:value-type="float" office:value="0.0617806563374117" calcext:value-type="float">
            <text:p>0,06</text:p>
          </table:table-cell>
          <table:table-cell table:formula="of:=[.B65]*[.$F$1]" office:value-type="float" office:value="3089.03281687058" calcext:value-type="float">
            <text:p>3089</text:p>
          </table:table-cell>
          <table:table-cell table:formula="of:=[.B65]*[.$F$2]" office:value-type="float" office:value="2162.32297180941" calcext:value-type="float">
            <text:p>2162</text:p>
          </table:table-cell>
          <table:table-cell table:formula="of:=[.B65]*[.$F$3]" office:value-type="float" office:value="1235.61312674823" calcext:value-type="float">
            <text:p>1236</text:p>
          </table:table-cell>
          <table:table-cell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formula="of:=SQRT([.A66]+1)-SQRT([.A66])" office:value-type="float" office:value="0.0613143672364895" calcext:value-type="float">
            <text:p>0,06</text:p>
          </table:table-cell>
          <table:table-cell table:formula="of:=[.B66]*[.$F$1]" office:value-type="float" office:value="3065.71836182447" calcext:value-type="float">
            <text:p>3066</text:p>
          </table:table-cell>
          <table:table-cell table:formula="of:=[.B66]*[.$F$2]" office:value-type="float" office:value="2146.00285327713" calcext:value-type="float">
            <text:p>2146</text:p>
          </table:table-cell>
          <table:table-cell table:formula="of:=[.B66]*[.$F$3]" office:value-type="float" office:value="1226.28734472979" calcext:value-type="float">
            <text:p>1226</text:p>
          </table:table-cell>
          <table:table-cell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formula="of:=SQRT([.A67]+1)-SQRT([.A67])" office:value-type="float" office:value="0.0608584793628708" calcext:value-type="float">
            <text:p>0,06</text:p>
          </table:table-cell>
          <table:table-cell table:formula="of:=[.B67]*[.$F$1]" office:value-type="float" office:value="3042.92396814354" calcext:value-type="float">
            <text:p>3043</text:p>
          </table:table-cell>
          <table:table-cell table:formula="of:=[.B67]*[.$F$2]" office:value-type="float" office:value="2130.04677770048" calcext:value-type="float">
            <text:p>2130</text:p>
          </table:table-cell>
          <table:table-cell table:formula="of:=[.B67]*[.$F$3]" office:value-type="float" office:value="1217.16958725742" calcext:value-type="float">
            <text:p>1217</text:p>
          </table:table-cell>
          <table:table-cell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formula="of:=SQRT([.A68]+1)-SQRT([.A68])" office:value-type="float" office:value="0.0604126116827537" calcext:value-type="float">
            <text:p>0,06</text:p>
          </table:table-cell>
          <table:table-cell table:formula="of:=[.B68]*[.$F$1]" office:value-type="float" office:value="3020.63058413768" calcext:value-type="float">
            <text:p>3021</text:p>
          </table:table-cell>
          <table:table-cell table:formula="of:=[.B68]*[.$F$2]" office:value-type="float" office:value="2114.44140889638" calcext:value-type="float">
            <text:p>2114</text:p>
          </table:table-cell>
          <table:table-cell table:formula="of:=[.B68]*[.$F$3]" office:value-type="float" office:value="1208.25223365507" calcext:value-type="float">
            <text:p>1208</text:p>
          </table:table-cell>
          <table:table-cell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formula="of:=SQRT([.A69]+1)-SQRT([.A69])" office:value-type="float" office:value="0.0599764024226808" calcext:value-type="float">
            <text:p>0,06</text:p>
          </table:table-cell>
          <table:table-cell table:formula="of:=[.B69]*[.$F$1]" office:value-type="float" office:value="2998.82012113404" calcext:value-type="float">
            <text:p>2999</text:p>
          </table:table-cell>
          <table:table-cell table:formula="of:=[.B69]*[.$F$2]" office:value-type="float" office:value="2099.17408479383" calcext:value-type="float">
            <text:p>2099</text:p>
          </table:table-cell>
          <table:table-cell table:formula="of:=[.B69]*[.$F$3]" office:value-type="float" office:value="1199.52804845362" calcext:value-type="float">
            <text:p>1200</text:p>
          </table:table-cell>
          <table:table-cell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formula="of:=SQRT([.A70]+1)-SQRT([.A70])" office:value-type="float" office:value="0.0595495078356034" calcext:value-type="float">
            <text:p>0,06</text:p>
          </table:table-cell>
          <table:table-cell table:formula="of:=[.B70]*[.$F$1]" office:value-type="float" office:value="2977.47539178017" calcext:value-type="float">
            <text:p>2977</text:p>
          </table:table-cell>
          <table:table-cell table:formula="of:=[.B70]*[.$F$2]" office:value-type="float" office:value="2084.23277424612" calcext:value-type="float">
            <text:p>2084</text:p>
          </table:table-cell>
          <table:table-cell table:formula="of:=[.B70]*[.$F$3]" office:value-type="float" office:value="1190.99015671207" calcext:value-type="float">
            <text:p>1191</text:p>
          </table:table-cell>
          <table:table-cell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formula="of:=SQRT([.A71]+1)-SQRT([.A71])" office:value-type="float" office:value="0.0591316010622105" calcext:value-type="float">
            <text:p>0,06</text:p>
          </table:table-cell>
          <table:table-cell table:formula="of:=[.B71]*[.$F$1]" office:value-type="float" office:value="2956.58005311052" calcext:value-type="float">
            <text:p>2957</text:p>
          </table:table-cell>
          <table:table-cell table:formula="of:=[.B71]*[.$F$2]" office:value-type="float" office:value="2069.60603717737" calcext:value-type="float">
            <text:p>2070</text:p>
          </table:table-cell>
          <table:table-cell table:formula="of:=[.B71]*[.$F$3]" office:value-type="float" office:value="1182.63202124421" calcext:value-type="float">
            <text:p>1183</text:p>
          </table:table-cell>
          <table:table-cell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formula="of:=SQRT([.A72]+1)-SQRT([.A72])" office:value-type="float" office:value="0.0587223710789608" calcext:value-type="float">
            <text:p>0,06</text:p>
          </table:table-cell>
          <table:table-cell table:formula="of:=[.B72]*[.$F$1]" office:value-type="float" office:value="2936.11855394804" calcext:value-type="float">
            <text:p>2936</text:p>
          </table:table-cell>
          <table:table-cell table:formula="of:=[.B72]*[.$F$2]" office:value-type="float" office:value="2055.28298776363" calcext:value-type="float">
            <text:p>2055</text:p>
          </table:table-cell>
          <table:table-cell table:formula="of:=[.B72]*[.$F$3]" office:value-type="float" office:value="1174.44742157922" calcext:value-type="float">
            <text:p>1174</text:p>
          </table:table-cell>
          <table:table-cell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formula="of:=SQRT([.A73]+1)-SQRT([.A73])" office:value-type="float" office:value="0.0583215217250963" calcext:value-type="float">
            <text:p>0,06</text:p>
          </table:table-cell>
          <table:table-cell table:formula="of:=[.B73]*[.$F$1]" office:value-type="float" office:value="2916.07608625482" calcext:value-type="float">
            <text:p>2916</text:p>
          </table:table-cell>
          <table:table-cell table:formula="of:=[.B73]*[.$F$2]" office:value-type="float" office:value="2041.25326037837" calcext:value-type="float">
            <text:p>2041</text:p>
          </table:table-cell>
          <table:table-cell table:formula="of:=[.B73]*[.$F$3]" office:value-type="float" office:value="1166.43043450193" calcext:value-type="float">
            <text:p>1166</text:p>
          </table:table-cell>
          <table:table-cell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formula="of:=SQRT([.A74]+1)-SQRT([.A74])" office:value-type="float" office:value="0.0579287708017606" calcext:value-type="float">
            <text:p>0,06</text:p>
          </table:table-cell>
          <table:table-cell table:formula="of:=[.B74]*[.$F$1]" office:value-type="float" office:value="2896.43854008803" calcext:value-type="float">
            <text:p>2896</text:p>
          </table:table-cell>
          <table:table-cell table:formula="of:=[.B74]*[.$F$2]" office:value-type="float" office:value="2027.50697806162" calcext:value-type="float">
            <text:p>2028</text:p>
          </table:table-cell>
          <table:table-cell table:formula="of:=[.B74]*[.$F$3]" office:value-type="float" office:value="1158.57541603521" calcext:value-type="float">
            <text:p>1159</text:p>
          </table:table-cell>
          <table:table-cell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formula="of:=SQRT([.A75]+1)-SQRT([.A75])" office:value-type="float" office:value="0.0575438492369607" calcext:value-type="float">
            <text:p>0,06</text:p>
          </table:table-cell>
          <table:table-cell table:formula="of:=[.B75]*[.$F$1]" office:value-type="float" office:value="2877.19246184804" calcext:value-type="float">
            <text:p>2877</text:p>
          </table:table-cell>
          <table:table-cell table:formula="of:=[.B75]*[.$F$2]" office:value-type="float" office:value="2014.03472329362" calcext:value-type="float">
            <text:p>2014</text:p>
          </table:table-cell>
          <table:table-cell table:formula="of:=[.B75]*[.$F$3]" office:value-type="float" office:value="1150.87698473921" calcext:value-type="float">
            <text:p>1151</text:p>
          </table:table-cell>
          <table:table-cell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formula="of:=SQRT([.A76]+1)-SQRT([.A76])" office:value-type="float" office:value="0.0571665003107746" calcext:value-type="float">
            <text:p>0,06</text:p>
          </table:table-cell>
          <table:table-cell table:formula="of:=[.B76]*[.$F$1]" office:value-type="float" office:value="2858.32501553873" calcext:value-type="float">
            <text:p>2858</text:p>
          </table:table-cell>
          <table:table-cell table:formula="of:=[.B76]*[.$F$2]" office:value-type="float" office:value="2000.82751087711" calcext:value-type="float">
            <text:p>2001</text:p>
          </table:table-cell>
          <table:table-cell table:formula="of:=[.B76]*[.$F$3]" office:value-type="float" office:value="1143.33000621549" calcext:value-type="float">
            <text:p>1143</text:p>
          </table:table-cell>
          <table:table-cell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formula="of:=SQRT([.A77]+1)-SQRT([.A77])" office:value-type="float" office:value="0.0567964789357252" calcext:value-type="float">
            <text:p>0,06</text:p>
          </table:table-cell>
          <table:table-cell table:formula="of:=[.B77]*[.$F$1]" office:value-type="float" office:value="2839.82394678626" calcext:value-type="float">
            <text:p>2840</text:p>
          </table:table-cell>
          <table:table-cell table:formula="of:=[.B77]*[.$F$2]" office:value-type="float" office:value="1987.87676275038" calcext:value-type="float">
            <text:p>1988</text:p>
          </table:table-cell>
          <table:table-cell table:formula="of:=[.B77]*[.$F$3]" office:value-type="float" office:value="1135.9295787145" calcext:value-type="float">
            <text:p>1136</text:p>
          </table:table-cell>
          <table:table-cell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formula="of:=SQRT([.A78]+1)-SQRT([.A78])" office:value-type="float" office:value="0.0564335509877409" calcext:value-type="float">
            <text:p>0,06</text:p>
          </table:table-cell>
          <table:table-cell table:formula="of:=[.B78]*[.$F$1]" office:value-type="float" office:value="2821.67754938704" calcext:value-type="float">
            <text:p>2822</text:p>
          </table:table-cell>
          <table:table-cell table:formula="of:=[.B78]*[.$F$2]" office:value-type="float" office:value="1975.17428457093" calcext:value-type="float">
            <text:p>1975</text:p>
          </table:table-cell>
          <table:table-cell table:formula="of:=[.B78]*[.$F$3]" office:value-type="float" office:value="1128.67101975482" calcext:value-type="float">
            <text:p>1129</text:p>
          </table:table-cell>
          <table:table-cell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formula="of:=SQRT([.A79]+1)-SQRT([.A79])" office:value-type="float" office:value="0.0560774926835705" calcext:value-type="float">
            <text:p>0,06</text:p>
          </table:table-cell>
          <table:table-cell table:formula="of:=[.B79]*[.$F$1]" office:value-type="float" office:value="2803.87463417852" calcext:value-type="float">
            <text:p>2804</text:p>
          </table:table-cell>
          <table:table-cell table:formula="of:=[.B79]*[.$F$2]" office:value-type="float" office:value="1962.71224392497" calcext:value-type="float">
            <text:p>1963</text:p>
          </table:table-cell>
          <table:table-cell table:formula="of:=[.B79]*[.$F$3]" office:value-type="float" office:value="1121.54985367141" calcext:value-type="float">
            <text:p>1122</text:p>
          </table:table-cell>
          <table:table-cell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formula="of:=SQRT([.A80]+1)-SQRT([.A80])" office:value-type="float" office:value="0.0557280900008408" calcext:value-type="float">
            <text:p>0,06</text:p>
          </table:table-cell>
          <table:table-cell table:formula="of:=[.B80]*[.$F$1]" office:value-type="float" office:value="2786.40450004204" calcext:value-type="float">
            <text:p>2786</text:p>
          </table:table-cell>
          <table:table-cell table:formula="of:=[.B80]*[.$F$2]" office:value-type="float" office:value="1950.48315002943" calcext:value-type="float">
            <text:p>1950</text:p>
          </table:table-cell>
          <table:table-cell table:formula="of:=[.B80]*[.$F$3]" office:value-type="float" office:value="1114.56180001682" calcext:value-type="float">
            <text:p>1115</text:p>
          </table:table-cell>
          <table:table-cell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formula="of:=SQRT([.A81]+1)-SQRT([.A81])" office:value-type="float" office:value="0.0553851381374173" calcext:value-type="float">
            <text:p>0,06</text:p>
          </table:table-cell>
          <table:table-cell table:formula="of:=[.B81]*[.$F$1]" office:value-type="float" office:value="2769.25690687086" calcext:value-type="float">
            <text:p>2769</text:p>
          </table:table-cell>
          <table:table-cell table:formula="of:=[.B81]*[.$F$2]" office:value-type="float" office:value="1938.47983480961" calcext:value-type="float">
            <text:p>1938</text:p>
          </table:table-cell>
          <table:table-cell table:formula="of:=[.B81]*[.$F$3]" office:value-type="float" office:value="1107.70276274835" calcext:value-type="float">
            <text:p>1108</text:p>
          </table:table-cell>
          <table:table-cell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formula="of:=SQRT([.A82]+1)-SQRT([.A82])" office:value-type="float" office:value="0.0550484410068819" calcext:value-type="float">
            <text:p>0,06</text:p>
          </table:table-cell>
          <table:table-cell table:formula="of:=[.B82]*[.$F$1]" office:value-type="float" office:value="2752.4220503441" calcext:value-type="float">
            <text:p>2752</text:p>
          </table:table-cell>
          <table:table-cell table:formula="of:=[.B82]*[.$F$2]" office:value-type="float" office:value="1926.69543524087" calcext:value-type="float">
            <text:p>1927</text:p>
          </table:table-cell>
          <table:table-cell table:formula="of:=[.B82]*[.$F$3]" office:value-type="float" office:value="1100.96882013764" calcext:value-type="float">
            <text:p>1101</text:p>
          </table:table-cell>
          <table:table-cell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formula="of:=SQRT([.A83]+1)-SQRT([.A83])" office:value-type="float" office:value="0.0547178107673805" calcext:value-type="float">
            <text:p>0,05</text:p>
          </table:table-cell>
          <table:table-cell table:formula="of:=[.B83]*[.$F$1]" office:value-type="float" office:value="2735.89053836902" calcext:value-type="float">
            <text:p>2736</text:p>
          </table:table-cell>
          <table:table-cell table:formula="of:=[.B83]*[.$F$2]" office:value-type="float" office:value="1915.12337685832" calcext:value-type="float">
            <text:p>1915</text:p>
          </table:table-cell>
          <table:table-cell table:formula="of:=[.B83]*[.$F$3]" office:value-type="float" office:value="1094.35621534761" calcext:value-type="float">
            <text:p>1094</text:p>
          </table:table-cell>
          <table:table-cell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formula="of:=SQRT([.A84]+1)-SQRT([.A84])" office:value-type="float" office:value="0.0543930673812074" calcext:value-type="float">
            <text:p>0,05</text:p>
          </table:table-cell>
          <table:table-cell table:formula="of:=[.B84]*[.$F$1]" office:value-type="float" office:value="2719.65336906037" calcext:value-type="float">
            <text:p>2720</text:p>
          </table:table-cell>
          <table:table-cell table:formula="of:=[.B84]*[.$F$2]" office:value-type="float" office:value="1903.75735834226" calcext:value-type="float">
            <text:p>1904</text:p>
          </table:table-cell>
          <table:table-cell table:formula="of:=[.B84]*[.$F$3]" office:value-type="float" office:value="1087.86134762415" calcext:value-type="float">
            <text:p>1088</text:p>
          </table:table-cell>
          <table:table-cell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formula="of:=SQRT([.A85]+1)-SQRT([.A85])" office:value-type="float" office:value="0.0540740382028169" calcext:value-type="float">
            <text:p>0,05</text:p>
          </table:table-cell>
          <table:table-cell table:formula="of:=[.B85]*[.$F$1]" office:value-type="float" office:value="2703.70191014084" calcext:value-type="float">
            <text:p>2704</text:p>
          </table:table-cell>
          <table:table-cell table:formula="of:=[.B85]*[.$F$2]" office:value-type="float" office:value="1892.59133709859" calcext:value-type="float">
            <text:p>1893</text:p>
          </table:table-cell>
          <table:table-cell table:formula="of:=[.B85]*[.$F$3]" office:value-type="float" office:value="1081.48076405634" calcext:value-type="float">
            <text:p>1081</text:p>
          </table:table-cell>
          <table:table-cell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formula="of:=SQRT([.A86]+1)-SQRT([.A86])" office:value-type="float" office:value="0.0537605575931117" calcext:value-type="float">
            <text:p>0,05</text:p>
          </table:table-cell>
          <table:table-cell table:formula="of:=[.B86]*[.$F$1]" office:value-type="float" office:value="2688.02787965558" calcext:value-type="float">
            <text:p>2688</text:p>
          </table:table-cell>
          <table:table-cell table:formula="of:=[.B86]*[.$F$2]" office:value-type="float" office:value="1881.61951575891" calcext:value-type="float">
            <text:p>1882</text:p>
          </table:table-cell>
          <table:table-cell table:formula="of:=[.B86]*[.$F$3]" office:value-type="float" office:value="1075.21115186223" calcext:value-type="float">
            <text:p>1075</text:p>
          </table:table-cell>
          <table:table-cell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formula="of:=SQRT([.A87]+1)-SQRT([.A87])" office:value-type="float" office:value="0.0534524665580438" calcext:value-type="float">
            <text:p>0,05</text:p>
          </table:table-cell>
          <table:table-cell table:formula="of:=[.B87]*[.$F$1]" office:value-type="float" office:value="2672.62332790219" calcext:value-type="float">
            <text:p>2673</text:p>
          </table:table-cell>
          <table:table-cell table:formula="of:=[.B87]*[.$F$2]" office:value-type="float" office:value="1870.83632953153" calcext:value-type="float">
            <text:p>1871</text:p>
          </table:table-cell>
          <table:table-cell table:formula="of:=[.B87]*[.$F$3]" office:value-type="float" office:value="1069.04933116088" calcext:value-type="float">
            <text:p>1069</text:p>
          </table:table-cell>
          <table:table-cell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formula="of:=SQRT([.A88]+1)-SQRT([.A88])" office:value-type="float" office:value="0.0531496124097437" calcext:value-type="float">
            <text:p>0,05</text:p>
          </table:table-cell>
          <table:table-cell table:formula="of:=[.B88]*[.$F$1]" office:value-type="float" office:value="2657.48062048718" calcext:value-type="float">
            <text:p>2657</text:p>
          </table:table-cell>
          <table:table-cell table:formula="of:=[.B88]*[.$F$2]" office:value-type="float" office:value="1860.23643434103" calcext:value-type="float">
            <text:p>1860</text:p>
          </table:table-cell>
          <table:table-cell table:formula="of:=[.B88]*[.$F$3]" office:value-type="float" office:value="1062.99224819487" calcext:value-type="float">
            <text:p>1063</text:p>
          </table:table-cell>
          <table:table-cell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formula="of:=SQRT([.A89]+1)-SQRT([.A89])" office:value-type="float" office:value="0.052851848448535" calcext:value-type="float">
            <text:p>0,05</text:p>
          </table:table-cell>
          <table:table-cell table:formula="of:=[.B89]*[.$F$1]" office:value-type="float" office:value="2642.59242242675" calcext:value-type="float">
            <text:p>2643</text:p>
          </table:table-cell>
          <table:table-cell table:formula="of:=[.B89]*[.$F$2]" office:value-type="float" office:value="1849.81469569873" calcext:value-type="float">
            <text:p>1850</text:p>
          </table:table-cell>
          <table:table-cell table:formula="of:=[.B89]*[.$F$3]" office:value-type="float" office:value="1057.0369689707" calcext:value-type="float">
            <text:p>1057</text:p>
          </table:table-cell>
          <table:table-cell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formula="of:=SQRT([.A90]+1)-SQRT([.A90])" office:value-type="float" office:value="0.052559033664318" calcext:value-type="float">
            <text:p>0,05</text:p>
          </table:table-cell>
          <table:table-cell table:formula="of:=[.B90]*[.$F$1]" office:value-type="float" office:value="2627.9516832159" calcext:value-type="float">
            <text:p>2628</text:p>
          </table:table-cell>
          <table:table-cell table:formula="of:=[.B90]*[.$F$2]" office:value-type="float" office:value="1839.56617825113" calcext:value-type="float">
            <text:p>1840</text:p>
          </table:table-cell>
          <table:table-cell table:formula="of:=[.B90]*[.$F$3]" office:value-type="float" office:value="1051.18067328636" calcext:value-type="float">
            <text:p>1051</text:p>
          </table:table-cell>
          <table:table-cell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formula="of:=SQRT([.A91]+1)-SQRT([.A91])" office:value-type="float" office:value="0.0522710324559821" calcext:value-type="float">
            <text:p>0,05</text:p>
          </table:table-cell>
          <table:table-cell table:formula="of:=[.B91]*[.$F$1]" office:value-type="float" office:value="2613.55162279911" calcext:value-type="float">
            <text:p>2614</text:p>
          </table:table-cell>
          <table:table-cell table:formula="of:=[.B91]*[.$F$2]" office:value-type="float" office:value="1829.48613595937" calcext:value-type="float">
            <text:p>1829</text:p>
          </table:table-cell>
          <table:table-cell table:formula="of:=[.B91]*[.$F$3]" office:value-type="float" office:value="1045.42064911964" calcext:value-type="float">
            <text:p>1045</text:p>
          </table:table-cell>
          <table:table-cell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formula="of:=SQRT([.A92]+1)-SQRT([.A92])" office:value-type="float" office:value="0.0519877143675167" calcext:value-type="float">
            <text:p>0,05</text:p>
          </table:table-cell>
          <table:table-cell table:formula="of:=[.B92]*[.$F$1]" office:value-type="float" office:value="2599.38571837583" calcext:value-type="float">
            <text:p>2599</text:p>
          </table:table-cell>
          <table:table-cell table:formula="of:=[.B92]*[.$F$2]" office:value-type="float" office:value="1819.57000286308" calcext:value-type="float">
            <text:p>1820</text:p>
          </table:table-cell>
          <table:table-cell table:formula="of:=[.B92]*[.$F$3]" office:value-type="float" office:value="1039.75428735033" calcext:value-type="float">
            <text:p>1040</text:p>
          </table:table-cell>
          <table:table-cell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formula="of:=SQRT([.A93]+1)-SQRT([.A93])" office:value-type="float" office:value="0.0517089538397038" calcext:value-type="float">
            <text:p>0,05</text:p>
          </table:table-cell>
          <table:table-cell table:formula="of:=[.B93]*[.$F$1]" office:value-type="float" office:value="2585.44769198519" calcext:value-type="float">
            <text:p>2585</text:p>
          </table:table-cell>
          <table:table-cell table:formula="of:=[.B93]*[.$F$2]" office:value-type="float" office:value="1809.81338438963" calcext:value-type="float">
            <text:p>1810</text:p>
          </table:table-cell>
          <table:table-cell table:formula="of:=[.B93]*[.$F$3]" office:value-type="float" office:value="1034.17907679408" calcext:value-type="float">
            <text:p>1034</text:p>
          </table:table-cell>
          <table:table-cell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formula="of:=SQRT([.A94]+1)-SQRT([.A94])" office:value-type="float" office:value="0.0514346299763044" calcext:value-type="float">
            <text:p>0,05</text:p>
          </table:table-cell>
          <table:table-cell table:formula="of:=[.B94]*[.$F$1]" office:value-type="float" office:value="2571.73149881522" calcext:value-type="float">
            <text:p>2572</text:p>
          </table:table-cell>
          <table:table-cell table:formula="of:=[.B94]*[.$F$2]" office:value-type="float" office:value="1800.21204917065" calcext:value-type="float">
            <text:p>1800</text:p>
          </table:table-cell>
          <table:table-cell table:formula="of:=[.B94]*[.$F$3]" office:value-type="float" office:value="1028.69259952609" calcext:value-type="float">
            <text:p>1029</text:p>
          </table:table-cell>
          <table:table-cell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formula="of:=SQRT([.A95]+1)-SQRT([.A95])" office:value-type="float" office:value="0.0511646263237484" calcext:value-type="float">
            <text:p>0,05</text:p>
          </table:table-cell>
          <table:table-cell table:formula="of:=[.B95]*[.$F$1]" office:value-type="float" office:value="2558.23131618742" calcext:value-type="float">
            <text:p>2558</text:p>
          </table:table-cell>
          <table:table-cell table:formula="of:=[.B95]*[.$F$2]" office:value-type="float" office:value="1790.76192133119" calcext:value-type="float">
            <text:p>1791</text:p>
          </table:table-cell>
          <table:table-cell table:formula="of:=[.B95]*[.$F$3]" office:value-type="float" office:value="1023.29252647497" calcext:value-type="float">
            <text:p>1023</text:p>
          </table:table-cell>
          <table:table-cell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formula="of:=SQRT([.A96]+1)-SQRT([.A96])" office:value-type="float" office:value="0.0508988306633924" calcext:value-type="float">
            <text:p>0,05</text:p>
          </table:table-cell>
          <table:table-cell table:formula="of:=[.B96]*[.$F$1]" office:value-type="float" office:value="2544.94153316962" calcext:value-type="float">
            <text:p>2545</text:p>
          </table:table-cell>
          <table:table-cell table:formula="of:=[.B96]*[.$F$2]" office:value-type="float" office:value="1781.45907321873" calcext:value-type="float">
            <text:p>1781</text:p>
          </table:table-cell>
          <table:table-cell table:formula="of:=[.B96]*[.$F$3]" office:value-type="float" office:value="1017.97661326785" calcext:value-type="float">
            <text:p>1018</text:p>
          </table:table-cell>
          <table:table-cell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formula="of:=SQRT([.A97]+1)-SQRT([.A97])" office:value-type="float" office:value="0.0506371348155614" calcext:value-type="float">
            <text:p>0,05</text:p>
          </table:table-cell>
          <table:table-cell table:formula="of:=[.B97]*[.$F$1]" office:value-type="float" office:value="2531.85674077807" calcext:value-type="float">
            <text:p>2532</text:p>
          </table:table-cell>
          <table:table-cell table:formula="of:=[.B97]*[.$F$2]" office:value-type="float" office:value="1772.29971854465" calcext:value-type="float">
            <text:p>1772</text:p>
          </table:table-cell>
          <table:table-cell table:formula="of:=[.B97]*[.$F$3]" office:value-type="float" office:value="1012.74269631123" calcext:value-type="float">
            <text:p>1013</text:p>
          </table:table-cell>
          <table:table-cell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formula="of:=SQRT([.A98]+1)-SQRT([.A98])" office:value-type="float" office:value="0.0503794344545341" calcext:value-type="float">
            <text:p>0,05</text:p>
          </table:table-cell>
          <table:table-cell table:formula="of:=[.B98]*[.$F$1]" office:value-type="float" office:value="2518.97172272671" calcext:value-type="float">
            <text:p>2519</text:p>
          </table:table-cell>
          <table:table-cell table:formula="of:=[.B98]*[.$F$2]" office:value-type="float" office:value="1763.28020590869" calcext:value-type="float">
            <text:p>1763</text:p>
          </table:table-cell>
          <table:table-cell table:formula="of:=[.B98]*[.$F$3]" office:value-type="float" office:value="1007.58868909068" calcext:value-type="float">
            <text:p>1008</text:p>
          </table:table-cell>
          <table:table-cell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formula="of:=SQRT([.A99]+1)-SQRT([.A99])" office:value-type="float" office:value="0.0501256289338006" calcext:value-type="float">
            <text:p>0,05</text:p>
          </table:table-cell>
          <table:table-cell table:formula="of:=[.B99]*[.$F$1]" office:value-type="float" office:value="2506.28144669003" calcext:value-type="float">
            <text:p>2506</text:p>
          </table:table-cell>
          <table:table-cell table:formula="of:=[.B99]*[.$F$2]" office:value-type="float" office:value="1754.39701268302" calcext:value-type="float">
            <text:p>1754</text:p>
          </table:table-cell>
          <table:table-cell table:formula="of:=[.B99]*[.$F$3]" office:value-type="float" office:value="1002.51257867601" calcext:value-type="float">
            <text:p>1003</text:p>
          </table:table-cell>
          <table:table-cell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formula="of:=SQRT([.A100]+1)-SQRT([.A100])" office:value-type="float" office:value="0.0498756211208899" calcext:value-type="float">
            <text:p>0,05</text:p>
          </table:table-cell>
          <table:table-cell table:formula="of:=[.B100]*[.$F$1]" office:value-type="float" office:value="2493.78105604449" calcext:value-type="float">
            <text:p>2494</text:p>
          </table:table-cell>
          <table:table-cell table:formula="of:=[.B100]*[.$F$2]" office:value-type="float" office:value="1745.64673923115" calcext:value-type="float">
            <text:p>1746</text:p>
          </table:table-cell>
          <table:table-cell table:formula="of:=[.B100]*[.$F$3]" office:value-type="float" office:value="997.512422417798" calcext:value-type="float">
            <text:p>998</text:p>
          </table:table-cell>
          <table:table-cell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formula="of:=SQRT([.A101]+1)-SQRT([.A101])" office:value-type="float" office:value="0.0496293172411875" calcext:value-type="float">
            <text:p>0,05</text:p>
          </table:table-cell>
          <table:table-cell table:formula="of:=[.B101]*[.$F$1]" office:value-type="float" office:value="2481.46586205937" calcext:value-type="float">
            <text:p>2481</text:p>
          </table:table-cell>
          <table:table-cell table:formula="of:=[.B101]*[.$F$2]" office:value-type="float" office:value="1737.02610344156" calcext:value-type="float">
            <text:p>1737</text:p>
          </table:table-cell>
          <table:table-cell table:formula="of:=[.B101]*[.$F$3]" office:value-type="float" office:value="992.58634482375" calcext:value-type="float">
            <text:p>993</text:p>
          </table:table-cell>
          <table:table-cell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formula="of:=SQRT([.A102]+1)-SQRT([.A102])" office:value-type="float" office:value="0.0493866267301417" calcext:value-type="float">
            <text:p>0,05</text:p>
          </table:table-cell>
          <table:table-cell table:formula="of:=[.B102]*[.$F$1]" office:value-type="float" office:value="2469.33133650708" calcext:value-type="float">
            <text:p>2469</text:p>
          </table:table-cell>
          <table:table-cell table:formula="of:=[.B102]*[.$F$2]" office:value-type="float" office:value="1728.53193555496" calcext:value-type="float">
            <text:p>1729</text:p>
          </table:table-cell>
          <table:table-cell table:formula="of:=[.B102]*[.$F$3]" office:value-type="float" office:value="987.732534602834" calcext:value-type="float">
            <text:p>988</text:p>
          </table:table-cell>
          <table:table-cell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formula="of:=SQRT([.A103]+1)-SQRT([.A103])" office:value-type="float" office:value="0.0491474620933499" calcext:value-type="float">
            <text:p>0,05</text:p>
          </table:table-cell>
          <table:table-cell table:formula="of:=[.B103]*[.$F$1]" office:value-type="float" office:value="2457.3731046675" calcext:value-type="float">
            <text:p>2457</text:p>
          </table:table-cell>
          <table:table-cell table:formula="of:=[.B103]*[.$F$2]" office:value-type="float" office:value="1720.16117326725" calcext:value-type="float">
            <text:p>1720</text:p>
          </table:table-cell>
          <table:table-cell table:formula="of:=[.B103]*[.$F$3]" office:value-type="float" office:value="982.949241866998" calcext:value-type="float">
            <text:p>983</text:p>
          </table:table-cell>
          <table:table-cell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formula="of:=SQRT([.A104]+1)-SQRT([.A104])" office:value-type="float" office:value="0.048911738774029" calcext:value-type="float">
            <text:p>0,05</text:p>
          </table:table-cell>
          <table:table-cell table:formula="of:=[.B104]*[.$F$1]" office:value-type="float" office:value="2445.58693870145" calcext:value-type="float">
            <text:p>2446</text:p>
          </table:table-cell>
          <table:table-cell table:formula="of:=[.B104]*[.$F$2]" office:value-type="float" office:value="1711.91085709102" calcext:value-type="float">
            <text:p>1712</text:p>
          </table:table-cell>
          <table:table-cell table:formula="of:=[.B104]*[.$F$3]" office:value-type="float" office:value="978.23477548058" calcext:value-type="float">
            <text:p>978</text:p>
          </table:table-cell>
          <table:table-cell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formula="of:=SQRT([.A105]+1)-SQRT([.A105])" office:value-type="float" office:value="0.0486793750274028" calcext:value-type="float">
            <text:p>0,05</text:p>
          </table:table-cell>
          <table:table-cell table:formula="of:=[.B105]*[.$F$1]" office:value-type="float" office:value="2433.96875137014" calcext:value-type="float">
            <text:p>2434</text:p>
          </table:table-cell>
          <table:table-cell table:formula="of:=[.B105]*[.$F$2]" office:value-type="float" office:value="1703.7781259591" calcext:value-type="float">
            <text:p>1704</text:p>
          </table:table-cell>
          <table:table-cell table:formula="of:=[.B105]*[.$F$3]" office:value-type="float" office:value="973.587500548056" calcext:value-type="float">
            <text:p>974</text:p>
          </table:table-cell>
          <table:table-cell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formula="of:=SQRT([.A106]+1)-SQRT([.A106])" office:value-type="float" office:value="0.0484502918016005" calcext:value-type="float">
            <text:p>0,05</text:p>
          </table:table-cell>
          <table:table-cell table:formula="of:=[.B106]*[.$F$1]" office:value-type="float" office:value="2422.51459008002" calcext:value-type="float">
            <text:p>2423</text:p>
          </table:table-cell>
          <table:table-cell table:formula="of:=[.B106]*[.$F$2]" office:value-type="float" office:value="1695.76021305602" calcext:value-type="float">
            <text:p>1696</text:p>
          </table:table-cell>
          <table:table-cell table:formula="of:=[.B106]*[.$F$3]" office:value-type="float" office:value="969.00583603201" calcext:value-type="float">
            <text:p>969</text:p>
          </table:table-cell>
          <table:table-cell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formula="of:=SQRT([.A107]+1)-SQRT([.A107])" office:value-type="float" office:value="0.0482244126246627" calcext:value-type="float">
            <text:p>0,05</text:p>
          </table:table-cell>
          <table:table-cell table:formula="of:=[.B107]*[.$F$1]" office:value-type="float" office:value="2411.22063123313" calcext:value-type="float">
            <text:p>2411</text:p>
          </table:table-cell>
          <table:table-cell table:formula="of:=[.B107]*[.$F$2]" office:value-type="float" office:value="1687.85444186319" calcext:value-type="float">
            <text:p>1688</text:p>
          </table:table-cell>
          <table:table-cell table:formula="of:=[.B107]*[.$F$3]" office:value-type="float" office:value="964.488252493254" calcext:value-type="float">
            <text:p>964</text:p>
          </table:table-cell>
          <table:table-cell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formula="of:=SQRT([.A108]+1)-SQRT([.A108])" office:value-type="float" office:value="0.0480016634972866" calcext:value-type="float">
            <text:p>0,05</text:p>
          </table:table-cell>
          <table:table-cell table:formula="of:=[.B108]*[.$F$1]" office:value-type="float" office:value="2400.08317486433" calcext:value-type="float">
            <text:p>2400</text:p>
          </table:table-cell>
          <table:table-cell table:formula="of:=[.B108]*[.$F$2]" office:value-type="float" office:value="1680.05822240503" calcext:value-type="float">
            <text:p>1680</text:p>
          </table:table-cell>
          <table:table-cell table:formula="of:=[.B108]*[.$F$3]" office:value-type="float" office:value="960.033269945732" calcext:value-type="float">
            <text:p>960</text:p>
          </table:table-cell>
          <table:table-cell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formula="of:=SQRT([.A109]+1)-SQRT([.A109])" office:value-type="float" office:value="0.0477819727909647" calcext:value-type="float">
            <text:p>0,05</text:p>
          </table:table-cell>
          <table:table-cell table:formula="of:=[.B109]*[.$F$1]" office:value-type="float" office:value="2389.09863954823" calcext:value-type="float">
            <text:p>2389</text:p>
          </table:table-cell>
          <table:table-cell table:formula="of:=[.B109]*[.$F$2]" office:value-type="float" office:value="1672.36904768376" calcext:value-type="float">
            <text:p>1672</text:p>
          </table:table-cell>
          <table:table-cell table:formula="of:=[.B109]*[.$F$3]" office:value-type="float" office:value="955.639455819294" calcext:value-type="float">
            <text:p>956</text:p>
          </table:table-cell>
          <table:table-cell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formula="of:=SQRT([.A110]+1)-SQRT([.A110])" office:value-type="float" office:value="0.0475652711512229" calcext:value-type="float">
            <text:p>0,05</text:p>
          </table:table-cell>
          <table:table-cell table:formula="of:=[.B110]*[.$F$1]" office:value-type="float" office:value="2378.26355756115" calcext:value-type="float">
            <text:p>2378</text:p>
          </table:table-cell>
          <table:table-cell table:formula="of:=[.B110]*[.$F$2]" office:value-type="float" office:value="1664.7844902928" calcext:value-type="float">
            <text:p>1665</text:p>
          </table:table-cell>
          <table:table-cell table:formula="of:=[.B110]*[.$F$3]" office:value-type="float" office:value="951.305423024458" calcext:value-type="float">
            <text:p>951</text:p>
          </table:table-cell>
          <table:table-cell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formula="of:=SQRT([.A111]+1)-SQRT([.A111])" office:value-type="float" office:value="0.0473514914056246" calcext:value-type="float">
            <text:p>0,05</text:p>
          </table:table-cell>
          <table:table-cell table:formula="of:=[.B111]*[.$F$1]" office:value-type="float" office:value="2367.57457028123" calcext:value-type="float">
            <text:p>2368</text:p>
          </table:table-cell>
          <table:table-cell table:formula="of:=[.B111]*[.$F$2]" office:value-type="float" office:value="1657.30219919686" calcext:value-type="float">
            <text:p>1657</text:p>
          </table:table-cell>
          <table:table-cell table:formula="of:=[.B111]*[.$F$3]" office:value-type="float" office:value="947.029828112492" calcext:value-type="float">
            <text:p>947</text:p>
          </table:table-cell>
          <table:table-cell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formula="of:=SQRT([.A112]+1)-SQRT([.A112])" office:value-type="float" office:value="0.0471405684762871" calcext:value-type="float">
            <text:p>0,05</text:p>
          </table:table-cell>
          <table:table-cell table:formula="of:=[.B112]*[.$F$1]" office:value-type="float" office:value="2357.02842381435" calcext:value-type="float">
            <text:p>2357</text:p>
          </table:table-cell>
          <table:table-cell table:formula="of:=[.B112]*[.$F$2]" office:value-type="float" office:value="1649.91989667005" calcext:value-type="float">
            <text:p>1650</text:p>
          </table:table-cell>
          <table:table-cell table:formula="of:=[.B112]*[.$F$3]" office:value-type="float" office:value="942.811369525742" calcext:value-type="float">
            <text:p>943</text:p>
          </table:table-cell>
          <table:table-cell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formula="of:=SQRT([.A113]+1)-SQRT([.A113])" office:value-type="float" office:value="0.0469324392966612" calcext:value-type="float">
            <text:p>0,05</text:p>
          </table:table-cell>
          <table:table-cell table:formula="of:=[.B113]*[.$F$1]" office:value-type="float" office:value="2346.62196483306" calcext:value-type="float">
            <text:p>2347</text:p>
          </table:table-cell>
          <table:table-cell table:formula="of:=[.B113]*[.$F$2]" office:value-type="float" office:value="1642.63537538314" calcext:value-type="float">
            <text:p>1643</text:p>
          </table:table-cell>
          <table:table-cell table:formula="of:=[.B113]*[.$F$3]" office:value-type="float" office:value="938.648785933224" calcext:value-type="float">
            <text:p>939</text:p>
          </table:table-cell>
          <table:table-cell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formula="of:=SQRT([.A114]+1)-SQRT([.A114])" office:value-type="float" office:value="0.0467270427322966" calcext:value-type="float">
            <text:p>0,05</text:p>
          </table:table-cell>
          <table:table-cell table:formula="of:=[.B114]*[.$F$1]" office:value-type="float" office:value="2336.35213661483" calcext:value-type="float">
            <text:p>2336</text:p>
          </table:table-cell>
          <table:table-cell table:formula="of:=[.B114]*[.$F$2]" office:value-type="float" office:value="1635.44649563038" calcext:value-type="float">
            <text:p>1635</text:p>
          </table:table-cell>
          <table:table-cell table:formula="of:=[.B114]*[.$F$3]" office:value-type="float" office:value="934.540854645932" calcext:value-type="float">
            <text:p>935</text:p>
          </table:table-cell>
          <table:table-cell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formula="of:=SQRT([.A115]+1)-SQRT([.A115])" office:value-type="float" office:value="0.0465243195053997" calcext:value-type="float">
            <text:p>0,05</text:p>
          </table:table-cell>
          <table:table-cell table:formula="of:=[.B115]*[.$F$1]" office:value-type="float" office:value="2326.21597526999" calcext:value-type="float">
            <text:p>2326</text:p>
          </table:table-cell>
          <table:table-cell table:formula="of:=[.B115]*[.$F$2]" office:value-type="float" office:value="1628.35118268899" calcext:value-type="float">
            <text:p>1628</text:p>
          </table:table-cell>
          <table:table-cell table:formula="of:=[.B115]*[.$F$3]" office:value-type="float" office:value="930.486390107994" calcext:value-type="float">
            <text:p>930</text:p>
          </table:table-cell>
          <table:table-cell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formula="of:=SQRT([.A116]+1)-SQRT([.A116])" office:value-type="float" office:value="0.0463242121229612" calcext:value-type="float">
            <text:p>0,05</text:p>
          </table:table-cell>
          <table:table-cell table:formula="of:=[.B116]*[.$F$1]" office:value-type="float" office:value="2316.21060614806" calcext:value-type="float">
            <text:p>2316</text:p>
          </table:table-cell>
          <table:table-cell table:formula="of:=[.B116]*[.$F$2]" office:value-type="float" office:value="1621.34742430364" calcext:value-type="float">
            <text:p>1621</text:p>
          </table:table-cell>
          <table:table-cell table:formula="of:=[.B116]*[.$F$3]" office:value-type="float" office:value="926.484242459224" calcext:value-type="float">
            <text:p>926</text:p>
          </table:table-cell>
          <table:table-cell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formula="of:=SQRT([.A117]+1)-SQRT([.A117])" office:value-type="float" office:value="0.0461266648082468" calcext:value-type="float">
            <text:p>0,05</text:p>
          </table:table-cell>
          <table:table-cell table:formula="of:=[.B117]*[.$F$1]" office:value-type="float" office:value="2306.33324041234" calcext:value-type="float">
            <text:p>2306</text:p>
          </table:table-cell>
          <table:table-cell table:formula="of:=[.B117]*[.$F$2]" office:value-type="float" office:value="1614.43326828864" calcext:value-type="float">
            <text:p>1614</text:p>
          </table:table-cell>
          <table:table-cell table:formula="of:=[.B117]*[.$F$3]" office:value-type="float" office:value="922.533296164936" calcext:value-type="float">
            <text:p>923</text:p>
          </table:table-cell>
          <table:table-cell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formula="of:=SQRT([.A118]+1)-SQRT([.A118])" office:value-type="float" office:value="0.0459316234354983" calcext:value-type="float">
            <text:p>0,05</text:p>
          </table:table-cell>
          <table:table-cell table:formula="of:=[.B118]*[.$F$1]" office:value-type="float" office:value="2296.58117177492" calcext:value-type="float">
            <text:p>2297</text:p>
          </table:table-cell>
          <table:table-cell table:formula="of:=[.B118]*[.$F$2]" office:value-type="float" office:value="1607.60682024244" calcext:value-type="float">
            <text:p>1608</text:p>
          </table:table-cell>
          <table:table-cell table:formula="of:=[.B118]*[.$F$3]" office:value-type="float" office:value="918.632468709966" calcext:value-type="float">
            <text:p>919</text:p>
          </table:table-cell>
          <table:table-cell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formula="of:=SQRT([.A119]+1)-SQRT([.A119])" office:value-type="float" office:value="0.0457390354676086" calcext:value-type="float">
            <text:p>0,05</text:p>
          </table:table-cell>
          <table:table-cell table:formula="of:=[.B119]*[.$F$1]" office:value-type="float" office:value="2286.95177338043" calcext:value-type="float">
            <text:p>2287</text:p>
          </table:table-cell>
          <table:table-cell table:formula="of:=[.B119]*[.$F$2]" office:value-type="float" office:value="1600.8662413663" calcext:value-type="float">
            <text:p>1601</text:p>
          </table:table-cell>
          <table:table-cell table:formula="of:=[.B119]*[.$F$3]" office:value-type="float" office:value="914.780709352172" calcext:value-type="float">
            <text:p>915</text:p>
          </table:table-cell>
          <table:table-cell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formula="of:=SQRT([.A120]+1)-SQRT([.A120])" office:value-type="float" office:value="0.0455488498966776" calcext:value-type="float">
            <text:p>0,05</text:p>
          </table:table-cell>
          <table:table-cell table:formula="of:=[.B120]*[.$F$1]" office:value-type="float" office:value="2277.44249483388" calcext:value-type="float">
            <text:p>2277</text:p>
          </table:table-cell>
          <table:table-cell table:formula="of:=[.B120]*[.$F$2]" office:value-type="float" office:value="1594.20974638372" calcext:value-type="float">
            <text:p>1594</text:p>
          </table:table-cell>
          <table:table-cell table:formula="of:=[.B120]*[.$F$3]" office:value-type="float" office:value="910.976997933552" calcext:value-type="float">
            <text:p>911</text:p>
          </table:table-cell>
          <table:table-cell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formula="of:=SQRT([.A121]+1)-SQRT([.A121])" office:value-type="float" office:value="0.0453610171872612" calcext:value-type="float">
            <text:p>0,05</text:p>
          </table:table-cell>
          <table:table-cell table:formula="of:=[.B121]*[.$F$1]" office:value-type="float" office:value="2268.05085936306" calcext:value-type="float">
            <text:p>2268</text:p>
          </table:table-cell>
          <table:table-cell table:formula="of:=[.B121]*[.$F$2]" office:value-type="float" office:value="1587.63560155414" calcext:value-type="float">
            <text:p>1588</text:p>
          </table:table-cell>
          <table:table-cell table:formula="of:=[.B121]*[.$F$3]" office:value-type="float" office:value="907.220343745224" calcext:value-type="float">
            <text:p>907</text:p>
          </table:table-cell>
          <table:table-cell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formula="of:=SQRT([.A122]+1)-SQRT([.A122])" office:value-type="float" office:value="0.0451754892221565" calcext:value-type="float">
            <text:p>0,05</text:p>
          </table:table-cell>
          <table:table-cell table:formula="of:=[.B122]*[.$F$1]" office:value-type="float" office:value="2258.77446110782" calcext:value-type="float">
            <text:p>2259</text:p>
          </table:table-cell>
          <table:table-cell table:formula="of:=[.B122]*[.$F$2]" office:value-type="float" office:value="1581.14212277548" calcext:value-type="float">
            <text:p>1581</text:p>
          </table:table-cell>
          <table:table-cell table:formula="of:=[.B122]*[.$F$3]" office:value-type="float" office:value="903.50978444313" calcext:value-type="float">
            <text:p>904</text:p>
          </table:table-cell>
          <table:table-cell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formula="of:=SQRT([.A123]+1)-SQRT([.A123])" office:value-type="float" office:value="0.0449922192506254" calcext:value-type="float">
            <text:p>0,04</text:p>
          </table:table-cell>
          <table:table-cell table:formula="of:=[.B123]*[.$F$1]" office:value-type="float" office:value="2249.61096253127" calcext:value-type="float">
            <text:p>2250</text:p>
          </table:table-cell>
          <table:table-cell table:formula="of:=[.B123]*[.$F$2]" office:value-type="float" office:value="1574.72767377189" calcext:value-type="float">
            <text:p>1575</text:p>
          </table:table-cell>
          <table:table-cell table:formula="of:=[.B123]*[.$F$3]" office:value-type="float" office:value="899.844385012508" calcext:value-type="float">
            <text:p>900</text:p>
          </table:table-cell>
          <table:table-cell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formula="of:=SQRT([.A124]+1)-SQRT([.A124])" office:value-type="float" office:value="0.044811161838906" calcext:value-type="float">
            <text:p>0,04</text:p>
          </table:table-cell>
          <table:table-cell table:formula="of:=[.B124]*[.$F$1]" office:value-type="float" office:value="2240.5580919453" calcext:value-type="float">
            <text:p>2241</text:p>
          </table:table-cell>
          <table:table-cell table:formula="of:=[.B124]*[.$F$2]" office:value-type="float" office:value="1568.39066436171" calcext:value-type="float">
            <text:p>1568</text:p>
          </table:table-cell>
          <table:table-cell table:formula="of:=[.B124]*[.$F$3]" office:value-type="float" office:value="896.22323677812" calcext:value-type="float">
            <text:p>896</text:p>
          </table:table-cell>
          <table:table-cell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formula="of:=SQRT([.A125]+1)-SQRT([.A125])" office:value-type="float" office:value="0.0446322728228754" calcext:value-type="float">
            <text:p>0,04</text:p>
          </table:table-cell>
          <table:table-cell table:formula="of:=[.B125]*[.$F$1]" office:value-type="float" office:value="2231.61364114377" calcext:value-type="float">
            <text:p>2232</text:p>
          </table:table-cell>
          <table:table-cell table:formula="of:=[.B125]*[.$F$2]" office:value-type="float" office:value="1562.12954880064" calcext:value-type="float">
            <text:p>1562</text:p>
          </table:table-cell>
          <table:table-cell table:formula="of:=[.B125]*[.$F$3]" office:value-type="float" office:value="892.645456457508" calcext:value-type="float">
            <text:p>893</text:p>
          </table:table-cell>
          <table:table-cell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formula="of:=SQRT([.A126]+1)-SQRT([.A126])" office:value-type="float" office:value="0.0444555092628196" calcext:value-type="float">
            <text:p>0,04</text:p>
          </table:table-cell>
          <table:table-cell table:formula="of:=[.B126]*[.$F$1]" office:value-type="float" office:value="2222.77546314098" calcext:value-type="float">
            <text:p>2223</text:p>
          </table:table-cell>
          <table:table-cell table:formula="of:=[.B126]*[.$F$2]" office:value-type="float" office:value="1555.94282419869" calcext:value-type="float">
            <text:p>1556</text:p>
          </table:table-cell>
          <table:table-cell table:formula="of:=[.B126]*[.$F$3]" office:value-type="float" office:value="889.110185256392" calcext:value-type="float">
            <text:p>889</text:p>
          </table:table-cell>
          <table:table-cell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formula="of:=SQRT([.A127]+1)-SQRT([.A127])" office:value-type="float" office:value="0.0442808294001171" calcext:value-type="float">
            <text:p>0,04</text:p>
          </table:table-cell>
          <table:table-cell table:formula="of:=[.B127]*[.$F$1]" office:value-type="float" office:value="2214.04147000585" calcext:value-type="float">
            <text:p>2214</text:p>
          </table:table-cell>
          <table:table-cell table:formula="of:=[.B127]*[.$F$2]" office:value-type="float" office:value="1549.8290290041" calcext:value-type="float">
            <text:p>1550</text:p>
          </table:table-cell>
          <table:table-cell table:formula="of:=[.B127]*[.$F$3]" office:value-type="float" office:value="885.616588002342" calcext:value-type="float">
            <text:p>886</text:p>
          </table:table-cell>
          <table:table-cell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formula="of:=SQRT([.A128]+1)-SQRT([.A128])" office:value-type="float" office:value="0.044108192615786" calcext:value-type="float">
            <text:p>0,04</text:p>
          </table:table-cell>
          <table:table-cell table:formula="of:=[.B128]*[.$F$1]" office:value-type="float" office:value="2205.4096307893" calcext:value-type="float">
            <text:p>2205</text:p>
          </table:table-cell>
          <table:table-cell table:formula="of:=[.B128]*[.$F$2]" office:value-type="float" office:value="1543.78674155251" calcext:value-type="float">
            <text:p>1544</text:p>
          </table:table-cell>
          <table:table-cell table:formula="of:=[.B128]*[.$F$3]" office:value-type="float" office:value="882.16385231572" calcext:value-type="float">
            <text:p>882</text:p>
          </table:table-cell>
          <table:table-cell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formula="of:=SQRT([.A129]+1)-SQRT([.A129])" office:value-type="float" office:value="0.043937559390832" calcext:value-type="float">
            <text:p>0,04</text:p>
          </table:table-cell>
          <table:table-cell table:formula="of:=[.B129]*[.$F$1]" office:value-type="float" office:value="2196.8779695416" calcext:value-type="float">
            <text:p>2197</text:p>
          </table:table-cell>
          <table:table-cell table:formula="of:=[.B129]*[.$F$2]" office:value-type="float" office:value="1537.81457867912" calcext:value-type="float">
            <text:p>1538</text:p>
          </table:table-cell>
          <table:table-cell table:formula="of:=[.B129]*[.$F$3]" office:value-type="float" office:value="878.75118781664" calcext:value-type="float">
            <text:p>879</text:p>
          </table:table-cell>
          <table:table-cell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formula="of:=SQRT([.A130]+1)-SQRT([.A130])" office:value-type="float" office:value="0.0437688912682184" calcext:value-type="float">
            <text:p>0,04</text:p>
          </table:table-cell>
          <table:table-cell table:formula="of:=[.B130]*[.$F$1]" office:value-type="float" office:value="2188.44456341092" calcext:value-type="float">
            <text:p>2188</text:p>
          </table:table-cell>
          <table:table-cell table:formula="of:=[.B130]*[.$F$2]" office:value-type="float" office:value="1531.91119438764" calcext:value-type="float">
            <text:p>1532</text:p>
          </table:table-cell>
          <table:table-cell table:formula="of:=[.B130]*[.$F$3]" office:value-type="float" office:value="875.377825364368" calcext:value-type="float">
            <text:p>875</text:p>
          </table:table-cell>
          <table:table-cell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formula="of:=SQRT([.A131]+1)-SQRT([.A131])" office:value-type="float" office:value="0.0436021508164597" calcext:value-type="float">
            <text:p>0,04</text:p>
          </table:table-cell>
          <table:table-cell table:formula="of:=[.B131]*[.$F$1]" office:value-type="float" office:value="2180.10754082298" calcext:value-type="float">
            <text:p>2180</text:p>
          </table:table-cell>
          <table:table-cell table:formula="of:=[.B131]*[.$F$2]" office:value-type="float" office:value="1526.07527857609" calcext:value-type="float">
            <text:p>1526</text:p>
          </table:table-cell>
          <table:table-cell table:formula="of:=[.B131]*[.$F$3]" office:value-type="float" office:value="872.043016329194" calcext:value-type="float">
            <text:p>872</text:p>
          </table:table-cell>
          <table:table-cell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formula="of:=SQRT([.A132]+1)-SQRT([.A132])" office:value-type="float" office:value="0.0434373015947394" calcext:value-type="float">
            <text:p>0,04</text:p>
          </table:table-cell>
          <table:table-cell table:formula="of:=[.B132]*[.$F$1]" office:value-type="float" office:value="2171.86507973697" calcext:value-type="float">
            <text:p>2172</text:p>
          </table:table-cell>
          <table:table-cell table:formula="of:=[.B132]*[.$F$2]" office:value-type="float" office:value="1520.30555581588" calcext:value-type="float">
            <text:p>1520</text:p>
          </table:table-cell>
          <table:table-cell table:formula="of:=[.B132]*[.$F$3]" office:value-type="float" office:value="868.746031894788" calcext:value-type="float">
            <text:p>869</text:p>
          </table:table-cell>
          <table:table-cell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formula="of:=SQRT([.A133]+1)-SQRT([.A133])" office:value-type="float" office:value="0.0432743081194289" calcext:value-type="float">
            <text:p>0,04</text:p>
          </table:table-cell>
          <table:table-cell table:formula="of:=[.B133]*[.$F$1]" office:value-type="float" office:value="2163.71540597145" calcext:value-type="float">
            <text:p>2164</text:p>
          </table:table-cell>
          <table:table-cell table:formula="of:=[.B133]*[.$F$2]" office:value-type="float" office:value="1514.60078418001" calcext:value-type="float">
            <text:p>1515</text:p>
          </table:table-cell>
          <table:table-cell table:formula="of:=[.B133]*[.$F$3]" office:value-type="float" office:value="865.486162388578" calcext:value-type="float">
            <text:p>865</text:p>
          </table:table-cell>
          <table:table-cell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formula="of:=SQRT([.A134]+1)-SQRT([.A134])" office:value-type="float" office:value="0.0431131358320247" calcext:value-type="float">
            <text:p>0,04</text:p>
          </table:table-cell>
          <table:table-cell table:formula="of:=[.B134]*[.$F$1]" office:value-type="float" office:value="2155.65679160123" calcext:value-type="float">
            <text:p>2156</text:p>
          </table:table-cell>
          <table:table-cell table:formula="of:=[.B134]*[.$F$2]" office:value-type="float" office:value="1508.95975412086" calcext:value-type="float">
            <text:p>1509</text:p>
          </table:table-cell>
          <table:table-cell table:formula="of:=[.B134]*[.$F$3]" office:value-type="float" office:value="862.262716640494" calcext:value-type="float">
            <text:p>862</text:p>
          </table:table-cell>
          <table:table-cell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formula="of:=SQRT([.A135]+1)-SQRT([.A135])" office:value-type="float" office:value="0.0429537510683513" calcext:value-type="float">
            <text:p>0,04</text:p>
          </table:table-cell>
          <table:table-cell table:formula="of:=[.B135]*[.$F$1]" office:value-type="float" office:value="2147.68755341756" calcext:value-type="float">
            <text:p>2148</text:p>
          </table:table-cell>
          <table:table-cell table:formula="of:=[.B135]*[.$F$2]" office:value-type="float" office:value="1503.3812873923" calcext:value-type="float">
            <text:p>1503</text:p>
          </table:table-cell>
          <table:table-cell table:formula="of:=[.B135]*[.$F$3]" office:value-type="float" office:value="859.075021367026" calcext:value-type="float">
            <text:p>859</text:p>
          </table:table-cell>
          <table:table-cell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formula="of:=SQRT([.A136]+1)-SQRT([.A136])" office:value-type="float" office:value="0.0427961210290242" calcext:value-type="float">
            <text:p>0,04</text:p>
          </table:table-cell>
          <table:table-cell table:formula="of:=[.B136]*[.$F$1]" office:value-type="float" office:value="2139.80605145121" calcext:value-type="float">
            <text:p>2140</text:p>
          </table:table-cell>
          <table:table-cell table:formula="of:=[.B136]*[.$F$2]" office:value-type="float" office:value="1497.86423601585" calcext:value-type="float">
            <text:p>1498</text:p>
          </table:table-cell>
          <table:table-cell table:formula="of:=[.B136]*[.$F$3]" office:value-type="float" office:value="855.922420580484" calcext:value-type="float">
            <text:p>856</text:p>
          </table:table-cell>
          <table:table-cell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table:formula="of:=SQRT([.A137]+1)-SQRT([.A137])" office:value-type="float" office:value="0.0426402137511044" calcext:value-type="float">
            <text:p>0,04</text:p>
          </table:table-cell>
          <table:table-cell table:formula="of:=[.B137]*[.$F$1]" office:value-type="float" office:value="2132.01068755522" calcext:value-type="float">
            <text:p>2132</text:p>
          </table:table-cell>
          <table:table-cell table:formula="of:=[.B137]*[.$F$2]" office:value-type="float" office:value="1492.40748128865" calcext:value-type="float">
            <text:p>1492</text:p>
          </table:table-cell>
          <table:table-cell table:formula="of:=[.B137]*[.$F$3]" office:value-type="float" office:value="852.804275022088" calcext:value-type="float">
            <text:p>853</text:p>
          </table:table-cell>
          <table:table-cell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table:formula="of:=SQRT([.A138]+1)-SQRT([.A138])" office:value-type="float" office:value="0.0424859980808652" calcext:value-type="float">
            <text:p>0,04</text:p>
          </table:table-cell>
          <table:table-cell table:formula="of:=[.B138]*[.$F$1]" office:value-type="float" office:value="2124.29990404326" calcext:value-type="float">
            <text:p>2124</text:p>
          </table:table-cell>
          <table:table-cell table:formula="of:=[.B138]*[.$F$2]" office:value-type="float" office:value="1487.00993283028" calcext:value-type="float">
            <text:p>1487</text:p>
          </table:table-cell>
          <table:table-cell table:formula="of:=[.B138]*[.$F$3]" office:value-type="float" office:value="849.719961617304" calcext:value-type="float">
            <text:p>850</text:p>
          </table:table-cell>
          <table:table-cell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table:formula="of:=SQRT([.A139]+1)-SQRT([.A139])" office:value-type="float" office:value="0.042333443647637" calcext:value-type="float">
            <text:p>0,04</text:p>
          </table:table-cell>
          <table:table-cell table:formula="of:=[.B139]*[.$F$1]" office:value-type="float" office:value="2116.67218238185" calcext:value-type="float">
            <text:p>2117</text:p>
          </table:table-cell>
          <table:table-cell table:formula="of:=[.B139]*[.$F$2]" office:value-type="float" office:value="1481.6705276673" calcext:value-type="float">
            <text:p>1482</text:p>
          </table:table-cell>
          <table:table-cell table:formula="of:=[.B139]*[.$F$3]" office:value-type="float" office:value="846.66887295274" calcext:value-type="float">
            <text:p>847</text:p>
          </table:table-cell>
          <table:table-cell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table:formula="of:=SQRT([.A140]+1)-SQRT([.A140])" office:value-type="float" office:value="0.0421825208386846" calcext:value-type="float">
            <text:p>0,04</text:p>
          </table:table-cell>
          <table:table-cell table:formula="of:=[.B140]*[.$F$1]" office:value-type="float" office:value="2109.12604193423" calcext:value-type="float">
            <text:p>2109</text:p>
          </table:table-cell>
          <table:table-cell table:formula="of:=[.B140]*[.$F$2]" office:value-type="float" office:value="1476.38822935396" calcext:value-type="float">
            <text:p>1476</text:p>
          </table:table-cell>
          <table:table-cell table:formula="of:=[.B140]*[.$F$3]" office:value-type="float" office:value="843.650416773692" calcext:value-type="float">
            <text:p>844</text:p>
          </table:table-cell>
          <table:table-cell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table:formula="of:=SQRT([.A141]+1)-SQRT([.A141])" office:value-type="float" office:value="0.0420332007750677" calcext:value-type="float">
            <text:p>0,04</text:p>
          </table:table-cell>
          <table:table-cell table:formula="of:=[.B141]*[.$F$1]" office:value-type="float" office:value="2101.66003875338" calcext:value-type="float">
            <text:p>2102</text:p>
          </table:table-cell>
          <table:table-cell table:formula="of:=[.B141]*[.$F$2]" office:value-type="float" office:value="1471.16202712737" calcext:value-type="float">
            <text:p>1471</text:p>
          </table:table-cell>
          <table:table-cell table:formula="of:=[.B141]*[.$F$3]" office:value-type="float" office:value="840.664015501354" calcext:value-type="float">
            <text:p>841</text:p>
          </table:table-cell>
          <table:table-cell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table:formula="of:=SQRT([.A142]+1)-SQRT([.A142])" office:value-type="float" office:value="0.0418854552884138" calcext:value-type="float">
            <text:p>0,04</text:p>
          </table:table-cell>
          <table:table-cell table:formula="of:=[.B142]*[.$F$1]" office:value-type="float" office:value="2094.27276442069" calcext:value-type="float">
            <text:p>2094</text:p>
          </table:table-cell>
          <table:table-cell table:formula="of:=[.B142]*[.$F$2]" office:value-type="float" office:value="1465.99093509448" calcext:value-type="float">
            <text:p>1466</text:p>
          </table:table-cell>
          <table:table-cell table:formula="of:=[.B142]*[.$F$3]" office:value-type="float" office:value="837.709105768276" calcext:value-type="float">
            <text:p>838</text:p>
          </table:table-cell>
          <table:table-cell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table:formula="of:=SQRT([.A143]+1)-SQRT([.A143])" office:value-type="float" office:value="0.0417392568986017" calcext:value-type="float">
            <text:p>0,04</text:p>
          </table:table-cell>
          <table:table-cell table:formula="of:=[.B143]*[.$F$1]" office:value-type="float" office:value="2086.96284493009" calcext:value-type="float">
            <text:p>2087</text:p>
          </table:table-cell>
          <table:table-cell table:formula="of:=[.B143]*[.$F$2]" office:value-type="float" office:value="1460.87399145106" calcext:value-type="float">
            <text:p>1461</text:p>
          </table:table-cell>
          <table:table-cell table:formula="of:=[.B143]*[.$F$3]" office:value-type="float" office:value="834.785137972034" calcext:value-type="float">
            <text:p>835</text:p>
          </table:table-cell>
          <table:table-cell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table:formula="of:=SQRT([.A144]+1)-SQRT([.A144])" office:value-type="float" office:value="0.0415945787922958" calcext:value-type="float">
            <text:p>0,04</text:p>
          </table:table-cell>
          <table:table-cell table:formula="of:=[.B144]*[.$F$1]" office:value-type="float" office:value="2079.72893961479" calcext:value-type="float">
            <text:p>2080</text:p>
          </table:table-cell>
          <table:table-cell table:formula="of:=[.B144]*[.$F$2]" office:value-type="float" office:value="1455.81025773035" calcext:value-type="float">
            <text:p>1456</text:p>
          </table:table-cell>
          <table:table-cell table:formula="of:=[.B144]*[.$F$3]" office:value-type="float" office:value="831.891575845916" calcext:value-type="float">
            <text:p>832</text:p>
          </table:table-cell>
          <table:table-cell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table:formula="of:=SQRT([.A145]+1)-SQRT([.A145])" office:value-type="float" office:value="0.0414513948022766" calcext:value-type="float">
            <text:p>0,04</text:p>
          </table:table-cell>
          <table:table-cell table:formula="of:=[.B145]*[.$F$1]" office:value-type="float" office:value="2072.56974011383" calcext:value-type="float">
            <text:p>2073</text:p>
          </table:table-cell>
          <table:table-cell table:formula="of:=[.B145]*[.$F$2]" office:value-type="float" office:value="1450.79881807968" calcext:value-type="float">
            <text:p>1451</text:p>
          </table:table-cell>
          <table:table-cell table:formula="of:=[.B145]*[.$F$3]" office:value-type="float" office:value="829.027896045532" calcext:value-type="float">
            <text:p>829</text:p>
          </table:table-cell>
          <table:table-cell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table:formula="of:=SQRT([.A146]+1)-SQRT([.A146])" office:value-type="float" office:value="0.0413096793875685" calcext:value-type="float">
            <text:p>0,04</text:p>
          </table:table-cell>
          <table:table-cell table:formula="of:=[.B146]*[.$F$1]" office:value-type="float" office:value="2065.48396937842" calcext:value-type="float">
            <text:p>2065</text:p>
          </table:table-cell>
          <table:table-cell table:formula="of:=[.B146]*[.$F$2]" office:value-type="float" office:value="1445.8387785649" calcext:value-type="float">
            <text:p>1446</text:p>
          </table:table-cell>
          <table:table-cell table:formula="of:=[.B146]*[.$F$3]" office:value-type="float" office:value="826.19358775137" calcext:value-type="float">
            <text:p>826</text:p>
          </table:table-cell>
          <table:table-cell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table:formula="of:=SQRT([.A147]+1)-SQRT([.A147])" office:value-type="float" office:value="0.0411694076142979" calcext:value-type="float">
            <text:p>0,04</text:p>
          </table:table-cell>
          <table:table-cell table:formula="of:=[.B147]*[.$F$1]" office:value-type="float" office:value="2058.4703807149" calcext:value-type="float">
            <text:p>2058</text:p>
          </table:table-cell>
          <table:table-cell table:formula="of:=[.B147]*[.$F$2]" office:value-type="float" office:value="1440.92926650043" calcext:value-type="float">
            <text:p>1441</text:p>
          </table:table-cell>
          <table:table-cell table:formula="of:=[.B147]*[.$F$3]" office:value-type="float" office:value="823.388152285958" calcext:value-type="float">
            <text:p>823</text:p>
          </table:table-cell>
          <table:table-cell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table:formula="of:=SQRT([.A148]+1)-SQRT([.A148])" office:value-type="float" office:value="0.0410305551372634" calcext:value-type="float">
            <text:p>0,04</text:p>
          </table:table-cell>
          <table:table-cell table:formula="of:=[.B148]*[.$F$1]" office:value-type="float" office:value="2051.52775686317" calcext:value-type="float">
            <text:p>2052</text:p>
          </table:table-cell>
          <table:table-cell table:formula="of:=[.B148]*[.$F$2]" office:value-type="float" office:value="1436.06942980422" calcext:value-type="float">
            <text:p>1436</text:p>
          </table:table-cell>
          <table:table-cell table:formula="of:=[.B148]*[.$F$3]" office:value-type="float" office:value="820.611102745268" calcext:value-type="float">
            <text:p>821</text:p>
          </table:table-cell>
          <table:table-cell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table:formula="of:=SQRT([.A149]+1)-SQRT([.A149])" office:value-type="float" office:value="0.0408930981821882" calcext:value-type="float">
            <text:p>0,04</text:p>
          </table:table-cell>
          <table:table-cell table:formula="of:=[.B149]*[.$F$1]" office:value-type="float" office:value="2044.65490910941" calcext:value-type="float">
            <text:p>2045</text:p>
          </table:table-cell>
          <table:table-cell table:formula="of:=[.B149]*[.$F$2]" office:value-type="float" office:value="1431.25843637659" calcext:value-type="float">
            <text:p>1431</text:p>
          </table:table-cell>
          <table:table-cell table:formula="of:=[.B149]*[.$F$3]" office:value-type="float" office:value="817.861963643764" calcext:value-type="float">
            <text:p>818</text:p>
          </table:table-cell>
          <table:table-cell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table:formula="of:=SQRT([.A150]+1)-SQRT([.A150])" office:value-type="float" office:value="0.0407570135286175" calcext:value-type="float">
            <text:p>0,04</text:p>
          </table:table-cell>
          <table:table-cell table:formula="of:=[.B150]*[.$F$1]" office:value-type="float" office:value="2037.85067643087" calcext:value-type="float">
            <text:p>2038</text:p>
          </table:table-cell>
          <table:table-cell table:formula="of:=[.B150]*[.$F$2]" office:value-type="float" office:value="1426.49547350161" calcext:value-type="float">
            <text:p>1426</text:p>
          </table:table-cell>
          <table:table-cell table:formula="of:=[.B150]*[.$F$3]" office:value-type="float" office:value="815.14027057235" calcext:value-type="float">
            <text:p>815</text:p>
          </table:table-cell>
          <table:table-cell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formula="of:=SQRT([.A151]+1)-SQRT([.A151])" office:value-type="float" office:value="0.0406222784934442" calcext:value-type="float">
            <text:p>0,04</text:p>
          </table:table-cell>
          <table:table-cell table:formula="of:=[.B151]*[.$F$1]" office:value-type="float" office:value="2031.11392467221" calcext:value-type="float">
            <text:p>2031</text:p>
          </table:table-cell>
          <table:table-cell table:formula="of:=[.B151]*[.$F$2]" office:value-type="float" office:value="1421.77974727055" calcext:value-type="float">
            <text:p>1422</text:p>
          </table:table-cell>
          <table:table-cell table:formula="of:=[.B151]*[.$F$3]" office:value-type="float" office:value="812.445569868884" calcext:value-type="float">
            <text:p>812</text:p>
          </table:table-cell>
          <table:table-cell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formula="of:=SQRT([.A152]+1)-SQRT([.A152])" office:value-type="float" office:value="0.0404888709150288" calcext:value-type="float">
            <text:p>0,04</text:p>
          </table:table-cell>
          <table:table-cell table:formula="of:=[.B152]*[.$F$1]" office:value-type="float" office:value="2024.44354575144" calcext:value-type="float">
            <text:p>2024</text:p>
          </table:table-cell>
          <table:table-cell table:formula="of:=[.B152]*[.$F$2]" office:value-type="float" office:value="1417.11048202601" calcext:value-type="float">
            <text:p>1417</text:p>
          </table:table-cell>
          <table:table-cell table:formula="of:=[.B152]*[.$F$3]" office:value-type="float" office:value="809.777418300576" calcext:value-type="float">
            <text:p>810</text:p>
          </table:table-cell>
          <table:table-cell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formula="of:=SQRT([.A153]+1)-SQRT([.A153])" office:value-type="float" office:value="0.0403567691378761" calcext:value-type="float">
            <text:p>0,04</text:p>
          </table:table-cell>
          <table:table-cell table:formula="of:=[.B153]*[.$F$1]" office:value-type="float" office:value="2017.8384568938" calcext:value-type="float">
            <text:p>2018</text:p>
          </table:table-cell>
          <table:table-cell table:formula="of:=[.B153]*[.$F$2]" office:value-type="float" office:value="1412.48691982566" calcext:value-type="float">
            <text:p>1412</text:p>
          </table:table-cell>
          <table:table-cell table:formula="of:=[.B153]*[.$F$3]" office:value-type="float" office:value="807.135382757522" calcext:value-type="float">
            <text:p>807</text:p>
          </table:table-cell>
          <table:table-cell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formula="of:=SQRT([.A154]+1)-SQRT([.A154])" office:value-type="float" office:value="0.0402259519978756" calcext:value-type="float">
            <text:p>0,04</text:p>
          </table:table-cell>
          <table:table-cell table:formula="of:=[.B154]*[.$F$1]" office:value-type="float" office:value="2011.29759989378" calcext:value-type="float">
            <text:p>2011</text:p>
          </table:table-cell>
          <table:table-cell table:formula="of:=[.B154]*[.$F$2]" office:value-type="float" office:value="1407.90831992565" calcext:value-type="float">
            <text:p>1408</text:p>
          </table:table-cell>
          <table:table-cell table:formula="of:=[.B154]*[.$F$3]" office:value-type="float" office:value="804.519039957512" calcext:value-type="float">
            <text:p>805</text:p>
          </table:table-cell>
          <table:table-cell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formula="of:=SQRT([.A155]+1)-SQRT([.A155])" office:value-type="float" office:value="0.040096398808064" calcext:value-type="float">
            <text:p>0,04</text:p>
          </table:table-cell>
          <table:table-cell table:formula="of:=[.B155]*[.$F$1]" office:value-type="float" office:value="2004.8199404032" calcext:value-type="float">
            <text:p>2005</text:p>
          </table:table-cell>
          <table:table-cell table:formula="of:=[.B155]*[.$F$2]" office:value-type="float" office:value="1403.37395828224" calcext:value-type="float">
            <text:p>1403</text:p>
          </table:table-cell>
          <table:table-cell table:formula="of:=[.B155]*[.$F$3]" office:value-type="float" office:value="801.92797616128" calcext:value-type="float">
            <text:p>802</text:p>
          </table:table-cell>
          <table:table-cell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formula="of:=SQRT([.A156]+1)-SQRT([.A156])" office:value-type="float" office:value="0.0399680893448711" calcext:value-type="float">
            <text:p>0,04</text:p>
          </table:table-cell>
          <table:table-cell table:formula="of:=[.B156]*[.$F$1]" office:value-type="float" office:value="1998.40446724356" calcext:value-type="float">
            <text:p>1998</text:p>
          </table:table-cell>
          <table:table-cell table:formula="of:=[.B156]*[.$F$2]" office:value-type="float" office:value="1398.88312707049" calcext:value-type="float">
            <text:p>1399</text:p>
          </table:table-cell>
          <table:table-cell table:formula="of:=[.B156]*[.$F$3]" office:value-type="float" office:value="799.361786897422" calcext:value-type="float">
            <text:p>799</text:p>
          </table:table-cell>
          <table:table-cell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formula="of:=SQRT([.A157]+1)-SQRT([.A157])" office:value-type="float" office:value="0.0398410038348675" calcext:value-type="float">
            <text:p>0,04</text:p>
          </table:table-cell>
          <table:table-cell table:formula="of:=[.B157]*[.$F$1]" office:value-type="float" office:value="1992.05019174338" calcext:value-type="float">
            <text:p>1992</text:p>
          </table:table-cell>
          <table:table-cell table:formula="of:=[.B157]*[.$F$2]" office:value-type="float" office:value="1394.43513422036" calcext:value-type="float">
            <text:p>1394</text:p>
          </table:table-cell>
          <table:table-cell table:formula="of:=[.B157]*[.$F$3]" office:value-type="float" office:value="796.82007669735" calcext:value-type="float">
            <text:p>797</text:p>
          </table:table-cell>
          <table:table-cell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formula="of:=SQRT([.A158]+1)-SQRT([.A158])" office:value-type="float" office:value="0.0397151229419563" calcext:value-type="float">
            <text:p>0,04</text:p>
          </table:table-cell>
          <table:table-cell table:formula="of:=[.B158]*[.$F$1]" office:value-type="float" office:value="1985.75614709782" calcext:value-type="float">
            <text:p>1986</text:p>
          </table:table-cell>
          <table:table-cell table:formula="of:=[.B158]*[.$F$2]" office:value-type="float" office:value="1390.02930296847" calcext:value-type="float">
            <text:p>1390</text:p>
          </table:table-cell>
          <table:table-cell table:formula="of:=[.B158]*[.$F$3]" office:value-type="float" office:value="794.302458839126" calcext:value-type="float">
            <text:p>794</text:p>
          </table:table-cell>
          <table:table-cell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formula="of:=SQRT([.A159]+1)-SQRT([.A159])" office:value-type="float" office:value="0.0395904277550265" calcext:value-type="float">
            <text:p>0,04</text:p>
          </table:table-cell>
          <table:table-cell table:formula="of:=[.B159]*[.$F$1]" office:value-type="float" office:value="1979.52138775132" calcext:value-type="float">
            <text:p>1980</text:p>
          </table:table-cell>
          <table:table-cell table:formula="of:=[.B159]*[.$F$2]" office:value-type="float" office:value="1385.66497142593" calcext:value-type="float">
            <text:p>1386</text:p>
          </table:table-cell>
          <table:table-cell table:formula="of:=[.B159]*[.$F$3]" office:value-type="float" office:value="791.80855510053" calcext:value-type="float">
            <text:p>792</text:p>
          </table:table-cell>
          <table:table-cell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formula="of:=SQRT([.A160]+1)-SQRT([.A160])" office:value-type="float" office:value="0.0394668997760022" calcext:value-type="float">
            <text:p>0,04</text:p>
          </table:table-cell>
          <table:table-cell table:formula="of:=[.B160]*[.$F$1]" office:value-type="float" office:value="1973.34498880011" calcext:value-type="float">
            <text:p>1973</text:p>
          </table:table-cell>
          <table:table-cell table:formula="of:=[.B160]*[.$F$2]" office:value-type="float" office:value="1381.34149216008" calcext:value-type="float">
            <text:p>1381</text:p>
          </table:table-cell>
          <table:table-cell table:formula="of:=[.B160]*[.$F$3]" office:value-type="float" office:value="789.337995520044" calcext:value-type="float">
            <text:p>789</text:p>
          </table:table-cell>
          <table:table-cell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formula="of:=SQRT([.A161]+1)-SQRT([.A161])" office:value-type="float" office:value="0.039344520908335" calcext:value-type="float">
            <text:p>0,04</text:p>
          </table:table-cell>
          <table:table-cell table:formula="of:=[.B161]*[.$F$1]" office:value-type="float" office:value="1967.22604541675" calcext:value-type="float">
            <text:p>1967</text:p>
          </table:table-cell>
          <table:table-cell table:formula="of:=[.B161]*[.$F$2]" office:value-type="float" office:value="1377.05823179173" calcext:value-type="float">
            <text:p>1377</text:p>
          </table:table-cell>
          <table:table-cell table:formula="of:=[.B161]*[.$F$3]" office:value-type="float" office:value="786.8904181667" calcext:value-type="float">
            <text:p>787</text:p>
          </table:table-cell>
          <table:table-cell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formula="of:=SQRT([.A162]+1)-SQRT([.A162])" office:value-type="float" office:value="0.0392232734458489" calcext:value-type="float">
            <text:p>0,04</text:p>
          </table:table-cell>
          <table:table-cell table:formula="of:=[.B162]*[.$F$1]" office:value-type="float" office:value="1961.16367229245" calcext:value-type="float">
            <text:p>1961</text:p>
          </table:table-cell>
          <table:table-cell table:formula="of:=[.B162]*[.$F$2]" office:value-type="float" office:value="1372.81457060471" calcext:value-type="float">
            <text:p>1373</text:p>
          </table:table-cell>
          <table:table-cell table:formula="of:=[.B162]*[.$F$3]" office:value-type="float" office:value="784.465468916978" calcext:value-type="float">
            <text:p>784</text:p>
          </table:table-cell>
          <table:table-cell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formula="of:=SQRT([.A163]+1)-SQRT([.A163])" office:value-type="float" office:value="0.039103140061993" calcext:value-type="float">
            <text:p>0,04</text:p>
          </table:table-cell>
          <table:table-cell table:formula="of:=[.B163]*[.$F$1]" office:value-type="float" office:value="1955.15700309965" calcext:value-type="float">
            <text:p>1955</text:p>
          </table:table-cell>
          <table:table-cell table:formula="of:=[.B163]*[.$F$2]" office:value-type="float" office:value="1368.60990216976" calcext:value-type="float">
            <text:p>1369</text:p>
          </table:table-cell>
          <table:table-cell table:formula="of:=[.B163]*[.$F$3]" office:value-type="float" office:value="782.06280123986" calcext:value-type="float">
            <text:p>782</text:p>
          </table:table-cell>
          <table:table-cell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formula="of:=SQRT([.A164]+1)-SQRT([.A164])" office:value-type="float" office:value="0.0389841037994323" calcext:value-type="float">
            <text:p>0,04</text:p>
          </table:table-cell>
          <table:table-cell table:formula="of:=[.B164]*[.$F$1]" office:value-type="float" office:value="1949.20518997161" calcext:value-type="float">
            <text:p>1949</text:p>
          </table:table-cell>
          <table:table-cell table:formula="of:=[.B164]*[.$F$2]" office:value-type="float" office:value="1364.44363298013" calcext:value-type="float">
            <text:p>1364</text:p>
          </table:table-cell>
          <table:table-cell table:formula="of:=[.B164]*[.$F$3]" office:value-type="float" office:value="779.682075988646" calcext:value-type="float">
            <text:p>780</text:p>
          </table:table-cell>
          <table:table-cell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formula="of:=SQRT([.A165]+1)-SQRT([.A165])" office:value-type="float" office:value="0.0388661480599968" calcext:value-type="float">
            <text:p>0,04</text:p>
          </table:table-cell>
          <table:table-cell table:formula="of:=[.B165]*[.$F$1]" office:value-type="float" office:value="1943.30740299984" calcext:value-type="float">
            <text:p>1943</text:p>
          </table:table-cell>
          <table:table-cell table:formula="of:=[.B165]*[.$F$2]" office:value-type="float" office:value="1360.31518209989" calcext:value-type="float">
            <text:p>1360</text:p>
          </table:table-cell>
          <table:table-cell table:formula="of:=[.B165]*[.$F$3]" office:value-type="float" office:value="777.322961199936" calcext:value-type="float">
            <text:p>777</text:p>
          </table:table-cell>
          <table:table-cell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formula="of:=SQRT([.A166]+1)-SQRT([.A166])" office:value-type="float" office:value="0.0387492565949596" calcext:value-type="float">
            <text:p>0,04</text:p>
          </table:table-cell>
          <table:table-cell table:formula="of:=[.B166]*[.$F$1]" office:value-type="float" office:value="1937.46282974798" calcext:value-type="float">
            <text:p>1937</text:p>
          </table:table-cell>
          <table:table-cell table:formula="of:=[.B166]*[.$F$2]" office:value-type="float" office:value="1356.22398082359" calcext:value-type="float">
            <text:p>1356</text:p>
          </table:table-cell>
          <table:table-cell table:formula="of:=[.B166]*[.$F$3]" office:value-type="float" office:value="774.985131899192" calcext:value-type="float">
            <text:p>775</text:p>
          </table:table-cell>
          <table:table-cell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formula="of:=SQRT([.A167]+1)-SQRT([.A167])" office:value-type="float" office:value="0.038633413495635" calcext:value-type="float">
            <text:p>0,04</text:p>
          </table:table-cell>
          <table:table-cell table:formula="of:=[.B167]*[.$F$1]" office:value-type="float" office:value="1931.67067478175" calcext:value-type="float">
            <text:p>1932</text:p>
          </table:table-cell>
          <table:table-cell table:formula="of:=[.B167]*[.$F$2]" office:value-type="float" office:value="1352.16947234723" calcext:value-type="float">
            <text:p>1352</text:p>
          </table:table-cell>
          <table:table-cell table:formula="of:=[.B167]*[.$F$3]" office:value-type="float" office:value="772.6682699127" calcext:value-type="float">
            <text:p>773</text:p>
          </table:table-cell>
          <table:table-cell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formula="of:=SQRT([.A168]+1)-SQRT([.A168])" office:value-type="float" office:value="0.0385186031842792" calcext:value-type="float">
            <text:p>0,04</text:p>
          </table:table-cell>
          <table:table-cell table:formula="of:=[.B168]*[.$F$1]" office:value-type="float" office:value="1925.93015921396" calcext:value-type="float">
            <text:p>1926</text:p>
          </table:table-cell>
          <table:table-cell table:formula="of:=[.B168]*[.$F$2]" office:value-type="float" office:value="1348.15111144977" calcext:value-type="float">
            <text:p>1348</text:p>
          </table:table-cell>
          <table:table-cell table:formula="of:=[.B168]*[.$F$3]" office:value-type="float" office:value="770.372063685584" calcext:value-type="float">
            <text:p>770</text:p>
          </table:table-cell>
          <table:table-cell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formula="of:=SQRT([.A169]+1)-SQRT([.A169])" office:value-type="float" office:value="0.0384048104052983" calcext:value-type="float">
            <text:p>0,04</text:p>
          </table:table-cell>
          <table:table-cell table:formula="of:=[.B169]*[.$F$1]" office:value-type="float" office:value="1920.24052026491" calcext:value-type="float">
            <text:p>1920</text:p>
          </table:table-cell>
          <table:table-cell table:formula="of:=[.B169]*[.$F$2]" office:value-type="float" office:value="1344.16836418544" calcext:value-type="float">
            <text:p>1344</text:p>
          </table:table-cell>
          <table:table-cell table:formula="of:=[.B169]*[.$F$3]" office:value-type="float" office:value="768.096208105966" calcext:value-type="float">
            <text:p>768</text:p>
          </table:table-cell>
          <table:table-cell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formula="of:=SQRT([.A170]+1)-SQRT([.A170])" office:value-type="float" office:value="0.0382920202167227" calcext:value-type="float">
            <text:p>0,04</text:p>
          </table:table-cell>
          <table:table-cell table:formula="of:=[.B170]*[.$F$1]" office:value-type="float" office:value="1914.60101083614" calcext:value-type="float">
            <text:p>1915</text:p>
          </table:table-cell>
          <table:table-cell table:formula="of:=[.B170]*[.$F$2]" office:value-type="float" office:value="1340.22070758529" calcext:value-type="float">
            <text:p>1340</text:p>
          </table:table-cell>
          <table:table-cell table:formula="of:=[.B170]*[.$F$3]" office:value-type="float" office:value="765.840404334454" calcext:value-type="float">
            <text:p>766</text:p>
          </table:table-cell>
          <table:table-cell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formula="of:=SQRT([.A171]+1)-SQRT([.A171])" office:value-type="float" office:value="0.0381802179819797" calcext:value-type="float">
            <text:p>0,04</text:p>
          </table:table-cell>
          <table:table-cell table:formula="of:=[.B171]*[.$F$1]" office:value-type="float" office:value="1909.01089909899" calcext:value-type="float">
            <text:p>1909</text:p>
          </table:table-cell>
          <table:table-cell table:formula="of:=[.B171]*[.$F$2]" office:value-type="float" office:value="1336.30762936929" calcext:value-type="float">
            <text:p>1336</text:p>
          </table:table-cell>
          <table:table-cell table:formula="of:=[.B171]*[.$F$3]" office:value-type="float" office:value="763.604359639594" calcext:value-type="float">
            <text:p>764</text:p>
          </table:table-cell>
          <table:table-cell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formula="of:=SQRT([.A172]+1)-SQRT([.A172])" office:value-type="float" office:value="0.0380693893619046" calcext:value-type="float">
            <text:p>0,04</text:p>
          </table:table-cell>
          <table:table-cell table:formula="of:=[.B172]*[.$F$1]" office:value-type="float" office:value="1903.46946809523" calcext:value-type="float">
            <text:p>1903</text:p>
          </table:table-cell>
          <table:table-cell table:formula="of:=[.B172]*[.$F$2]" office:value-type="float" office:value="1332.42862766666" calcext:value-type="float">
            <text:p>1332</text:p>
          </table:table-cell>
          <table:table-cell table:formula="of:=[.B172]*[.$F$3]" office:value-type="float" office:value="761.387787238092" calcext:value-type="float">
            <text:p>761</text:p>
          </table:table-cell>
          <table:table-cell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formula="of:=SQRT([.A173]+1)-SQRT([.A173])" office:value-type="float" office:value="0.0379595203070142" calcext:value-type="float">
            <text:p>0,04</text:p>
          </table:table-cell>
          <table:table-cell table:formula="of:=[.B173]*[.$F$1]" office:value-type="float" office:value="1897.97601535071" calcext:value-type="float">
            <text:p>1898</text:p>
          </table:table-cell>
          <table:table-cell table:formula="of:=[.B173]*[.$F$2]" office:value-type="float" office:value="1328.5832107455" calcext:value-type="float">
            <text:p>1329</text:p>
          </table:table-cell>
          <table:table-cell table:formula="of:=[.B173]*[.$F$3]" office:value-type="float" office:value="759.190406140284" calcext:value-type="float">
            <text:p>759</text:p>
          </table:table-cell>
          <table:table-cell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formula="of:=SQRT([.A174]+1)-SQRT([.A174])" office:value-type="float" office:value="0.0378505970500331" calcext:value-type="float">
            <text:p>0,04</text:p>
          </table:table-cell>
          <table:table-cell table:formula="of:=[.B174]*[.$F$1]" office:value-type="float" office:value="1892.52985250166" calcext:value-type="float">
            <text:p>1893</text:p>
          </table:table-cell>
          <table:table-cell table:formula="of:=[.B174]*[.$F$2]" office:value-type="float" office:value="1324.77089675116" calcext:value-type="float">
            <text:p>1325</text:p>
          </table:table-cell>
          <table:table-cell table:formula="of:=[.B174]*[.$F$3]" office:value-type="float" office:value="757.011941000662" calcext:value-type="float">
            <text:p>757</text:p>
          </table:table-cell>
          <table:table-cell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formula="of:=SQRT([.A175]+1)-SQRT([.A175])" office:value-type="float" office:value="0.0377426060986465" calcext:value-type="float">
            <text:p>0,04</text:p>
          </table:table-cell>
          <table:table-cell table:formula="of:=[.B175]*[.$F$1]" office:value-type="float" office:value="1887.13030493233" calcext:value-type="float">
            <text:p>1887</text:p>
          </table:table-cell>
          <table:table-cell table:formula="of:=[.B175]*[.$F$2]" office:value-type="float" office:value="1320.99121345263" calcext:value-type="float">
            <text:p>1321</text:p>
          </table:table-cell>
          <table:table-cell table:formula="of:=[.B175]*[.$F$3]" office:value-type="float" office:value="754.85212197293" calcext:value-type="float">
            <text:p>755</text:p>
          </table:table-cell>
          <table:table-cell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formula="of:=SQRT([.A176]+1)-SQRT([.A176])" office:value-type="float" office:value="0.0376355342284711" calcext:value-type="float">
            <text:p>0,04</text:p>
          </table:table-cell>
          <table:table-cell table:formula="of:=[.B176]*[.$F$1]" office:value-type="float" office:value="1881.77671142356" calcext:value-type="float">
            <text:p>1882</text:p>
          </table:table-cell>
          <table:table-cell table:formula="of:=[.B176]*[.$F$2]" office:value-type="float" office:value="1317.24369799649" calcext:value-type="float">
            <text:p>1317</text:p>
          </table:table-cell>
          <table:table-cell table:formula="of:=[.B176]*[.$F$3]" office:value-type="float" office:value="752.710684569422" calcext:value-type="float">
            <text:p>753</text:p>
          </table:table-cell>
          <table:table-cell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formula="of:=SQRT([.A177]+1)-SQRT([.A177])" office:value-type="float" office:value="0.0375293684762639" calcext:value-type="float">
            <text:p>0,04</text:p>
          </table:table-cell>
          <table:table-cell table:formula="of:=[.B177]*[.$F$1]" office:value-type="float" office:value="1876.4684238132" calcext:value-type="float">
            <text:p>1876</text:p>
          </table:table-cell>
          <table:table-cell table:formula="of:=[.B177]*[.$F$2]" office:value-type="float" office:value="1313.52789666924" calcext:value-type="float">
            <text:p>1314</text:p>
          </table:table-cell>
          <table:table-cell table:formula="of:=[.B177]*[.$F$3]" office:value-type="float" office:value="750.587369525278" calcext:value-type="float">
            <text:p>751</text:p>
          </table:table-cell>
          <table:table-cell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formula="of:=SQRT([.A178]+1)-SQRT([.A178])" office:value-type="float" office:value="0.0374240961333179" calcext:value-type="float">
            <text:p>0,04</text:p>
          </table:table-cell>
          <table:table-cell table:formula="of:=[.B178]*[.$F$1]" office:value-type="float" office:value="1871.2048066659" calcext:value-type="float">
            <text:p>1871</text:p>
          </table:table-cell>
          <table:table-cell table:formula="of:=[.B178]*[.$F$2]" office:value-type="float" office:value="1309.84336466613" calcext:value-type="float">
            <text:p>1310</text:p>
          </table:table-cell>
          <table:table-cell table:formula="of:=[.B178]*[.$F$3]" office:value-type="float" office:value="748.481922666358" calcext:value-type="float">
            <text:p>748</text:p>
          </table:table-cell>
          <table:table-cell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formula="of:=SQRT([.A179]+1)-SQRT([.A179])" office:value-type="float" office:value="0.0373197047390867" calcext:value-type="float">
            <text:p>0,04</text:p>
          </table:table-cell>
          <table:table-cell table:formula="of:=[.B179]*[.$F$1]" office:value-type="float" office:value="1865.98523695433" calcext:value-type="float">
            <text:p>1866</text:p>
          </table:table-cell>
          <table:table-cell table:formula="of:=[.B179]*[.$F$2]" office:value-type="float" office:value="1306.18966586803" calcext:value-type="float">
            <text:p>1306</text:p>
          </table:table-cell>
          <table:table-cell table:formula="of:=[.B179]*[.$F$3]" office:value-type="float" office:value="746.394094781734" calcext:value-type="float">
            <text:p>746</text:p>
          </table:table-cell>
          <table:table-cell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formula="of:=SQRT([.A180]+1)-SQRT([.A180])" office:value-type="float" office:value="0.037216182074971" calcext:value-type="float">
            <text:p>0,04</text:p>
          </table:table-cell>
          <table:table-cell table:formula="of:=[.B180]*[.$F$1]" office:value-type="float" office:value="1860.80910374855" calcext:value-type="float">
            <text:p>1861</text:p>
          </table:table-cell>
          <table:table-cell table:formula="of:=[.B180]*[.$F$2]" office:value-type="float" office:value="1302.56637262398" calcext:value-type="float">
            <text:p>1303</text:p>
          </table:table-cell>
          <table:table-cell table:formula="of:=[.B180]*[.$F$3]" office:value-type="float" office:value="744.32364149942" calcext:value-type="float">
            <text:p>744</text:p>
          </table:table-cell>
          <table:table-cell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formula="of:=SQRT([.A181]+1)-SQRT([.A181])" office:value-type="float" office:value="0.0371135161583318" calcext:value-type="float">
            <text:p>0,04</text:p>
          </table:table-cell>
          <table:table-cell table:formula="of:=[.B181]*[.$F$1]" office:value-type="float" office:value="1855.67580791659" calcext:value-type="float">
            <text:p>1856</text:p>
          </table:table-cell>
          <table:table-cell table:formula="of:=[.B181]*[.$F$2]" office:value-type="float" office:value="1298.97306554161" calcext:value-type="float">
            <text:p>1299</text:p>
          </table:table-cell>
          <table:table-cell table:formula="of:=[.B181]*[.$F$3]" office:value-type="float" office:value="742.270323166636" calcext:value-type="float">
            <text:p>742</text:p>
          </table:table-cell>
          <table:table-cell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formula="of:=SQRT([.A182]+1)-SQRT([.A182])" office:value-type="float" office:value="0.0370116952366413" calcext:value-type="float">
            <text:p>0,04</text:p>
          </table:table-cell>
          <table:table-cell table:formula="of:=[.B182]*[.$F$1]" office:value-type="float" office:value="1850.58476183207" calcext:value-type="float">
            <text:p>1851</text:p>
          </table:table-cell>
          <table:table-cell table:formula="of:=[.B182]*[.$F$2]" office:value-type="float" office:value="1295.40933328245" calcext:value-type="float">
            <text:p>1295</text:p>
          </table:table-cell>
          <table:table-cell table:formula="of:=[.B182]*[.$F$3]" office:value-type="float" office:value="740.233904732826" calcext:value-type="float">
            <text:p>740</text:p>
          </table:table-cell>
          <table:table-cell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formula="of:=SQRT([.A183]+1)-SQRT([.A183])" office:value-type="float" office:value="0.0369107077818533" calcext:value-type="float">
            <text:p>0,04</text:p>
          </table:table-cell>
          <table:table-cell table:formula="of:=[.B183]*[.$F$1]" office:value-type="float" office:value="1845.53538909267" calcext:value-type="float">
            <text:p>1846</text:p>
          </table:table-cell>
          <table:table-cell table:formula="of:=[.B183]*[.$F$2]" office:value-type="float" office:value="1291.87477236487" calcext:value-type="float">
            <text:p>1292</text:p>
          </table:table-cell>
          <table:table-cell table:formula="of:=[.B183]*[.$F$3]" office:value-type="float" office:value="738.214155637066" calcext:value-type="float">
            <text:p>738</text:p>
          </table:table-cell>
          <table:table-cell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formula="of:=SQRT([.A184]+1)-SQRT([.A184])" office:value-type="float" office:value="0.0368105424849077" calcext:value-type="float">
            <text:p>0,04</text:p>
          </table:table-cell>
          <table:table-cell table:formula="of:=[.B184]*[.$F$1]" office:value-type="float" office:value="1840.52712424539" calcext:value-type="float">
            <text:p>1841</text:p>
          </table:table-cell>
          <table:table-cell table:formula="of:=[.B184]*[.$F$2]" office:value-type="float" office:value="1288.36898697177" calcext:value-type="float">
            <text:p>1288</text:p>
          </table:table-cell>
          <table:table-cell table:formula="of:=[.B184]*[.$F$3]" office:value-type="float" office:value="736.210849698154" calcext:value-type="float">
            <text:p>736</text:p>
          </table:table-cell>
          <table:table-cell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formula="of:=SQRT([.A185]+1)-SQRT([.A185])" office:value-type="float" office:value="0.0367111882504112" calcext:value-type="float">
            <text:p>0,04</text:p>
          </table:table-cell>
          <table:table-cell table:formula="of:=[.B185]*[.$F$1]" office:value-type="float" office:value="1835.55941252056" calcext:value-type="float">
            <text:p>1836</text:p>
          </table:table-cell>
          <table:table-cell table:formula="of:=[.B185]*[.$F$2]" office:value-type="float" office:value="1284.89158876439" calcext:value-type="float">
            <text:p>1285</text:p>
          </table:table-cell>
          <table:table-cell table:formula="of:=[.B185]*[.$F$3]" office:value-type="float" office:value="734.223765008224" calcext:value-type="float">
            <text:p>734</text:p>
          </table:table-cell>
          <table:table-cell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formula="of:=SQRT([.A186]+1)-SQRT([.A186])" office:value-type="float" office:value="0.0366126341914885" calcext:value-type="float">
            <text:p>0,04</text:p>
          </table:table-cell>
          <table:table-cell table:formula="of:=[.B186]*[.$F$1]" office:value-type="float" office:value="1830.63170957442" calcext:value-type="float">
            <text:p>1831</text:p>
          </table:table-cell>
          <table:table-cell table:formula="of:=[.B186]*[.$F$2]" office:value-type="float" office:value="1281.4421967021" calcext:value-type="float">
            <text:p>1281</text:p>
          </table:table-cell>
          <table:table-cell table:formula="of:=[.B186]*[.$F$3]" office:value-type="float" office:value="732.25268382977" calcext:value-type="float">
            <text:p>732</text:p>
          </table:table-cell>
          <table:table-cell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formula="of:=SQRT([.A187]+1)-SQRT([.A187])" office:value-type="float" office:value="0.0365148696247441" calcext:value-type="float">
            <text:p>0,04</text:p>
          </table:table-cell>
          <table:table-cell table:formula="of:=[.B187]*[.$F$1]" office:value-type="float" office:value="1825.74348123721" calcext:value-type="float">
            <text:p>1826</text:p>
          </table:table-cell>
          <table:table-cell table:formula="of:=[.B187]*[.$F$2]" office:value-type="float" office:value="1278.02043686604" calcext:value-type="float">
            <text:p>1278</text:p>
          </table:table-cell>
          <table:table-cell table:formula="of:=[.B187]*[.$F$3]" office:value-type="float" office:value="730.297392494882" calcext:value-type="float">
            <text:p>730</text:p>
          </table:table-cell>
          <table:table-cell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formula="of:=SQRT([.A188]+1)-SQRT([.A188])" office:value-type="float" office:value="0.0364178840654326" calcext:value-type="float">
            <text:p>0,04</text:p>
          </table:table-cell>
          <table:table-cell table:formula="of:=[.B188]*[.$F$1]" office:value-type="float" office:value="1820.89420327163" calcext:value-type="float">
            <text:p>1821</text:p>
          </table:table-cell>
          <table:table-cell table:formula="of:=[.B188]*[.$F$2]" office:value-type="float" office:value="1274.62594229014" calcext:value-type="float">
            <text:p>1275</text:p>
          </table:table-cell>
          <table:table-cell table:formula="of:=[.B188]*[.$F$3]" office:value-type="float" office:value="728.357681308652" calcext:value-type="float">
            <text:p>728</text:p>
          </table:table-cell>
          <table:table-cell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formula="of:=SQRT([.A189]+1)-SQRT([.A189])" office:value-type="float" office:value="0.0363216672227011" calcext:value-type="float">
            <text:p>0,04</text:p>
          </table:table-cell>
          <table:table-cell table:formula="of:=[.B189]*[.$F$1]" office:value-type="float" office:value="1816.08336113506" calcext:value-type="float">
            <text:p>1816</text:p>
          </table:table-cell>
          <table:table-cell table:formula="of:=[.B189]*[.$F$2]" office:value-type="float" office:value="1271.25835279454" calcext:value-type="float">
            <text:p>1271</text:p>
          </table:table-cell>
          <table:table-cell table:formula="of:=[.B189]*[.$F$3]" office:value-type="float" office:value="726.433344454022" calcext:value-type="float">
            <text:p>726</text:p>
          </table:table-cell>
          <table:table-cell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formula="of:=SQRT([.A190]+1)-SQRT([.A190])" office:value-type="float" office:value="0.036226208995032" calcext:value-type="float">
            <text:p>0,04</text:p>
          </table:table-cell>
          <table:table-cell table:formula="of:=[.B190]*[.$F$1]" office:value-type="float" office:value="1811.3104497516" calcext:value-type="float">
            <text:p>1811</text:p>
          </table:table-cell>
          <table:table-cell table:formula="of:=[.B190]*[.$F$2]" office:value-type="float" office:value="1267.91731482612" calcext:value-type="float">
            <text:p>1268</text:p>
          </table:table-cell>
          <table:table-cell table:formula="of:=[.B190]*[.$F$3]" office:value-type="float" office:value="724.52417990064" calcext:value-type="float">
            <text:p>725</text:p>
          </table:table-cell>
          <table:table-cell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formula="of:=SQRT([.A191]+1)-SQRT([.A191])" office:value-type="float" office:value="0.036131499465764" calcext:value-type="float">
            <text:p>0,04</text:p>
          </table:table-cell>
          <table:table-cell table:formula="of:=[.B191]*[.$F$1]" office:value-type="float" office:value="1806.5749732882" calcext:value-type="float">
            <text:p>1807</text:p>
          </table:table-cell>
          <table:table-cell table:formula="of:=[.B191]*[.$F$2]" office:value-type="float" office:value="1264.60248130174" calcext:value-type="float">
            <text:p>1265</text:p>
          </table:table-cell>
          <table:table-cell table:formula="of:=[.B191]*[.$F$3]" office:value-type="float" office:value="722.62998931528" calcext:value-type="float">
            <text:p>723</text:p>
          </table:table-cell>
          <table:table-cell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formula="of:=SQRT([.A192]+1)-SQRT([.A192])" office:value-type="float" office:value="0.0360375288987864" calcext:value-type="float">
            <text:p>0,04</text:p>
          </table:table-cell>
          <table:table-cell table:formula="of:=[.B192]*[.$F$1]" office:value-type="float" office:value="1801.87644493932" calcext:value-type="float">
            <text:p>1802</text:p>
          </table:table-cell>
          <table:table-cell table:formula="of:=[.B192]*[.$F$2]" office:value-type="float" office:value="1261.31351145752" calcext:value-type="float">
            <text:p>1261</text:p>
          </table:table-cell>
          <table:table-cell table:formula="of:=[.B192]*[.$F$3]" office:value-type="float" office:value="720.750577975728" calcext:value-type="float">
            <text:p>721</text:p>
          </table:table-cell>
          <table:table-cell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formula="of:=SQRT([.A193]+1)-SQRT([.A193])" office:value-type="float" office:value="0.0359442877343152" calcext:value-type="float">
            <text:p>0,04</text:p>
          </table:table-cell>
          <table:table-cell table:formula="of:=[.B193]*[.$F$1]" office:value-type="float" office:value="1797.21438671576" calcext:value-type="float">
            <text:p>1797</text:p>
          </table:table-cell>
          <table:table-cell table:formula="of:=[.B193]*[.$F$2]" office:value-type="float" office:value="1258.05007070103" calcext:value-type="float">
            <text:p>1258</text:p>
          </table:table-cell>
          <table:table-cell table:formula="of:=[.B193]*[.$F$3]" office:value-type="float" office:value="718.885754686304" calcext:value-type="float">
            <text:p>719</text:p>
          </table:table-cell>
          <table:table-cell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formula="of:=SQRT([.A194]+1)-SQRT([.A194])" office:value-type="float" office:value="0.0358517665848215" calcext:value-type="float">
            <text:p>0,04</text:p>
          </table:table-cell>
          <table:table-cell table:formula="of:=[.B194]*[.$F$1]" office:value-type="float" office:value="1792.58832924108" calcext:value-type="float">
            <text:p>1793</text:p>
          </table:table-cell>
          <table:table-cell table:formula="of:=[.B194]*[.$F$2]" office:value-type="float" office:value="1254.81183046875" calcext:value-type="float">
            <text:p>1255</text:p>
          </table:table-cell>
          <table:table-cell table:formula="of:=[.B194]*[.$F$3]" office:value-type="float" office:value="717.03533169643" calcext:value-type="float">
            <text:p>717</text:p>
          </table:table-cell>
          <table:table-cell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formula="of:=SQRT([.A195]+1)-SQRT([.A195])" office:value-type="float" office:value="0.0357599562310593" calcext:value-type="float">
            <text:p>0,04</text:p>
          </table:table-cell>
          <table:table-cell table:formula="of:=[.B195]*[.$F$1]" office:value-type="float" office:value="1787.99781155297" calcext:value-type="float">
            <text:p>1788</text:p>
          </table:table-cell>
          <table:table-cell table:formula="of:=[.B195]*[.$F$2]" office:value-type="float" office:value="1251.59846808708" calcext:value-type="float">
            <text:p>1252</text:p>
          </table:table-cell>
          <table:table-cell table:formula="of:=[.B195]*[.$F$3]" office:value-type="float" office:value="715.199124621186" calcext:value-type="float">
            <text:p>715</text:p>
          </table:table-cell>
          <table:table-cell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formula="of:=SQRT([.A196]+1)-SQRT([.A196])" office:value-type="float" office:value="0.035668847618199" calcext:value-type="float">
            <text:p>0,04</text:p>
          </table:table-cell>
          <table:table-cell table:formula="of:=[.B196]*[.$F$1]" office:value-type="float" office:value="1783.44238090995" calcext:value-type="float">
            <text:p>1783</text:p>
          </table:table-cell>
          <table:table-cell table:formula="of:=[.B196]*[.$F$2]" office:value-type="float" office:value="1248.40966663697" calcext:value-type="float">
            <text:p>1248</text:p>
          </table:table-cell>
          <table:table-cell table:formula="of:=[.B196]*[.$F$3]" office:value-type="float" office:value="713.37695236398" calcext:value-type="float">
            <text:p>713</text:p>
          </table:table-cell>
          <table:table-cell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formula="of:=SQRT([.A197]+1)-SQRT([.A197])" office:value-type="float" office:value="0.0355784318520893" calcext:value-type="float">
            <text:p>0,04</text:p>
          </table:table-cell>
          <table:table-cell table:formula="of:=[.B197]*[.$F$1]" office:value-type="float" office:value="1778.92159260447" calcext:value-type="float">
            <text:p>1779</text:p>
          </table:table-cell>
          <table:table-cell table:formula="of:=[.B197]*[.$F$2]" office:value-type="float" office:value="1245.24511482313" calcext:value-type="float">
            <text:p>1245</text:p>
          </table:table-cell>
          <table:table-cell table:formula="of:=[.B197]*[.$F$3]" office:value-type="float" office:value="711.568637041786" calcext:value-type="float">
            <text:p>712</text:p>
          </table:table-cell>
          <table:table-cell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formula="of:=SQRT([.A198]+1)-SQRT([.A198])" office:value-type="float" office:value="0.0354887001955966" calcext:value-type="float">
            <text:p>0,04</text:p>
          </table:table-cell>
          <table:table-cell table:formula="of:=[.B198]*[.$F$1]" office:value-type="float" office:value="1774.43500977983" calcext:value-type="float">
            <text:p>1774</text:p>
          </table:table-cell>
          <table:table-cell table:formula="of:=[.B198]*[.$F$2]" office:value-type="float" office:value="1242.10450684588" calcext:value-type="float">
            <text:p>1242</text:p>
          </table:table-cell>
          <table:table-cell table:formula="of:=[.B198]*[.$F$3]" office:value-type="float" office:value="709.774003911932" calcext:value-type="float">
            <text:p>710</text:p>
          </table:table-cell>
          <table:table-cell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formula="of:=SQRT([.A199]+1)-SQRT([.A199])" office:value-type="float" office:value="0.0353996440650661" calcext:value-type="float">
            <text:p>0,04</text:p>
          </table:table-cell>
          <table:table-cell table:formula="of:=[.B199]*[.$F$1]" office:value-type="float" office:value="1769.98220325331" calcext:value-type="float">
            <text:p>1770</text:p>
          </table:table-cell>
          <table:table-cell table:formula="of:=[.B199]*[.$F$2]" office:value-type="float" office:value="1238.98754227731" calcext:value-type="float">
            <text:p>1239</text:p>
          </table:table-cell>
          <table:table-cell table:formula="of:=[.B199]*[.$F$3]" office:value-type="float" office:value="707.992881301322" calcext:value-type="float">
            <text:p>708</text:p>
          </table:table-cell>
          <table:table-cell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formula="of:=SQRT([.A200]+1)-SQRT([.A200])" office:value-type="float" office:value="0.0353112550268744" calcext:value-type="float">
            <text:p>0,04</text:p>
          </table:table-cell>
          <table:table-cell table:formula="of:=[.B200]*[.$F$1]" office:value-type="float" office:value="1765.56275134372" calcext:value-type="float">
            <text:p>1766</text:p>
          </table:table-cell>
          <table:table-cell table:formula="of:=[.B200]*[.$F$2]" office:value-type="float" office:value="1235.8939259406" calcext:value-type="float">
            <text:p>1236</text:p>
          </table:table-cell>
          <table:table-cell table:formula="of:=[.B200]*[.$F$3]" office:value-type="float" office:value="706.225100537488" calcext:value-type="float">
            <text:p>706</text:p>
          </table:table-cell>
          <table:table-cell/>
        </table:table-row>
        <table:table-row table:style-name="ro1" table:number-rows-repeated="10483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08:34:17.80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47:56.788000000</meta:creation-date>
    <dc:date>2020-06-28T08:34:52.405000000</dc:date>
    <meta:editing-duration>PT57M45S</meta:editing-duration>
    <meta:editing-cycles>18</meta:editing-cycles>
    <meta:generator>LibreOffice/6.4.2.2$Windows_X86_64 LibreOffice_project/4e471d8c02c9c90f512f7f9ead8875b57fcb1ec3</meta:generator>
    <meta:document-statistic meta:table-count="1" meta:cell-count="1003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oglio1.C1:Foglio1.D200" svg:x="0.32cm" svg:y="0.18cm" svg:width="12.428cm" svg:height="8.64cm">
          <chartooo:coordinate-region svg:x="1.497cm" svg:y="0.301cm" svg:width="11.25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1:Foglio1.C200" chart:class="chart:line">
            <chart:data-point chart:repeated="200"/>
          </chart:series>
          <chart:series chart:style-name="ch8" chart:values-cell-range-address="Foglio1.D1:Foglio1.D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10.6781186547">
                <text:p>20710.6781186547</text:p>
                <draw:g>
                  <svg:desc>Foglio1.C1:Foglio1.C200</svg:desc>
                </draw:g>
              </table:table-cell>
              <table:table-cell office:value-type="float" office:value="14497.4746830583">
                <text:p>14497.4746830583</text:p>
                <draw:g>
                  <svg:desc>Foglio1.D1:Foglio1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91.8622597891">
                <text:p>15891.8622597891</text:p>
              </table:table-cell>
              <table:table-cell office:value-type="float" office:value="11124.3035818524">
                <text:p>11124.3035818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97.4596215562">
                <text:p>13397.4596215562</text:p>
              </table:table-cell>
              <table:table-cell office:value-type="float" office:value="9378.22173508931">
                <text:p>9378.22173508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03.3988749895">
                <text:p>11803.3988749895</text:p>
              </table:table-cell>
              <table:table-cell office:value-type="float" office:value="8262.37921249265">
                <text:p>8262.37921249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71.0882641694">
                <text:p>10671.0882641694</text:p>
              </table:table-cell>
              <table:table-cell office:value-type="float" office:value="7469.76178491858">
                <text:p>7469.76178491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13.07841407065">
                <text:p>9813.07841407065</text:p>
              </table:table-cell>
              <table:table-cell office:value-type="float" office:value="6869.15488984946">
                <text:p>6869.15488984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33.79068408">
                <text:p>9133.79068408</text:p>
              </table:table-cell>
              <table:table-cell office:value-type="float" office:value="6393.653478856">
                <text:p>6393.653478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78.6437626905">
                <text:p>8578.6437626905</text:p>
              </table:table-cell>
              <table:table-cell office:value-type="float" office:value="6005.05063388335">
                <text:p>6005.05063388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13.883008419">
                <text:p>8113.883008419</text:p>
              </table:table-cell>
              <table:table-cell office:value-type="float" office:value="5679.7181058933">
                <text:p>5679.7181058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17.356509351">
                <text:p>7717.356509351</text:p>
              </table:table-cell>
              <table:table-cell office:value-type="float" office:value="5402.1495565457">
                <text:p>5402.1495565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73.84123911775">
                <text:p>7373.84123911775</text:p>
              </table:table-cell>
              <table:table-cell office:value-type="float" office:value="5161.68886738243">
                <text:p>5161.68886738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72.48301631175">
                <text:p>7072.48301631175</text:p>
              </table:table-cell>
              <table:table-cell office:value-type="float" office:value="4950.73811141823">
                <text:p>4950.73811141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05.3055654976">
                <text:p>6805.3055654976</text:p>
              </table:table-cell>
              <table:table-cell office:value-type="float" office:value="4763.71389584832">
                <text:p>4763.71389584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6.2979716738">
                <text:p>6566.2979716738</text:p>
              </table:table-cell>
              <table:table-cell office:value-type="float" office:value="4596.40858017166">
                <text:p>4596.40858017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50.83268962915">
                <text:p>6350.83268962915</text:p>
              </table:table-cell>
              <table:table-cell office:value-type="float" office:value="4445.58288274041">
                <text:p>4445.58288274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55.28128088305">
                <text:p>6155.28128088305</text:p>
              </table:table-cell>
              <table:table-cell office:value-type="float" office:value="4308.69689661814">
                <text:p>4308.69689661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76.7530750812">
                <text:p>5976.7530750812</text:p>
              </table:table-cell>
              <table:table-cell office:value-type="float" office:value="4183.72715255684">
                <text:p>4183.72715255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2.91282106945">
                <text:p>5812.91282106945</text:p>
              </table:table-cell>
              <table:table-cell office:value-type="float" office:value="4069.03897474862">
                <text:p>4069.03897474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61.8505729453">
                <text:p>5661.8505729453</text:p>
              </table:table-cell>
              <table:table-cell office:value-type="float" office:value="3963.29540106171">
                <text:p>3963.29540106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21.986997813">
                <text:p>5521.986997813</text:p>
              </table:table-cell>
              <table:table-cell office:value-type="float" office:value="3865.3908984691">
                <text:p>3865.39089846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92.0032433795">
                <text:p>5392.0032433795</text:p>
              </table:table-cell>
              <table:table-cell office:value-type="float" office:value="3774.40227036565">
                <text:p>3774.40227036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70.78817446445">
                <text:p>5270.78817446445</text:p>
              </table:table-cell>
              <table:table-cell office:value-type="float" office:value="3689.55172212511">
                <text:p>3689.55172212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57.39811268185">
                <text:p>5157.39811268185</text:p>
              </table:table-cell>
              <table:table-cell office:value-type="float" office:value="3610.1786788773">
                <text:p>3610.1786788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51.0257216822">
                <text:p>5051.0257216822</text:p>
              </table:table-cell>
              <table:table-cell office:value-type="float" office:value="3535.71800517754">
                <text:p>3535.71800517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50.97567963922">
                <text:p>4950.97567963922</text:p>
              </table:table-cell>
              <table:table-cell office:value-type="float" office:value="3465.68297574746">
                <text:p>3465.68297574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56.64545569238">
                <text:p>4856.64545569238</text:p>
              </table:table-cell>
              <table:table-cell office:value-type="float" office:value="3399.65181898466">
                <text:p>3399.65181898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67.50997112747">
                <text:p>4767.50997112747</text:p>
              </table:table-cell>
              <table:table-cell office:value-type="float" office:value="3337.25697978923">
                <text:p>3337.25697978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83.10925026612">
                <text:p>4683.10925026612</text:p>
              </table:table-cell>
              <table:table-cell office:value-type="float" office:value="3278.17647518628">
                <text:p>3278.17647518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03.03839585788">
                <text:p>4603.03839585788</text:p>
              </table:table-cell>
              <table:table-cell office:value-type="float" office:value="3222.12687710051">
                <text:p>3222.12687710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26.93938891802">
                <text:p>4526.93938891802</text:p>
              </table:table-cell>
              <table:table-cell office:value-type="float" office:value="3168.85757224261">
                <text:p>3168.85757224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54.49433311796">
                <text:p>4454.49433311796</text:p>
              </table:table-cell>
              <table:table-cell office:value-type="float" office:value="3118.14603318257">
                <text:p>3118.14603318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85.4198522824">
                <text:p>4385.4198522824</text:p>
              </table:table-cell>
              <table:table-cell office:value-type="float" office:value="3069.79389659768">
                <text:p>3069.79389659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19.46241536361">
                <text:p>4319.46241536361</text:p>
              </table:table-cell>
              <table:table-cell office:value-type="float" office:value="3023.62369075452">
                <text:p>3023.623690754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56.39441271577">
                <text:p>4256.39441271577</text:p>
              </table:table-cell>
              <table:table-cell office:value-type="float" office:value="2979.47608890104">
                <text:p>2979.47608890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96.01084501919">
                <text:p>4196.01084501919</text:p>
              </table:table-cell>
              <table:table-cell office:value-type="float" office:value="2937.20759151344">
                <text:p>2937.20759151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38.12651491097">
                <text:p>4138.12651491097</text:p>
              </table:table-cell>
              <table:table-cell office:value-type="float" office:value="2896.68856043767">
                <text:p>2896.68856043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82.57363353784">
                <text:p>4082.57363353784</text:p>
              </table:table-cell>
              <table:table-cell office:value-type="float" office:value="2857.80154347648">
                <text:p>2857.80154347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29.19977147112">
                <text:p>4029.19977147112</text:p>
              </table:table-cell>
              <table:table-cell office:value-type="float" office:value="2820.43984002978">
                <text:p>2820.439840029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77.86609691803">
                <text:p>3977.86609691803</text:p>
              </table:table-cell>
              <table:table-cell office:value-type="float" office:value="2784.50626784262">
                <text:p>2784.50626784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28.44585480447">
                <text:p>3928.44585480447</text:p>
              </table:table-cell>
              <table:table-cell office:value-type="float" office:value="2749.91209836313">
                <text:p>2749.91209836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80.8230487506">
                <text:p>3880.8230487506</text:p>
              </table:table-cell>
              <table:table-cell office:value-type="float" office:value="2716.57613412542">
                <text:p>2716.57613412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34.891294707">
                <text:p>3834.891294707</text:p>
              </table:table-cell>
              <table:table-cell office:value-type="float" office:value="2684.4239062949">
                <text:p>2684.4239062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90.55282043997">
                <text:p>3790.55282043997</text:p>
              </table:table-cell>
              <table:table-cell office:value-type="float" office:value="2653.38697430798">
                <text:p>2653.38697430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7.71758942849">
                <text:p>3747.71758942849</text:p>
              </table:table-cell>
              <table:table-cell office:value-type="float" office:value="2623.40231259994">
                <text:p>2623.402312599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6.30253129493">
                <text:p>3706.30253129493</text:p>
              </table:table-cell>
              <table:table-cell office:value-type="float" office:value="2594.41177190645">
                <text:p>2594.411771906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6.23086378879">
                <text:p>3666.23086378879</text:p>
              </table:table-cell>
              <table:table-cell office:value-type="float" office:value="2566.36160465215">
                <text:p>2566.36160465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27.43149372324">
                <text:p>3627.43149372324</text:p>
              </table:table-cell>
              <table:table-cell office:value-type="float" office:value="2539.20204560627">
                <text:p>2539.20204560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89.83848622456">
                <text:p>3589.83848622456</text:p>
              </table:table-cell>
              <table:table-cell office:value-type="float" office:value="2512.88694035719">
                <text:p>2512.886940357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53.39059327378">
                <text:p>3553.39059327378</text:p>
              </table:table-cell>
              <table:table-cell office:value-type="float" office:value="2487.37341529164">
                <text:p>2487.37341529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18.03083386874">
                <text:p>3518.03083386874</text:p>
              </table:table-cell>
              <table:table-cell office:value-type="float" office:value="2462.62158370812">
                <text:p>2462.62158370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83.70611925639">
                <text:p>3483.70611925639</text:p>
              </table:table-cell>
              <table:table-cell office:value-type="float" office:value="2438.59428347947">
                <text:p>2438.59428347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50.36691762699">
                <text:p>3450.36691762699</text:p>
              </table:table-cell>
              <table:table-cell office:value-type="float" office:value="2415.25684233889">
                <text:p>2415.256842338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17.96695345082">
                <text:p>3417.96695345082</text:p>
              </table:table-cell>
              <table:table-cell office:value-type="float" office:value="2392.57686741558">
                <text:p>2392.576867415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6.46293730642">
                <text:p>3386.46293730642</text:p>
              </table:table-cell>
              <table:table-cell office:value-type="float" office:value="2370.5240561145">
                <text:p>2370.5240561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55.81432261098">
                <text:p>3355.81432261098</text:p>
              </table:table-cell>
              <table:table-cell office:value-type="float" office:value="2349.07002582769">
                <text:p>2349.070025827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25.98308614336">
                <text:p>3325.98308614336</text:p>
              </table:table-cell>
              <table:table-cell office:value-type="float" office:value="2328.18816030035">
                <text:p>2328.188160300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6.93352965794">
                <text:p>3296.93352965794</text:p>
              </table:table-cell>
              <table:table-cell office:value-type="float" office:value="2307.85347076056">
                <text:p>2307.85347076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68.63210023496">
                <text:p>3268.63210023496</text:p>
              </table:table-cell>
              <table:table-cell office:value-type="float" office:value="2288.04247016447">
                <text:p>2288.042470164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1.04722731131">
                <text:p>3241.04722731131</text:p>
              </table:table-cell>
              <table:table-cell office:value-type="float" office:value="2268.73305911792">
                <text:p>2268.73305911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4.14917459099">
                <text:p>3214.14917459099</text:p>
              </table:table-cell>
              <table:table-cell office:value-type="float" office:value="2249.9044222137">
                <text:p>2249.9044222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87.90990525786">
                <text:p>3187.90990525786</text:p>
              </table:table-cell>
              <table:table-cell office:value-type="float" office:value="2231.5369336805">
                <text:p>2231.5369336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62.30295909805">
                <text:p>3162.30295909805</text:p>
              </table:table-cell>
              <table:table-cell office:value-type="float" office:value="2213.61207136864">
                <text:p>2213.61207136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37.30334031139">
                <text:p>3137.30334031139</text:p>
              </table:table-cell>
              <table:table-cell office:value-type="float" office:value="2196.11233821798">
                <text:p>2196.11233821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2.88741492745">
                <text:p>3112.88741492745</text:p>
              </table:table-cell>
              <table:table-cell office:value-type="float" office:value="2179.02119044922">
                <text:p>2179.021190449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89.03281687058">
                <text:p>3089.03281687058</text:p>
              </table:table-cell>
              <table:table-cell office:value-type="float" office:value="2162.32297180941">
                <text:p>2162.32297180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65.71836182447">
                <text:p>3065.71836182447</text:p>
              </table:table-cell>
              <table:table-cell office:value-type="float" office:value="2146.00285327713">
                <text:p>2146.00285327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2.92396814354">
                <text:p>3042.92396814354</text:p>
              </table:table-cell>
              <table:table-cell office:value-type="float" office:value="2130.04677770048">
                <text:p>2130.04677770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20.63058413768">
                <text:p>3020.63058413768</text:p>
              </table:table-cell>
              <table:table-cell office:value-type="float" office:value="2114.44140889638">
                <text:p>2114.441408896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98.82012113404">
                <text:p>2998.82012113404</text:p>
              </table:table-cell>
              <table:table-cell office:value-type="float" office:value="2099.17408479383">
                <text:p>2099.17408479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77.47539178017">
                <text:p>2977.47539178017</text:p>
              </table:table-cell>
              <table:table-cell office:value-type="float" office:value="2084.23277424612">
                <text:p>2084.232774246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56.58005311052">
                <text:p>2956.58005311052</text:p>
              </table:table-cell>
              <table:table-cell office:value-type="float" office:value="2069.60603717737">
                <text:p>2069.606037177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36.11855394804">
                <text:p>2936.11855394804</text:p>
              </table:table-cell>
              <table:table-cell office:value-type="float" office:value="2055.28298776363">
                <text:p>2055.282987763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16.07608625482">
                <text:p>2916.07608625482</text:p>
              </table:table-cell>
              <table:table-cell office:value-type="float" office:value="2041.25326037837">
                <text:p>2041.253260378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96.43854008803">
                <text:p>2896.43854008803</text:p>
              </table:table-cell>
              <table:table-cell office:value-type="float" office:value="2027.50697806162">
                <text:p>2027.50697806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77.19246184804">
                <text:p>2877.19246184804</text:p>
              </table:table-cell>
              <table:table-cell office:value-type="float" office:value="2014.03472329362">
                <text:p>2014.03472329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8.32501553873">
                <text:p>2858.32501553873</text:p>
              </table:table-cell>
              <table:table-cell office:value-type="float" office:value="2000.82751087711">
                <text:p>2000.827510877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39.82394678626">
                <text:p>2839.82394678626</text:p>
              </table:table-cell>
              <table:table-cell office:value-type="float" office:value="1987.87676275038">
                <text:p>1987.876762750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21.67754938704">
                <text:p>2821.67754938704</text:p>
              </table:table-cell>
              <table:table-cell office:value-type="float" office:value="1975.17428457093">
                <text:p>1975.17428457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03.87463417852">
                <text:p>2803.87463417852</text:p>
              </table:table-cell>
              <table:table-cell office:value-type="float" office:value="1962.71224392497">
                <text:p>1962.712243924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86.40450004204">
                <text:p>2786.40450004204</text:p>
              </table:table-cell>
              <table:table-cell office:value-type="float" office:value="1950.48315002943">
                <text:p>1950.48315002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69.25690687086">
                <text:p>2769.25690687086</text:p>
              </table:table-cell>
              <table:table-cell office:value-type="float" office:value="1938.47983480961">
                <text:p>1938.47983480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52.4220503441">
                <text:p>2752.4220503441</text:p>
              </table:table-cell>
              <table:table-cell office:value-type="float" office:value="1926.69543524087">
                <text:p>1926.69543524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35.89053836902">
                <text:p>2735.89053836902</text:p>
              </table:table-cell>
              <table:table-cell office:value-type="float" office:value="1915.12337685832">
                <text:p>1915.12337685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19.65336906037">
                <text:p>2719.65336906037</text:p>
              </table:table-cell>
              <table:table-cell office:value-type="float" office:value="1903.75735834226">
                <text:p>1903.757358342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03.70191014084">
                <text:p>2703.70191014084</text:p>
              </table:table-cell>
              <table:table-cell office:value-type="float" office:value="1892.59133709859">
                <text:p>1892.591337098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88.02787965558">
                <text:p>2688.02787965558</text:p>
              </table:table-cell>
              <table:table-cell office:value-type="float" office:value="1881.61951575891">
                <text:p>1881.619515758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2.62332790219">
                <text:p>2672.62332790219</text:p>
              </table:table-cell>
              <table:table-cell office:value-type="float" office:value="1870.83632953153">
                <text:p>1870.83632953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57.48062048718">
                <text:p>2657.48062048718</text:p>
              </table:table-cell>
              <table:table-cell office:value-type="float" office:value="1860.23643434103">
                <text:p>1860.236434341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42.59242242675">
                <text:p>2642.59242242675</text:p>
              </table:table-cell>
              <table:table-cell office:value-type="float" office:value="1849.81469569873">
                <text:p>1849.81469569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27.9516832159">
                <text:p>2627.9516832159</text:p>
              </table:table-cell>
              <table:table-cell office:value-type="float" office:value="1839.56617825113">
                <text:p>1839.56617825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13.55162279911">
                <text:p>2613.55162279911</text:p>
              </table:table-cell>
              <table:table-cell office:value-type="float" office:value="1829.48613595937">
                <text:p>1829.486135959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99.38571837583">
                <text:p>2599.38571837583</text:p>
              </table:table-cell>
              <table:table-cell office:value-type="float" office:value="1819.57000286308">
                <text:p>1819.570002863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85.44769198519">
                <text:p>2585.44769198519</text:p>
              </table:table-cell>
              <table:table-cell office:value-type="float" office:value="1809.81338438963">
                <text:p>1809.81338438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1.73149881522">
                <text:p>2571.73149881522</text:p>
              </table:table-cell>
              <table:table-cell office:value-type="float" office:value="1800.21204917065">
                <text:p>1800.21204917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8.23131618742">
                <text:p>2558.23131618742</text:p>
              </table:table-cell>
              <table:table-cell office:value-type="float" office:value="1790.76192133119">
                <text:p>1790.76192133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4.94153316962">
                <text:p>2544.94153316962</text:p>
              </table:table-cell>
              <table:table-cell office:value-type="float" office:value="1781.45907321873">
                <text:p>1781.459073218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1.85674077807">
                <text:p>2531.85674077807</text:p>
              </table:table-cell>
              <table:table-cell office:value-type="float" office:value="1772.29971854465">
                <text:p>1772.299718544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18.97172272671">
                <text:p>2518.97172272671</text:p>
              </table:table-cell>
              <table:table-cell office:value-type="float" office:value="1763.28020590869">
                <text:p>1763.28020590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6.28144669003">
                <text:p>2506.28144669003</text:p>
              </table:table-cell>
              <table:table-cell office:value-type="float" office:value="1754.39701268302">
                <text:p>1754.39701268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93.78105604449">
                <text:p>2493.78105604449</text:p>
              </table:table-cell>
              <table:table-cell office:value-type="float" office:value="1745.64673923115">
                <text:p>1745.64673923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1.46586205937">
                <text:p>2481.46586205937</text:p>
              </table:table-cell>
              <table:table-cell office:value-type="float" office:value="1737.02610344156">
                <text:p>1737.026103441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69.33133650708">
                <text:p>2469.33133650708</text:p>
              </table:table-cell>
              <table:table-cell office:value-type="float" office:value="1728.53193555496">
                <text:p>1728.531935554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57.3731046675">
                <text:p>2457.3731046675</text:p>
              </table:table-cell>
              <table:table-cell office:value-type="float" office:value="1720.16117326725">
                <text:p>1720.16117326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45.58693870145">
                <text:p>2445.58693870145</text:p>
              </table:table-cell>
              <table:table-cell office:value-type="float" office:value="1711.91085709102">
                <text:p>1711.910857091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33.96875137014">
                <text:p>2433.96875137014</text:p>
              </table:table-cell>
              <table:table-cell office:value-type="float" office:value="1703.7781259591">
                <text:p>1703.77812595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22.51459008002">
                <text:p>2422.51459008002</text:p>
              </table:table-cell>
              <table:table-cell office:value-type="float" office:value="1695.76021305602">
                <text:p>1695.760213056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11.22063123313">
                <text:p>2411.22063123313</text:p>
              </table:table-cell>
              <table:table-cell office:value-type="float" office:value="1687.85444186319">
                <text:p>1687.854441863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0.08317486433">
                <text:p>2400.08317486433</text:p>
              </table:table-cell>
              <table:table-cell office:value-type="float" office:value="1680.05822240503">
                <text:p>1680.058222405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89.09863954823">
                <text:p>2389.09863954823</text:p>
              </table:table-cell>
              <table:table-cell office:value-type="float" office:value="1672.36904768376">
                <text:p>1672.369047683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78.26355756115">
                <text:p>2378.26355756115</text:p>
              </table:table-cell>
              <table:table-cell office:value-type="float" office:value="1664.7844902928">
                <text:p>1664.78449029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7457028123">
                <text:p>2367.57457028123</text:p>
              </table:table-cell>
              <table:table-cell office:value-type="float" office:value="1657.30219919686">
                <text:p>1657.302199196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7.02842381435">
                <text:p>2357.02842381435</text:p>
              </table:table-cell>
              <table:table-cell office:value-type="float" office:value="1649.91989667005">
                <text:p>1649.919896670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46.62196483306">
                <text:p>2346.62196483306</text:p>
              </table:table-cell>
              <table:table-cell office:value-type="float" office:value="1642.63537538314">
                <text:p>1642.635375383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36.35213661483">
                <text:p>2336.35213661483</text:p>
              </table:table-cell>
              <table:table-cell office:value-type="float" office:value="1635.44649563038">
                <text:p>1635.446495630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26.21597526999">
                <text:p>2326.21597526999</text:p>
              </table:table-cell>
              <table:table-cell office:value-type="float" office:value="1628.35118268899">
                <text:p>1628.351182688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6.21060614806">
                <text:p>2316.21060614806</text:p>
              </table:table-cell>
              <table:table-cell office:value-type="float" office:value="1621.34742430364">
                <text:p>1621.347424303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06.33324041234">
                <text:p>2306.33324041234</text:p>
              </table:table-cell>
              <table:table-cell office:value-type="float" office:value="1614.43326828864">
                <text:p>1614.43326828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96.58117177492">
                <text:p>2296.58117177492</text:p>
              </table:table-cell>
              <table:table-cell office:value-type="float" office:value="1607.60682024244">
                <text:p>1607.606820242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86.95177338043">
                <text:p>2286.95177338043</text:p>
              </table:table-cell>
              <table:table-cell office:value-type="float" office:value="1600.8662413663">
                <text:p>1600.86624136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77.44249483388">
                <text:p>2277.44249483388</text:p>
              </table:table-cell>
              <table:table-cell office:value-type="float" office:value="1594.20974638372">
                <text:p>1594.20974638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68.05085936306">
                <text:p>2268.05085936306</text:p>
              </table:table-cell>
              <table:table-cell office:value-type="float" office:value="1587.63560155414">
                <text:p>1587.635601554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58.77446110782">
                <text:p>2258.77446110782</text:p>
              </table:table-cell>
              <table:table-cell office:value-type="float" office:value="1581.14212277548">
                <text:p>1581.142122775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9.61096253127">
                <text:p>2249.61096253127</text:p>
              </table:table-cell>
              <table:table-cell office:value-type="float" office:value="1574.72767377189">
                <text:p>1574.727673771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40.5580919453">
                <text:p>2240.5580919453</text:p>
              </table:table-cell>
              <table:table-cell office:value-type="float" office:value="1568.39066436171">
                <text:p>1568.390664361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31.61364114377">
                <text:p>2231.61364114377</text:p>
              </table:table-cell>
              <table:table-cell office:value-type="float" office:value="1562.12954880064">
                <text:p>1562.129548800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22.77546314098">
                <text:p>2222.77546314098</text:p>
              </table:table-cell>
              <table:table-cell office:value-type="float" office:value="1555.94282419869">
                <text:p>1555.942824198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14.04147000585">
                <text:p>2214.04147000585</text:p>
              </table:table-cell>
              <table:table-cell office:value-type="float" office:value="1549.8290290041">
                <text:p>1549.82902900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05.4096307893">
                <text:p>2205.4096307893</text:p>
              </table:table-cell>
              <table:table-cell office:value-type="float" office:value="1543.78674155251">
                <text:p>1543.786741552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96.8779695416">
                <text:p>2196.8779695416</text:p>
              </table:table-cell>
              <table:table-cell office:value-type="float" office:value="1537.81457867912">
                <text:p>1537.814578679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8.44456341092">
                <text:p>2188.44456341092</text:p>
              </table:table-cell>
              <table:table-cell office:value-type="float" office:value="1531.91119438764">
                <text:p>1531.91119438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80.10754082298">
                <text:p>2180.10754082298</text:p>
              </table:table-cell>
              <table:table-cell office:value-type="float" office:value="1526.07527857609">
                <text:p>1526.075278576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71.86507973697">
                <text:p>2171.86507973697</text:p>
              </table:table-cell>
              <table:table-cell office:value-type="float" office:value="1520.30555581588">
                <text:p>1520.305555815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63.71540597145">
                <text:p>2163.71540597145</text:p>
              </table:table-cell>
              <table:table-cell office:value-type="float" office:value="1514.60078418001">
                <text:p>1514.60078418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55.65679160123">
                <text:p>2155.65679160123</text:p>
              </table:table-cell>
              <table:table-cell office:value-type="float" office:value="1508.95975412086">
                <text:p>1508.95975412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47.68755341756">
                <text:p>2147.68755341756</text:p>
              </table:table-cell>
              <table:table-cell office:value-type="float" office:value="1503.3812873923">
                <text:p>1503.38128739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9.80605145121">
                <text:p>2139.80605145121</text:p>
              </table:table-cell>
              <table:table-cell office:value-type="float" office:value="1497.86423601585">
                <text:p>1497.86423601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2.01068755522">
                <text:p>2132.01068755522</text:p>
              </table:table-cell>
              <table:table-cell office:value-type="float" office:value="1492.40748128865">
                <text:p>1492.40748128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24.29990404326">
                <text:p>2124.29990404326</text:p>
              </table:table-cell>
              <table:table-cell office:value-type="float" office:value="1487.00993283028">
                <text:p>1487.009932830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16.67218238185">
                <text:p>2116.67218238185</text:p>
              </table:table-cell>
              <table:table-cell office:value-type="float" office:value="1481.6705276673">
                <text:p>1481.67052766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09.12604193423">
                <text:p>2109.12604193423</text:p>
              </table:table-cell>
              <table:table-cell office:value-type="float" office:value="1476.38822935396">
                <text:p>1476.388229353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1.66003875338">
                <text:p>2101.66003875338</text:p>
              </table:table-cell>
              <table:table-cell office:value-type="float" office:value="1471.16202712737">
                <text:p>1471.162027127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94.27276442069">
                <text:p>2094.27276442069</text:p>
              </table:table-cell>
              <table:table-cell office:value-type="float" office:value="1465.99093509448">
                <text:p>1465.990935094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86.96284493009">
                <text:p>2086.96284493009</text:p>
              </table:table-cell>
              <table:table-cell office:value-type="float" office:value="1460.87399145106">
                <text:p>1460.873991451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9.72893961479">
                <text:p>2079.72893961479</text:p>
              </table:table-cell>
              <table:table-cell office:value-type="float" office:value="1455.81025773035">
                <text:p>1455.810257730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72.56974011383">
                <text:p>2072.56974011383</text:p>
              </table:table-cell>
              <table:table-cell office:value-type="float" office:value="1450.79881807968">
                <text:p>1450.798818079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65.48396937842">
                <text:p>2065.48396937842</text:p>
              </table:table-cell>
              <table:table-cell office:value-type="float" office:value="1445.8387785649">
                <text:p>1445.83877856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8.4703807149">
                <text:p>2058.4703807149</text:p>
              </table:table-cell>
              <table:table-cell office:value-type="float" office:value="1440.92926650043">
                <text:p>1440.929266500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51.52775686317">
                <text:p>2051.52775686317</text:p>
              </table:table-cell>
              <table:table-cell office:value-type="float" office:value="1436.06942980422">
                <text:p>1436.069429804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44.65490910941">
                <text:p>2044.65490910941</text:p>
              </table:table-cell>
              <table:table-cell office:value-type="float" office:value="1431.25843637659">
                <text:p>1431.258436376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7.85067643087">
                <text:p>2037.85067643087</text:p>
              </table:table-cell>
              <table:table-cell office:value-type="float" office:value="1426.49547350161">
                <text:p>1426.495473501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31.11392467221">
                <text:p>2031.11392467221</text:p>
              </table:table-cell>
              <table:table-cell office:value-type="float" office:value="1421.77974727055">
                <text:p>1421.779747270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24.44354575144">
                <text:p>2024.44354575144</text:p>
              </table:table-cell>
              <table:table-cell office:value-type="float" office:value="1417.11048202601">
                <text:p>1417.11048202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7.8384568938">
                <text:p>2017.8384568938</text:p>
              </table:table-cell>
              <table:table-cell office:value-type="float" office:value="1412.48691982566">
                <text:p>1412.486919825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11.29759989378">
                <text:p>2011.29759989378</text:p>
              </table:table-cell>
              <table:table-cell office:value-type="float" office:value="1407.90831992565">
                <text:p>1407.908319925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4.8199404032">
                <text:p>2004.8199404032</text:p>
              </table:table-cell>
              <table:table-cell office:value-type="float" office:value="1403.37395828224">
                <text:p>1403.37395828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8.40446724356">
                <text:p>1998.40446724356</text:p>
              </table:table-cell>
              <table:table-cell office:value-type="float" office:value="1398.88312707049">
                <text:p>1398.883127070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92.05019174338">
                <text:p>1992.05019174338</text:p>
              </table:table-cell>
              <table:table-cell office:value-type="float" office:value="1394.43513422036">
                <text:p>1394.435134220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85.75614709782">
                <text:p>1985.75614709782</text:p>
              </table:table-cell>
              <table:table-cell office:value-type="float" office:value="1390.02930296847">
                <text:p>1390.029302968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79.52138775132">
                <text:p>1979.52138775132</text:p>
              </table:table-cell>
              <table:table-cell office:value-type="float" office:value="1385.66497142593">
                <text:p>1385.664971425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73.34498880011">
                <text:p>1973.34498880011</text:p>
              </table:table-cell>
              <table:table-cell office:value-type="float" office:value="1381.34149216008">
                <text:p>1381.341492160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67.22604541675">
                <text:p>1967.22604541675</text:p>
              </table:table-cell>
              <table:table-cell office:value-type="float" office:value="1377.05823179173">
                <text:p>1377.058231791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61.16367229245">
                <text:p>1961.16367229245</text:p>
              </table:table-cell>
              <table:table-cell office:value-type="float" office:value="1372.81457060471">
                <text:p>1372.814570604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55.15700309965">
                <text:p>1955.15700309965</text:p>
              </table:table-cell>
              <table:table-cell office:value-type="float" office:value="1368.60990216976">
                <text:p>1368.609902169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49.20518997161">
                <text:p>1949.20518997161</text:p>
              </table:table-cell>
              <table:table-cell office:value-type="float" office:value="1364.44363298013">
                <text:p>1364.443632980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3.30740299984">
                <text:p>1943.30740299984</text:p>
              </table:table-cell>
              <table:table-cell office:value-type="float" office:value="1360.31518209989">
                <text:p>1360.315182099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37.46282974798">
                <text:p>1937.46282974798</text:p>
              </table:table-cell>
              <table:table-cell office:value-type="float" office:value="1356.22398082359">
                <text:p>1356.223980823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1.67067478175">
                <text:p>1931.67067478175</text:p>
              </table:table-cell>
              <table:table-cell office:value-type="float" office:value="1352.16947234723">
                <text:p>1352.169472347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25.93015921396">
                <text:p>1925.93015921396</text:p>
              </table:table-cell>
              <table:table-cell office:value-type="float" office:value="1348.15111144977">
                <text:p>1348.151111449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20.24052026491">
                <text:p>1920.24052026491</text:p>
              </table:table-cell>
              <table:table-cell office:value-type="float" office:value="1344.16836418544">
                <text:p>1344.168364185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14.60101083614">
                <text:p>1914.60101083614</text:p>
              </table:table-cell>
              <table:table-cell office:value-type="float" office:value="1340.22070758529">
                <text:p>1340.22070758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09.01089909899">
                <text:p>1909.01089909899</text:p>
              </table:table-cell>
              <table:table-cell office:value-type="float" office:value="1336.30762936929">
                <text:p>1336.30762936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3.46946809523">
                <text:p>1903.46946809523</text:p>
              </table:table-cell>
              <table:table-cell office:value-type="float" office:value="1332.42862766666">
                <text:p>1332.428627666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97.97601535071">
                <text:p>1897.97601535071</text:p>
              </table:table-cell>
              <table:table-cell office:value-type="float" office:value="1328.5832107455">
                <text:p>1328.58321074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2.52985250166">
                <text:p>1892.52985250166</text:p>
              </table:table-cell>
              <table:table-cell office:value-type="float" office:value="1324.77089675116">
                <text:p>1324.770896751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7.13030493233">
                <text:p>1887.13030493233</text:p>
              </table:table-cell>
              <table:table-cell office:value-type="float" office:value="1320.99121345263">
                <text:p>1320.991213452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81.77671142356">
                <text:p>1881.77671142356</text:p>
              </table:table-cell>
              <table:table-cell office:value-type="float" office:value="1317.24369799649">
                <text:p>1317.243697996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6.4684238132">
                <text:p>1876.4684238132</text:p>
              </table:table-cell>
              <table:table-cell office:value-type="float" office:value="1313.52789666924">
                <text:p>1313.527896669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1.2048066659">
                <text:p>1871.2048066659</text:p>
              </table:table-cell>
              <table:table-cell office:value-type="float" office:value="1309.84336466613">
                <text:p>1309.843364666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65.98523695433">
                <text:p>1865.98523695433</text:p>
              </table:table-cell>
              <table:table-cell office:value-type="float" office:value="1306.18966586803">
                <text:p>1306.189665868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60.80910374855">
                <text:p>1860.80910374855</text:p>
              </table:table-cell>
              <table:table-cell office:value-type="float" office:value="1302.56637262398">
                <text:p>1302.566372623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5.67580791659">
                <text:p>1855.67580791659</text:p>
              </table:table-cell>
              <table:table-cell office:value-type="float" office:value="1298.97306554161">
                <text:p>1298.973065541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0.58476183207">
                <text:p>1850.58476183207</text:p>
              </table:table-cell>
              <table:table-cell office:value-type="float" office:value="1295.40933328245">
                <text:p>1295.409333282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5.53538909267">
                <text:p>1845.53538909267</text:p>
              </table:table-cell>
              <table:table-cell office:value-type="float" office:value="1291.87477236487">
                <text:p>1291.874772364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.52712424539">
                <text:p>1840.52712424539</text:p>
              </table:table-cell>
              <table:table-cell office:value-type="float" office:value="1288.36898697177">
                <text:p>1288.36898697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5.55941252056">
                <text:p>1835.55941252056</text:p>
              </table:table-cell>
              <table:table-cell office:value-type="float" office:value="1284.89158876439">
                <text:p>1284.891588764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30.63170957442">
                <text:p>1830.63170957442</text:p>
              </table:table-cell>
              <table:table-cell office:value-type="float" office:value="1281.4421967021">
                <text:p>1281.44219670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25.74348123721">
                <text:p>1825.74348123721</text:p>
              </table:table-cell>
              <table:table-cell office:value-type="float" office:value="1278.02043686604">
                <text:p>1278.020436866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0.89420327163">
                <text:p>1820.89420327163</text:p>
              </table:table-cell>
              <table:table-cell office:value-type="float" office:value="1274.62594229014">
                <text:p>1274.625942290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16.08336113506">
                <text:p>1816.08336113506</text:p>
              </table:table-cell>
              <table:table-cell office:value-type="float" office:value="1271.25835279454">
                <text:p>1271.258352794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11.3104497516">
                <text:p>1811.3104497516</text:p>
              </table:table-cell>
              <table:table-cell office:value-type="float" office:value="1267.91731482612">
                <text:p>1267.91731482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06.5749732882">
                <text:p>1806.5749732882</text:p>
              </table:table-cell>
              <table:table-cell office:value-type="float" office:value="1264.60248130174">
                <text:p>1264.602481301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1.87644493932">
                <text:p>1801.87644493932</text:p>
              </table:table-cell>
              <table:table-cell office:value-type="float" office:value="1261.31351145752">
                <text:p>1261.313511457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7.21438671576">
                <text:p>1797.21438671576</text:p>
              </table:table-cell>
              <table:table-cell office:value-type="float" office:value="1258.05007070103">
                <text:p>1258.050070701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92.58832924108">
                <text:p>1792.58832924108</text:p>
              </table:table-cell>
              <table:table-cell office:value-type="float" office:value="1254.81183046875">
                <text:p>1254.81183046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87.99781155297">
                <text:p>1787.99781155297</text:p>
              </table:table-cell>
              <table:table-cell office:value-type="float" office:value="1251.59846808708">
                <text:p>1251.598468087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83.44238090995">
                <text:p>1783.44238090995</text:p>
              </table:table-cell>
              <table:table-cell office:value-type="float" office:value="1248.40966663697">
                <text:p>1248.409666636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8.92159260447">
                <text:p>1778.92159260447</text:p>
              </table:table-cell>
              <table:table-cell office:value-type="float" office:value="1245.24511482313">
                <text:p>1245.245114823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74.43500977983">
                <text:p>1774.43500977983</text:p>
              </table:table-cell>
              <table:table-cell office:value-type="float" office:value="1242.10450684588">
                <text:p>1242.104506845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69.98220325331">
                <text:p>1769.98220325331</text:p>
              </table:table-cell>
              <table:table-cell office:value-type="float" office:value="1238.98754227731">
                <text:p>1238.987542277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65.56275134372">
                <text:p>1765.56275134372</text:p>
              </table:table-cell>
              <table:table-cell office:value-type="float" office:value="1235.8939259406">
                <text:p>1235.8939259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